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style:font-name="Times New Roman1" officeooo:paragraph-rsid="00a3f720"/>
    </style:style>
    <style:style style:name="P2" style:family="paragraph" style:parent-style-name="Standard">
      <style:paragraph-properties fo:text-align="center" style:justify-single-word="false"/>
      <style:text-properties style:font-name="Times New Roman1" officeooo:rsid="000b306f" officeooo:paragraph-rsid="00b794c3"/>
    </style:style>
    <style:style style:name="P3" style:family="paragraph" style:parent-style-name="Standard">
      <style:paragraph-properties fo:text-align="justify" style:justify-single-word="false"/>
      <style:text-properties style:font-name="Times New Roman1" officeooo:rsid="000b306f" officeooo:paragraph-rsid="00b794c3"/>
    </style:style>
    <style:style style:name="P4" style:family="paragraph" style:parent-style-name="Standard">
      <style:paragraph-properties fo:text-align="justify" style:justify-single-word="false"/>
      <style:text-properties style:font-name="Times New Roman1" officeooo:rsid="000b306f" officeooo:paragraph-rsid="000b306f"/>
    </style:style>
    <style:style style:name="P5" style:family="paragraph" style:parent-style-name="Standard">
      <style:paragraph-properties fo:text-align="justify" style:justify-single-word="false"/>
      <style:text-properties style:font-name="Times New Roman1" officeooo:rsid="000b306f" officeooo:paragraph-rsid="001dad1e"/>
    </style:style>
    <style:style style:name="P6" style:family="paragraph" style:parent-style-name="Standard">
      <style:paragraph-properties fo:text-align="justify" style:justify-single-word="false"/>
      <style:text-properties style:font-name="Times New Roman1" officeooo:rsid="000b306f" officeooo:paragraph-rsid="01621698"/>
    </style:style>
    <style:style style:name="P7" style:family="paragraph" style:parent-style-name="Standard">
      <style:paragraph-properties fo:text-align="justify" style:justify-single-word="false"/>
      <style:text-properties style:font-name="Times New Roman1" officeooo:rsid="000cdd62" officeooo:paragraph-rsid="000cdd62"/>
    </style:style>
    <style:style style:name="P8" style:family="paragraph" style:parent-style-name="Standard">
      <style:paragraph-properties fo:text-align="justify" style:justify-single-word="false"/>
      <style:text-properties style:font-name="Times New Roman1" officeooo:rsid="000dfc2a" officeooo:paragraph-rsid="000dfc2a"/>
    </style:style>
    <style:style style:name="P9" style:family="paragraph" style:parent-style-name="Standard">
      <style:paragraph-properties fo:text-align="justify" style:justify-single-word="false"/>
      <style:text-properties style:font-name="Times New Roman1" officeooo:rsid="000febcc" officeooo:paragraph-rsid="00a3f720"/>
    </style:style>
    <style:style style:name="P10" style:family="paragraph" style:parent-style-name="Standard">
      <style:paragraph-properties fo:text-align="justify" style:justify-single-word="false"/>
      <style:text-properties style:font-name="Times New Roman1" officeooo:rsid="000febcc" officeooo:paragraph-rsid="000febcc"/>
    </style:style>
    <style:style style:name="P11" style:family="paragraph" style:parent-style-name="Standard">
      <style:paragraph-properties fo:text-align="justify" style:justify-single-word="false"/>
      <style:text-properties style:font-name="Times New Roman1" officeooo:rsid="00120625" officeooo:paragraph-rsid="00120625"/>
    </style:style>
    <style:style style:name="P12" style:family="paragraph" style:parent-style-name="Standard">
      <style:paragraph-properties fo:text-align="justify" style:justify-single-word="false"/>
      <style:text-properties style:font-name="Times New Roman1" officeooo:rsid="00120625" officeooo:paragraph-rsid="001937a8"/>
    </style:style>
    <style:style style:name="P13" style:family="paragraph" style:parent-style-name="Standard">
      <style:paragraph-properties fo:text-align="justify" style:justify-single-word="false"/>
      <style:text-properties style:font-name="Times New Roman1" officeooo:rsid="001937a8" officeooo:paragraph-rsid="001937a8"/>
    </style:style>
    <style:style style:name="P14" style:family="paragraph" style:parent-style-name="Standard">
      <style:paragraph-properties fo:text-align="justify" style:justify-single-word="false"/>
      <style:text-properties style:font-name="Times New Roman1" officeooo:rsid="001abd74" officeooo:paragraph-rsid="001dda1a"/>
    </style:style>
    <style:style style:name="P15" style:family="paragraph" style:parent-style-name="Standard">
      <style:paragraph-properties fo:text-align="justify" style:justify-single-word="false"/>
      <style:text-properties style:font-name="Times New Roman1" officeooo:rsid="001abd74" officeooo:paragraph-rsid="001abd74"/>
    </style:style>
    <style:style style:name="P16" style:family="paragraph" style:parent-style-name="Standard">
      <style:paragraph-properties fo:text-align="justify" style:justify-single-word="false"/>
      <style:text-properties style:font-name="Times New Roman1" officeooo:rsid="001abd74" officeooo:paragraph-rsid="00a3f720"/>
    </style:style>
    <style:style style:name="P17" style:family="paragraph" style:parent-style-name="Standard">
      <style:paragraph-properties fo:text-align="justify" style:justify-single-word="false"/>
      <style:text-properties style:font-name="Times New Roman1" officeooo:rsid="001abd74" officeooo:paragraph-rsid="001f7807"/>
    </style:style>
    <style:style style:name="P18" style:family="paragraph" style:parent-style-name="Standard">
      <style:paragraph-properties fo:text-align="justify" style:justify-single-word="false"/>
      <style:text-properties style:font-name="Times New Roman1" officeooo:rsid="001f7807" officeooo:paragraph-rsid="001f7807"/>
    </style:style>
    <style:style style:name="P19" style:family="paragraph" style:parent-style-name="Standard">
      <style:paragraph-properties fo:text-align="justify" style:justify-single-word="false"/>
      <style:text-properties style:font-name="Times New Roman1" officeooo:rsid="002062d0" officeooo:paragraph-rsid="002062d0"/>
    </style:style>
    <style:style style:name="P20" style:family="paragraph" style:parent-style-name="Standard">
      <style:paragraph-properties fo:text-align="justify" style:justify-single-word="false"/>
      <style:text-properties style:font-name="Times New Roman1" officeooo:rsid="0021cb01" officeooo:paragraph-rsid="0021cb01"/>
    </style:style>
    <style:style style:name="P21" style:family="paragraph" style:parent-style-name="Standard">
      <style:paragraph-properties fo:text-align="justify" style:justify-single-word="false"/>
      <style:text-properties style:font-name="Times New Roman1" officeooo:rsid="002287a1" officeooo:paragraph-rsid="002287a1"/>
    </style:style>
    <style:style style:name="P22" style:family="paragraph" style:parent-style-name="Standard">
      <style:paragraph-properties fo:text-align="justify" style:justify-single-word="false"/>
      <style:text-properties style:font-name="Times New Roman1" officeooo:rsid="002287a1" officeooo:paragraph-rsid="00a3f720"/>
    </style:style>
    <style:style style:name="P23" style:family="paragraph" style:parent-style-name="Standard">
      <style:paragraph-properties fo:text-align="justify" style:justify-single-word="false"/>
      <style:text-properties style:font-name="Times New Roman1" officeooo:rsid="002287a1" officeooo:paragraph-rsid="002302e0"/>
    </style:style>
    <style:style style:name="P24" style:family="paragraph" style:parent-style-name="Standard">
      <style:text-properties style:font-name="Times New Roman1" officeooo:rsid="002287a1" officeooo:paragraph-rsid="002302e0"/>
    </style:style>
    <style:style style:name="P25" style:family="paragraph" style:parent-style-name="Standard">
      <style:paragraph-properties fo:text-align="end" style:justify-single-word="false"/>
      <style:text-properties style:font-name="Times New Roman1" officeooo:rsid="002287a1" officeooo:paragraph-rsid="002302e0"/>
    </style:style>
    <style:style style:name="P26" style:family="paragraph" style:parent-style-name="Standard">
      <style:paragraph-properties fo:text-align="end" style:justify-single-word="false"/>
      <style:text-properties style:font-name="Times New Roman1" officeooo:rsid="002287a1" officeooo:paragraph-rsid="0036ed8b"/>
    </style:style>
    <style:style style:name="P27" style:family="paragraph" style:parent-style-name="Standard">
      <style:paragraph-properties fo:text-align="end" style:justify-single-word="false"/>
      <style:text-properties style:font-name="Times New Roman1" officeooo:rsid="002496a5" officeooo:paragraph-rsid="002496a5"/>
    </style:style>
    <style:style style:name="P28" style:family="paragraph" style:parent-style-name="Standard">
      <style:paragraph-properties fo:text-align="end" style:justify-single-word="false"/>
      <style:text-properties style:font-name="Times New Roman1" officeooo:rsid="002496a5" officeooo:paragraph-rsid="0036ed8b"/>
    </style:style>
    <style:style style:name="P29" style:family="paragraph" style:parent-style-name="Standard">
      <style:paragraph-properties fo:text-align="start" style:justify-single-word="false"/>
      <style:text-properties style:font-name="Times New Roman1" officeooo:rsid="002496a5" officeooo:paragraph-rsid="002496a5"/>
    </style:style>
    <style:style style:name="P30" style:family="paragraph" style:parent-style-name="Standard">
      <style:paragraph-properties fo:text-align="start" style:justify-single-word="false"/>
      <style:text-properties style:font-name="Times New Roman1" officeooo:rsid="002496a5" officeooo:paragraph-rsid="0036ed8b"/>
    </style:style>
    <style:style style:name="P31" style:family="paragraph" style:parent-style-name="Standard">
      <style:paragraph-properties fo:text-align="start" style:justify-single-word="false"/>
      <style:text-properties style:font-name="Times New Roman1" officeooo:rsid="00261b2a" officeooo:paragraph-rsid="0027fcbe"/>
    </style:style>
    <style:style style:name="P32" style:family="paragraph" style:parent-style-name="Standard">
      <style:paragraph-properties fo:text-align="end" style:justify-single-word="false"/>
      <style:text-properties style:font-name="Times New Roman1" officeooo:rsid="0027fcbe" officeooo:paragraph-rsid="0027fcbe"/>
    </style:style>
    <style:style style:name="P33" style:family="paragraph" style:parent-style-name="Standard">
      <style:paragraph-properties fo:text-align="start" style:justify-single-word="false"/>
      <style:text-properties style:font-name="Times New Roman1" officeooo:rsid="0027fcbe" officeooo:paragraph-rsid="0027fcbe"/>
    </style:style>
    <style:style style:name="P34" style:family="paragraph" style:parent-style-name="Standard">
      <style:paragraph-properties fo:text-align="start" style:justify-single-word="false"/>
      <style:text-properties style:font-name="Times New Roman1" fo:font-style="italic" officeooo:rsid="00297c1f" officeooo:paragraph-rsid="00297c1f" style:font-style-asian="italic" style:font-style-complex="italic"/>
    </style:style>
    <style:style style:name="P35" style:family="paragraph" style:parent-style-name="Standard">
      <style:paragraph-properties fo:text-align="end" style:justify-single-word="false"/>
      <style:text-properties style:font-name="Times New Roman1" fo:font-style="italic" officeooo:rsid="00297c1f" officeooo:paragraph-rsid="00297c1f" style:font-style-asian="italic" style:font-style-complex="italic"/>
    </style:style>
    <style:style style:name="P36" style:family="paragraph" style:parent-style-name="Standard">
      <style:paragraph-properties fo:text-align="end" style:justify-single-word="false"/>
      <style:text-properties style:font-name="Times New Roman1" fo:font-style="italic" officeooo:rsid="002e991c" officeooo:paragraph-rsid="00297c1f" style:font-style-asian="italic" style:font-style-complex="italic"/>
    </style:style>
    <style:style style:name="P37" style:family="paragraph" style:parent-style-name="Standard">
      <style:paragraph-properties fo:text-align="justify" style:justify-single-word="false"/>
      <style:text-properties style:font-name="Times New Roman1" fo:font-style="italic" officeooo:rsid="002e991c" officeooo:paragraph-rsid="002e991c" style:font-style-asian="italic" style:font-style-complex="italic"/>
    </style:style>
    <style:style style:name="P38" style:family="paragraph" style:parent-style-name="Standard">
      <style:paragraph-properties fo:text-align="justify" style:justify-single-word="false"/>
      <style:text-properties style:font-name="Times New Roman1" fo:font-style="italic" officeooo:rsid="002f1517" officeooo:paragraph-rsid="002f1517" style:font-style-asian="italic" style:font-style-complex="italic"/>
    </style:style>
    <style:style style:name="P39" style:family="paragraph" style:parent-style-name="Standard">
      <style:paragraph-properties fo:text-align="justify" style:justify-single-word="false"/>
      <style:text-properties style:font-name="Times New Roman1" fo:font-style="italic" officeooo:rsid="00326280" officeooo:paragraph-rsid="00326280" style:font-style-asian="italic" style:font-style-complex="italic"/>
    </style:style>
    <style:style style:name="P40" style:family="paragraph" style:parent-style-name="Standard">
      <style:paragraph-properties fo:text-align="justify" style:justify-single-word="false"/>
      <style:text-properties style:font-name="Times New Roman1" officeooo:rsid="003317de" officeooo:paragraph-rsid="003317de"/>
    </style:style>
    <style:style style:name="P41" style:family="paragraph" style:parent-style-name="Standard">
      <style:paragraph-properties fo:text-align="justify" style:justify-single-word="false"/>
      <style:text-properties style:font-name="Times New Roman1" officeooo:rsid="0035e986" officeooo:paragraph-rsid="0035e986"/>
    </style:style>
    <style:style style:name="P42" style:family="paragraph" style:parent-style-name="Standard">
      <style:paragraph-properties fo:text-align="start" style:justify-single-word="false"/>
      <style:text-properties style:font-name="Times New Roman1" officeooo:rsid="0035e986" officeooo:paragraph-rsid="0035e986"/>
    </style:style>
    <style:style style:name="P43" style:family="paragraph" style:parent-style-name="Standard">
      <style:paragraph-properties fo:text-align="justify" style:justify-single-word="false"/>
      <style:text-properties style:font-name="Times New Roman1" officeooo:rsid="00469905" officeooo:paragraph-rsid="00469905"/>
    </style:style>
    <style:style style:name="P44" style:family="paragraph" style:parent-style-name="Standard">
      <style:paragraph-properties fo:text-align="justify" style:justify-single-word="false"/>
      <style:text-properties style:font-name="Times New Roman1" fo:font-style="normal" officeooo:rsid="00389a26" officeooo:paragraph-rsid="00389a26" style:font-style-asian="normal" style:font-style-complex="normal"/>
    </style:style>
    <style:style style:name="P45" style:family="paragraph" style:parent-style-name="Standard">
      <style:paragraph-properties fo:text-align="justify" style:justify-single-word="false"/>
      <style:text-properties style:font-name="Times New Roman1" fo:font-style="normal" officeooo:rsid="003a49ed" officeooo:paragraph-rsid="00a3f720" style:font-style-asian="normal" style:font-style-complex="normal"/>
    </style:style>
    <style:style style:name="P46" style:family="paragraph" style:parent-style-name="Standard">
      <style:paragraph-properties fo:text-align="justify" style:justify-single-word="false"/>
      <style:text-properties style:font-name="Times New Roman1" fo:font-style="normal" officeooo:rsid="003a49ed" officeooo:paragraph-rsid="003a49ed" style:font-style-asian="normal" style:font-style-complex="normal"/>
    </style:style>
    <style:style style:name="P47" style:family="paragraph" style:parent-style-name="Standard">
      <style:paragraph-properties fo:text-align="justify" style:justify-single-word="false"/>
      <style:text-properties style:font-name="Times New Roman1" fo:font-style="normal" officeooo:rsid="003c5999" officeooo:paragraph-rsid="003c5999" style:font-style-asian="normal" style:font-style-complex="normal"/>
    </style:style>
    <style:style style:name="P48" style:family="paragraph" style:parent-style-name="Standard">
      <style:paragraph-properties fo:text-align="justify" style:justify-single-word="false"/>
      <style:text-properties style:font-name="Times New Roman1" fo:font-style="normal" officeooo:rsid="003ab52c" officeooo:paragraph-rsid="003ab52c" style:font-style-asian="normal" style:font-style-complex="normal"/>
    </style:style>
    <style:style style:name="P49" style:family="paragraph" style:parent-style-name="Standard">
      <style:paragraph-properties fo:text-align="justify" style:justify-single-word="false"/>
      <style:text-properties style:font-name="Times New Roman1" fo:font-style="normal" officeooo:rsid="003ab52c" officeooo:paragraph-rsid="0068f175" style:font-style-asian="normal" style:font-style-complex="normal"/>
    </style:style>
    <style:style style:name="P50" style:family="paragraph" style:parent-style-name="Standard">
      <style:paragraph-properties fo:text-align="justify" style:justify-single-word="false"/>
      <style:text-properties style:font-name="Times New Roman1" fo:font-style="normal" officeooo:rsid="003ab52c" officeooo:paragraph-rsid="01621698" style:font-style-asian="normal" style:font-style-complex="normal"/>
    </style:style>
    <style:style style:name="P51" style:family="paragraph" style:parent-style-name="Standard">
      <style:paragraph-properties fo:text-align="start" style:justify-single-word="false"/>
      <style:text-properties style:font-name="Times New Roman1" fo:font-style="normal" officeooo:rsid="003ab52c" officeooo:paragraph-rsid="003ab52c" style:font-style-asian="normal" style:font-style-complex="normal"/>
    </style:style>
    <style:style style:name="P52" style:family="paragraph" style:parent-style-name="Standard">
      <style:paragraph-properties fo:text-align="center" style:justify-single-word="false"/>
      <style:text-properties style:font-name="Times New Roman1" fo:font-style="normal" officeooo:rsid="003ab52c" officeooo:paragraph-rsid="003ab52c" style:font-style-asian="normal" style:font-style-complex="normal"/>
    </style:style>
    <style:style style:name="P53" style:family="paragraph" style:parent-style-name="Standard">
      <style:paragraph-properties fo:text-align="justify" style:justify-single-word="false"/>
      <style:text-properties style:font-name="Times New Roman1" fo:font-style="normal" officeooo:rsid="006a96f5" officeooo:paragraph-rsid="00a3f720" style:font-style-asian="normal" style:font-style-complex="normal"/>
    </style:style>
    <style:style style:name="P54" style:family="paragraph" style:parent-style-name="Standard">
      <style:paragraph-properties fo:text-align="justify" style:justify-single-word="false"/>
      <style:text-properties style:font-name="Times New Roman1" fo:font-style="normal" officeooo:rsid="0078dd2e" officeooo:paragraph-rsid="00a3f720" style:font-style-asian="normal" style:font-style-complex="normal"/>
    </style:style>
    <style:style style:name="P55" style:family="paragraph" style:parent-style-name="Standard">
      <style:paragraph-properties fo:text-align="justify" style:justify-single-word="false"/>
      <style:text-properties style:font-name="Times New Roman1" fo:font-style="normal" officeooo:rsid="0078dd2e" officeooo:paragraph-rsid="0078dd2e" style:font-style-asian="normal" style:font-style-complex="normal"/>
    </style:style>
    <style:style style:name="P56" style:family="paragraph" style:parent-style-name="Standard">
      <style:paragraph-properties fo:text-align="justify" style:justify-single-word="false"/>
      <style:text-properties style:font-name="Times New Roman1" fo:font-style="normal" officeooo:rsid="0078dd2e" officeooo:paragraph-rsid="008ae94d" style:font-style-asian="normal" style:font-style-complex="normal"/>
    </style:style>
    <style:style style:name="P57" style:family="paragraph" style:parent-style-name="Standard">
      <style:paragraph-properties fo:text-align="justify" style:justify-single-word="false"/>
      <style:text-properties style:font-name="Times New Roman1" fo:font-style="normal" officeooo:rsid="0078dd2e" officeooo:paragraph-rsid="01621698" style:font-style-asian="normal" style:font-style-complex="normal"/>
    </style:style>
    <style:style style:name="P58" style:family="paragraph" style:parent-style-name="Standard">
      <style:paragraph-properties fo:text-align="center" style:justify-single-word="false"/>
      <style:text-properties style:font-name="Times New Roman1" fo:font-style="normal" officeooo:rsid="0078dd2e" officeooo:paragraph-rsid="0078dd2e" style:font-style-asian="normal" style:font-style-complex="normal"/>
    </style:style>
    <style:style style:name="P59" style:family="paragraph" style:parent-style-name="Standard">
      <style:paragraph-properties fo:text-align="center" style:justify-single-word="false"/>
      <style:text-properties style:font-name="Times New Roman1" fo:font-style="normal" officeooo:rsid="0078dd2e" officeooo:paragraph-rsid="008ae94d" style:font-style-asian="normal" style:font-style-complex="normal"/>
    </style:style>
    <style:style style:name="P60" style:family="paragraph" style:parent-style-name="Standard">
      <style:paragraph-properties fo:text-align="justify" style:justify-single-word="false"/>
      <style:text-properties style:font-name="Times New Roman1" fo:font-style="normal" officeooo:rsid="00fe6aa2" officeooo:paragraph-rsid="011012b8" style:font-style-asian="normal" style:font-style-complex="normal"/>
    </style:style>
    <style:style style:name="P61" style:family="paragraph" style:parent-style-name="Standard">
      <style:paragraph-properties fo:text-align="justify" style:justify-single-word="false"/>
      <style:text-properties style:font-name="Times New Roman1" officeooo:rsid="003c5999" officeooo:paragraph-rsid="00a10d8a"/>
    </style:style>
    <style:style style:name="P62" style:family="paragraph" style:parent-style-name="Standard">
      <style:paragraph-properties fo:text-align="justify" style:justify-single-word="false"/>
      <style:text-properties style:font-name="Times New Roman1" officeooo:rsid="003c5999" officeooo:paragraph-rsid="00a3f720"/>
    </style:style>
    <style:style style:name="P63" style:family="paragraph" style:parent-style-name="Standard">
      <style:paragraph-properties fo:text-align="justify" style:justify-single-word="false"/>
      <style:text-properties style:font-name="Times New Roman1" officeooo:rsid="003c5999" officeooo:paragraph-rsid="01621698"/>
    </style:style>
    <style:style style:name="P64" style:family="paragraph" style:parent-style-name="Standard">
      <style:paragraph-properties fo:text-align="justify" style:justify-single-word="false"/>
      <style:text-properties style:font-name="Times New Roman1" officeooo:rsid="004e33b3" officeooo:paragraph-rsid="004e33b3"/>
    </style:style>
    <style:style style:name="P65" style:family="paragraph" style:parent-style-name="Standard">
      <style:paragraph-properties fo:text-align="justify" style:justify-single-word="false"/>
      <style:text-properties style:font-name="Times New Roman1" officeooo:rsid="0096807f" officeooo:paragraph-rsid="0096807f"/>
    </style:style>
    <style:style style:name="P66" style:family="paragraph" style:parent-style-name="Standard">
      <style:paragraph-properties fo:text-align="justify" style:justify-single-word="false"/>
      <style:text-properties style:font-name="Times New Roman1" officeooo:rsid="00ac91fa" officeooo:paragraph-rsid="00ac91fa"/>
    </style:style>
    <style:style style:name="P67" style:family="paragraph" style:parent-style-name="Standard">
      <style:paragraph-properties fo:text-align="justify" style:justify-single-word="false"/>
      <style:text-properties style:font-name="Times New Roman1" officeooo:rsid="00afe593" officeooo:paragraph-rsid="00b1746e"/>
    </style:style>
    <style:style style:name="P68" style:family="paragraph" style:parent-style-name="Standard">
      <style:paragraph-properties fo:text-align="justify" style:justify-single-word="false"/>
      <style:text-properties style:font-name="Times New Roman1" officeooo:rsid="00afe593" officeooo:paragraph-rsid="01621698"/>
    </style:style>
    <style:style style:name="P69" style:family="paragraph" style:parent-style-name="Standard">
      <style:paragraph-properties fo:text-align="justify" style:justify-single-word="false"/>
      <style:text-properties style:font-name="Times New Roman1" officeooo:rsid="00b4535c" officeooo:paragraph-rsid="01621698"/>
    </style:style>
    <style:style style:name="P70" style:family="paragraph" style:parent-style-name="Standard">
      <style:paragraph-properties fo:text-align="start" style:justify-single-word="false"/>
      <style:text-properties style:font-name="Times New Roman1" officeooo:rsid="00b4535c" officeooo:paragraph-rsid="00b4535c"/>
    </style:style>
    <style:style style:name="P71" style:family="paragraph" style:parent-style-name="Standard">
      <style:paragraph-properties fo:text-align="justify" style:justify-single-word="false"/>
      <style:text-properties style:font-name="Times New Roman1" officeooo:rsid="00b47ff1" officeooo:paragraph-rsid="00b47ff1"/>
    </style:style>
    <style:style style:name="P72" style:family="paragraph" style:parent-style-name="Standard">
      <style:paragraph-properties fo:text-align="center" style:justify-single-word="false"/>
      <style:text-properties style:font-name="Times New Roman1" officeooo:rsid="00b47ff1" officeooo:paragraph-rsid="00b47ff1"/>
    </style:style>
    <style:style style:name="P73" style:family="paragraph" style:parent-style-name="Standard">
      <style:paragraph-properties fo:text-align="start" style:justify-single-word="false"/>
      <style:text-properties style:font-name="Times New Roman1" officeooo:rsid="00b47ff1" officeooo:paragraph-rsid="00dc2f74"/>
    </style:style>
    <style:style style:name="P74" style:family="paragraph" style:parent-style-name="Standard">
      <style:text-properties style:font-name="Times New Roman1" officeooo:rsid="00ce57de" officeooo:paragraph-rsid="00ce57de"/>
    </style:style>
    <style:style style:name="P75" style:family="paragraph" style:parent-style-name="Standard">
      <style:text-properties style:font-name="Times New Roman1" officeooo:rsid="005b8fdb" officeooo:paragraph-rsid="0094975f"/>
    </style:style>
    <style:style style:name="P76" style:family="paragraph" style:parent-style-name="Standard">
      <style:paragraph-properties fo:text-align="start" style:justify-single-word="false"/>
      <style:text-properties style:font-name="Times New Roman1" officeooo:rsid="00d42918" officeooo:paragraph-rsid="00d42918"/>
    </style:style>
    <style:style style:name="P77" style:family="paragraph" style:parent-style-name="Standard">
      <style:paragraph-properties fo:text-align="start" style:justify-single-word="false"/>
      <style:text-properties style:font-name="Times New Roman1" officeooo:rsid="00d690f5" officeooo:paragraph-rsid="00d690f5"/>
    </style:style>
    <style:style style:name="P78" style:family="paragraph" style:parent-style-name="Standard">
      <style:paragraph-properties fo:text-align="start" style:justify-single-word="false"/>
      <style:text-properties style:font-name="Times New Roman1" officeooo:rsid="00dea7b3" officeooo:paragraph-rsid="00e0bd49"/>
    </style:style>
    <style:style style:name="P79" style:family="paragraph" style:parent-style-name="Standard">
      <style:paragraph-properties fo:text-align="start" style:justify-single-word="false"/>
      <style:text-properties style:font-name="Times New Roman1" officeooo:rsid="00e0bd49" officeooo:paragraph-rsid="00e0bd49"/>
    </style:style>
    <style:style style:name="P80" style:family="paragraph" style:parent-style-name="Standard">
      <style:paragraph-properties fo:text-align="justify" style:justify-single-word="false"/>
      <style:text-properties style:font-name="Times New Roman1" officeooo:rsid="00e0bd49" officeooo:paragraph-rsid="00e0bd49"/>
    </style:style>
    <style:style style:name="P81" style:family="paragraph" style:parent-style-name="Standard">
      <style:paragraph-properties fo:text-align="justify" style:justify-single-word="false"/>
      <style:text-properties style:font-name="Times New Roman1" officeooo:rsid="00e2f044" officeooo:paragraph-rsid="00e2f044"/>
    </style:style>
    <style:style style:name="P82" style:family="paragraph" style:parent-style-name="Standard">
      <style:paragraph-properties fo:text-align="justify" style:justify-single-word="false"/>
      <style:text-properties style:font-name="Times New Roman1" officeooo:rsid="00e2f044" officeooo:paragraph-rsid="01621698"/>
    </style:style>
    <style:style style:name="P83" style:family="paragraph" style:parent-style-name="Standard">
      <style:text-properties style:font-name="Times New Roman1" officeooo:rsid="00e72655" officeooo:paragraph-rsid="00ce57de"/>
    </style:style>
    <style:style style:name="P84" style:family="paragraph" style:parent-style-name="Standard">
      <style:paragraph-properties fo:text-align="justify" style:justify-single-word="false"/>
      <style:text-properties style:font-name="Times New Roman1" officeooo:rsid="00e72655" officeooo:paragraph-rsid="0160a7e8"/>
    </style:style>
    <style:style style:name="P85" style:family="paragraph" style:parent-style-name="Standard">
      <style:paragraph-properties fo:text-align="justify" style:justify-single-word="false"/>
      <style:text-properties style:font-name="Times New Roman1" officeooo:rsid="00ebcf20" officeooo:paragraph-rsid="00ebcf20"/>
    </style:style>
    <style:style style:name="P86" style:family="paragraph" style:parent-style-name="Standard">
      <style:paragraph-properties fo:text-align="justify" style:justify-single-word="false"/>
      <style:text-properties style:font-name="Times New Roman1" officeooo:rsid="00f1205e" officeooo:paragraph-rsid="00f1205e"/>
    </style:style>
    <style:style style:name="P87" style:family="paragraph" style:parent-style-name="Standard">
      <style:paragraph-properties fo:text-align="justify" style:justify-single-word="false"/>
      <style:text-properties style:font-name="Times New Roman1" officeooo:rsid="00f9d6e0" officeooo:paragraph-rsid="00f9d6e0"/>
    </style:style>
    <style:style style:name="P88" style:family="paragraph" style:parent-style-name="Standard">
      <style:paragraph-properties fo:text-align="justify" style:justify-single-word="false"/>
      <style:text-properties style:font-name="Times New Roman1" officeooo:rsid="00f9d6e0" officeooo:paragraph-rsid="00ff5d15"/>
    </style:style>
    <style:style style:name="P89" style:family="paragraph" style:parent-style-name="Standard">
      <style:paragraph-properties fo:text-align="justify" style:justify-single-word="false"/>
      <style:text-properties style:font-name="Times New Roman1" officeooo:rsid="00f9d6e0" officeooo:paragraph-rsid="01621698"/>
    </style:style>
    <style:style style:name="P90" style:family="paragraph" style:parent-style-name="Standard">
      <style:paragraph-properties fo:text-align="justify" style:justify-single-word="false"/>
      <style:text-properties style:font-name="Times New Roman1" officeooo:rsid="011012b8" officeooo:paragraph-rsid="011012b8"/>
    </style:style>
    <style:style style:name="P91" style:family="paragraph" style:parent-style-name="Standard">
      <style:paragraph-properties fo:text-align="justify" style:justify-single-word="false"/>
      <style:text-properties style:font-name="Times New Roman1" officeooo:rsid="0117d7f6" officeooo:paragraph-rsid="0117d7f6"/>
    </style:style>
    <style:style style:name="P92" style:family="paragraph" style:parent-style-name="Standard">
      <style:paragraph-properties fo:text-align="justify" style:justify-single-word="false"/>
      <style:text-properties style:font-name="Times New Roman1" officeooo:rsid="0117d7f6" officeooo:paragraph-rsid="01621698"/>
    </style:style>
    <style:style style:name="P93" style:family="paragraph" style:parent-style-name="Standard">
      <style:paragraph-properties fo:text-align="justify" style:justify-single-word="false"/>
      <style:text-properties style:font-name="Times New Roman1" officeooo:rsid="0119224a" officeooo:paragraph-rsid="0119224a"/>
    </style:style>
    <style:style style:name="P94" style:family="paragraph" style:parent-style-name="Standard">
      <style:paragraph-properties fo:text-align="center" style:justify-single-word="false"/>
      <style:text-properties style:font-name="Times New Roman1" officeooo:rsid="0119224a" officeooo:paragraph-rsid="0119224a"/>
    </style:style>
    <style:style style:name="P95" style:family="paragraph" style:parent-style-name="Standard">
      <style:paragraph-properties fo:text-align="justify" style:justify-single-word="false"/>
      <style:text-properties style:font-name="Times New Roman1" officeooo:rsid="01198564" officeooo:paragraph-rsid="01198564"/>
    </style:style>
    <style:style style:name="P96" style:family="paragraph" style:parent-style-name="Standard">
      <style:paragraph-properties fo:text-align="justify" style:justify-single-word="false"/>
      <style:text-properties style:font-name="Times New Roman1" officeooo:rsid="01198564" officeooo:paragraph-rsid="01621698"/>
    </style:style>
    <style:style style:name="P97" style:family="paragraph" style:parent-style-name="Standard">
      <style:paragraph-properties fo:text-align="justify" style:justify-single-word="false"/>
      <style:text-properties style:font-name="Times New Roman1" officeooo:rsid="01211501" officeooo:paragraph-rsid="01211501"/>
    </style:style>
    <style:style style:name="P98" style:family="paragraph" style:parent-style-name="Standard">
      <style:paragraph-properties fo:text-align="justify" style:justify-single-word="false"/>
      <style:text-properties style:font-name="Times New Roman1" officeooo:rsid="01236f67" officeooo:paragraph-rsid="01236f67"/>
    </style:style>
    <style:style style:name="P99" style:family="paragraph" style:parent-style-name="Standard">
      <style:paragraph-properties fo:text-align="justify" style:justify-single-word="false"/>
      <style:text-properties style:font-name="Times New Roman1" officeooo:rsid="0123a1c8" officeooo:paragraph-rsid="0123a1c8"/>
    </style:style>
    <style:style style:name="P100" style:family="paragraph" style:parent-style-name="Standard">
      <style:paragraph-properties fo:text-align="justify" style:justify-single-word="false"/>
      <style:text-properties style:font-name="Times New Roman1" officeooo:rsid="01241880" officeooo:paragraph-rsid="01241880"/>
    </style:style>
    <style:style style:name="P101" style:family="paragraph" style:parent-style-name="Standard">
      <style:paragraph-properties fo:text-align="justify" style:justify-single-word="false"/>
      <style:text-properties style:font-name="Times New Roman1" officeooo:rsid="01241880" officeooo:paragraph-rsid="0175866e"/>
    </style:style>
    <style:style style:name="P102" style:family="paragraph" style:parent-style-name="Standard">
      <style:paragraph-properties fo:text-align="justify" style:justify-single-word="false"/>
      <style:text-properties style:font-name="Times New Roman1" officeooo:rsid="012614ba" officeooo:paragraph-rsid="012614ba"/>
    </style:style>
    <style:style style:name="P103" style:family="paragraph" style:parent-style-name="Standard">
      <style:paragraph-properties fo:text-align="justify" style:justify-single-word="false"/>
      <style:text-properties style:font-name="Times New Roman1" officeooo:rsid="0127cce3" officeooo:paragraph-rsid="0127cce3"/>
    </style:style>
    <style:style style:name="P104" style:family="paragraph" style:parent-style-name="Standard">
      <style:paragraph-properties fo:text-align="justify" style:justify-single-word="false"/>
      <style:text-properties style:font-name="Times New Roman1" officeooo:rsid="0129aa66" officeooo:paragraph-rsid="0129aa66"/>
    </style:style>
    <style:style style:name="P105" style:family="paragraph" style:parent-style-name="Standard">
      <style:paragraph-properties fo:text-align="justify" style:justify-single-word="false"/>
      <style:text-properties style:font-name="Times New Roman1" officeooo:rsid="012a870c" officeooo:paragraph-rsid="012ebba6"/>
    </style:style>
    <style:style style:name="P106" style:family="paragraph" style:parent-style-name="Standard">
      <style:paragraph-properties fo:text-align="justify" style:justify-single-word="false"/>
      <style:text-properties style:font-name="Times New Roman1" officeooo:rsid="012a870c" officeooo:paragraph-rsid="013067f3"/>
    </style:style>
    <style:style style:name="P107" style:family="paragraph" style:parent-style-name="Standard">
      <style:paragraph-properties fo:text-align="justify" style:justify-single-word="false"/>
      <style:text-properties style:font-name="Times New Roman1" officeooo:rsid="012a870c" officeooo:paragraph-rsid="0131d73e"/>
    </style:style>
    <style:style style:name="P108" style:family="paragraph" style:parent-style-name="Standard">
      <style:paragraph-properties fo:text-align="justify" style:justify-single-word="false"/>
      <style:text-properties style:font-name="Times New Roman1" officeooo:rsid="012a870c" officeooo:paragraph-rsid="017833d6"/>
    </style:style>
    <style:style style:name="P109" style:family="paragraph" style:parent-style-name="Standard">
      <style:paragraph-properties fo:text-align="justify" style:justify-single-word="false"/>
      <style:text-properties style:font-name="Times New Roman1" officeooo:rsid="012a870c" officeooo:paragraph-rsid="01792e5c"/>
    </style:style>
    <style:style style:name="P110" style:family="paragraph" style:parent-style-name="Standard">
      <style:paragraph-properties fo:text-align="center" style:justify-single-word="false"/>
      <style:text-properties style:font-name="Times New Roman1" officeooo:rsid="012a870c" officeooo:paragraph-rsid="012ebba6"/>
    </style:style>
    <style:style style:name="P111" style:family="paragraph" style:parent-style-name="Standard">
      <style:paragraph-properties fo:text-align="center" style:justify-single-word="false"/>
      <style:text-properties style:font-name="Times New Roman1" officeooo:rsid="012a870c" officeooo:paragraph-rsid="012fd86c"/>
    </style:style>
    <style:style style:name="P112" style:family="paragraph" style:parent-style-name="Standard">
      <style:paragraph-properties fo:text-align="justify" style:justify-single-word="false"/>
      <style:text-properties style:font-name="Times New Roman1" officeooo:rsid="0131d73e" officeooo:paragraph-rsid="0131d73e"/>
    </style:style>
    <style:style style:name="P113" style:family="paragraph" style:parent-style-name="Standard">
      <style:paragraph-properties fo:text-align="justify" style:justify-single-word="false"/>
      <style:text-properties style:font-name="Times New Roman1" officeooo:rsid="0133b74f" officeooo:paragraph-rsid="0133b74f"/>
    </style:style>
    <style:style style:name="P114" style:family="paragraph" style:parent-style-name="Standard">
      <style:text-properties style:font-name="Times New Roman1" officeooo:rsid="014c2b42" officeooo:paragraph-rsid="014c2b42"/>
    </style:style>
    <style:style style:name="P115" style:family="paragraph" style:parent-style-name="Standard">
      <style:text-properties style:font-name="Times New Roman1" officeooo:rsid="014d637f" officeooo:paragraph-rsid="014d637f"/>
    </style:style>
    <style:style style:name="P116" style:family="paragraph" style:parent-style-name="Standard">
      <style:paragraph-properties fo:text-align="justify" style:justify-single-word="false"/>
      <style:text-properties style:font-name="Times New Roman1" officeooo:rsid="0152148b" officeooo:paragraph-rsid="0152148b"/>
    </style:style>
    <style:style style:name="P117" style:family="paragraph" style:parent-style-name="Standard">
      <style:paragraph-properties fo:text-align="justify" style:justify-single-word="false"/>
      <style:text-properties style:font-name="Times New Roman1" officeooo:rsid="0159a31f" officeooo:paragraph-rsid="0159a31f"/>
    </style:style>
    <style:style style:name="P118" style:family="paragraph" style:parent-style-name="Standard">
      <style:paragraph-properties fo:text-align="justify" style:justify-single-word="false"/>
      <style:text-properties style:font-name="Times New Roman1" officeooo:rsid="0167cfac" officeooo:paragraph-rsid="0167cfac"/>
    </style:style>
    <style:style style:name="P119" style:family="paragraph" style:parent-style-name="Standard">
      <style:paragraph-properties fo:text-align="justify" style:justify-single-word="false"/>
      <style:text-properties style:font-name="Times New Roman1" officeooo:rsid="016828e8" officeooo:paragraph-rsid="016828e8"/>
    </style:style>
    <style:style style:name="P120" style:family="paragraph" style:parent-style-name="Standard">
      <style:paragraph-properties fo:text-align="justify" style:justify-single-word="false"/>
      <style:text-properties style:font-name="Times New Roman1" officeooo:rsid="0168ec54" officeooo:paragraph-rsid="0168ec54"/>
    </style:style>
    <style:style style:name="P121" style:family="paragraph" style:parent-style-name="Standard">
      <style:paragraph-properties fo:text-align="justify" style:justify-single-word="false"/>
      <style:text-properties style:font-name="Times New Roman1" officeooo:rsid="0169adc8" officeooo:paragraph-rsid="0169adc8"/>
    </style:style>
    <style:style style:name="P122" style:family="paragraph" style:parent-style-name="Standard">
      <style:paragraph-properties fo:text-align="center" style:justify-single-word="false"/>
      <style:text-properties style:font-name="Times New Roman1" officeooo:rsid="016a57c8" officeooo:paragraph-rsid="016a57c8"/>
    </style:style>
    <style:style style:name="P123" style:family="paragraph" style:parent-style-name="Standard">
      <style:paragraph-properties fo:text-align="justify" style:justify-single-word="false"/>
      <style:text-properties style:font-name="Times New Roman1" officeooo:rsid="017ac67d" officeooo:paragraph-rsid="017ac67d"/>
    </style:style>
    <style:style style:name="P124" style:family="paragraph" style:parent-style-name="Standard">
      <style:paragraph-properties fo:text-align="start" style:justify-single-word="false"/>
      <style:text-properties officeooo:rsid="00d690f5" officeooo:paragraph-rsid="00d690f5"/>
    </style:style>
    <style:style style:name="P125" style:family="paragraph" style:parent-style-name="Standard">
      <style:paragraph-properties fo:text-align="start" style:justify-single-word="false"/>
      <style:text-properties officeooo:rsid="00f9d6e0" officeooo:paragraph-rsid="00f9d6e0"/>
    </style:style>
    <style:style style:name="P126" style:family="paragraph" style:parent-style-name="Standard">
      <style:paragraph-properties fo:text-align="start" style:justify-single-word="false"/>
      <style:text-properties officeooo:rsid="00ffd2cf" officeooo:paragraph-rsid="00ffd2cf"/>
    </style:style>
    <style:style style:name="P127" style:family="paragraph" style:parent-style-name="Standard">
      <style:paragraph-properties fo:text-align="start" style:justify-single-word="false"/>
      <style:text-properties officeooo:rsid="010186ef" officeooo:paragraph-rsid="010186ef"/>
    </style:style>
    <style:style style:name="P128" style:family="paragraph" style:parent-style-name="Standard">
      <style:paragraph-properties fo:text-align="start" style:justify-single-word="false"/>
      <style:text-properties officeooo:rsid="0101da21" officeooo:paragraph-rsid="0101da21"/>
    </style:style>
    <style:style style:name="T1" style:family="text">
      <style:text-properties officeooo:rsid="000cdd62"/>
    </style:style>
    <style:style style:name="T2" style:family="text">
      <style:text-properties officeooo:rsid="000dd408"/>
    </style:style>
    <style:style style:name="T3" style:family="text">
      <style:text-properties officeooo:rsid="000febcc"/>
    </style:style>
    <style:style style:name="T4" style:family="text">
      <style:text-properties officeooo:rsid="0010251a"/>
    </style:style>
    <style:style style:name="T5" style:family="text">
      <style:text-properties officeooo:rsid="00120625"/>
    </style:style>
    <style:style style:name="T6" style:family="text">
      <style:text-properties officeooo:rsid="0013d9f8"/>
    </style:style>
    <style:style style:name="T7" style:family="text">
      <style:text-properties officeooo:rsid="001532b3"/>
    </style:style>
    <style:style style:name="T8" style:family="text">
      <style:text-properties officeooo:rsid="0017155f"/>
    </style:style>
    <style:style style:name="T9" style:family="text">
      <style:text-properties officeooo:rsid="001abd74"/>
    </style:style>
    <style:style style:name="T10" style:family="text">
      <style:text-properties officeooo:rsid="001dad1e"/>
    </style:style>
    <style:style style:name="T11" style:family="text">
      <style:text-properties officeooo:rsid="001dda1a"/>
    </style:style>
    <style:style style:name="T12" style:family="text">
      <style:text-properties officeooo:rsid="001f7807"/>
    </style:style>
    <style:style style:name="T13" style:family="text">
      <style:text-properties officeooo:rsid="002062d0"/>
    </style:style>
    <style:style style:name="T14" style:family="text">
      <style:text-properties officeooo:rsid="0021cb01"/>
    </style:style>
    <style:style style:name="T15" style:family="text">
      <style:text-properties officeooo:rsid="002287a1"/>
    </style:style>
    <style:style style:name="T16" style:family="text">
      <style:text-properties officeooo:rsid="002302e0"/>
    </style:style>
    <style:style style:name="T17" style:family="text">
      <style:text-properties fo:font-style="italic" style:font-style-asian="italic" style:font-style-complex="italic"/>
    </style:style>
    <style:style style:name="T18" style:family="text">
      <style:text-properties fo:font-style="italic" officeooo:rsid="002496a5" style:font-style-asian="italic" style:font-style-complex="italic"/>
    </style:style>
    <style:style style:name="T19" style:family="text">
      <style:text-properties fo:font-style="italic" officeooo:rsid="00261b2a" style:font-style-asian="italic" style:font-style-complex="italic"/>
    </style:style>
    <style:style style:name="T20" style:family="text">
      <style:text-properties fo:font-style="italic" officeooo:rsid="0027fcbe" style:font-style-asian="italic" style:font-style-complex="italic"/>
    </style:style>
    <style:style style:name="T21" style:family="text">
      <style:text-properties fo:font-style="italic" officeooo:rsid="0036ed8b" style:font-style-asian="italic" style:font-style-complex="italic"/>
    </style:style>
    <style:style style:name="T22" style:family="text">
      <style:text-properties fo:font-style="italic" officeooo:rsid="003b056b" style:font-style-asian="italic" style:font-style-complex="italic"/>
    </style:style>
    <style:style style:name="T23" style:family="text">
      <style:text-properties fo:font-style="italic" officeooo:rsid="003d9996" style:font-style-asian="italic" style:font-style-complex="italic"/>
    </style:style>
    <style:style style:name="T24" style:family="text">
      <style:text-properties fo:font-style="italic" officeooo:rsid="0043308d" style:font-style-asian="italic" style:font-style-complex="italic"/>
    </style:style>
    <style:style style:name="T25" style:family="text">
      <style:text-properties fo:font-style="italic" officeooo:rsid="009b5842" style:font-style-asian="italic" style:font-style-complex="italic"/>
    </style:style>
    <style:style style:name="T26" style:family="text">
      <style:text-properties fo:font-style="italic" officeooo:rsid="00a36176" style:font-style-asian="italic" style:font-style-complex="italic"/>
    </style:style>
    <style:style style:name="T27" style:family="text">
      <style:text-properties fo:font-style="italic" officeooo:rsid="00ca9f4d" style:font-style-asian="italic" style:font-style-complex="italic"/>
    </style:style>
    <style:style style:name="T28" style:family="text">
      <style:text-properties fo:font-style="italic" officeooo:rsid="0175866e" style:font-style-asian="italic" style:font-style-complex="italic"/>
    </style:style>
    <style:style style:name="T29" style:family="text">
      <style:text-properties officeooo:rsid="002cc290"/>
    </style:style>
    <style:style style:name="T30" style:family="text">
      <style:text-properties officeooo:rsid="002d3123"/>
    </style:style>
    <style:style style:name="T31" style:family="text">
      <style:text-properties officeooo:rsid="002e991c"/>
    </style:style>
    <style:style style:name="T32" style:family="text">
      <style:text-properties fo:font-style="normal" fo:font-weight="normal" style:font-style-asian="normal" style:font-weight-asian="normal" style:font-style-complex="normal" style:font-weight-complex="normal"/>
    </style:style>
    <style:style style:name="T33" style:family="text">
      <style:text-properties fo:font-style="normal" fo:font-weight="normal" officeooo:rsid="002f1517" style:font-style-asian="normal" style:font-weight-asian="normal" style:font-style-complex="normal" style:font-weight-complex="normal"/>
    </style:style>
    <style:style style:name="T34" style:family="text">
      <style:text-properties fo:font-style="normal" fo:font-weight="normal" officeooo:rsid="0030c506" style:font-style-asian="normal" style:font-weight-asian="normal" style:font-style-complex="normal" style:font-weight-complex="normal"/>
    </style:style>
    <style:style style:name="T35" style:family="text">
      <style:text-properties fo:font-style="normal" fo:font-weight="normal" officeooo:rsid="003317de" style:font-style-asian="normal" style:font-weight-asian="normal" style:font-style-complex="normal" style:font-weight-complex="normal"/>
    </style:style>
    <style:style style:name="T36" style:family="text">
      <style:text-properties fo:font-style="normal" fo:font-weight="normal" officeooo:rsid="003517c2" style:font-style-asian="normal" style:font-weight-asian="normal" style:font-style-complex="normal" style:font-weight-complex="normal"/>
    </style:style>
    <style:style style:name="T37" style:family="text">
      <style:text-properties fo:font-style="normal" fo:font-weight="normal" officeooo:rsid="00450d8c" style:font-style-asian="normal" style:font-weight-asian="normal" style:font-style-complex="normal" style:font-weight-complex="normal"/>
    </style:style>
    <style:style style:name="T38" style:family="text">
      <style:text-properties fo:font-style="normal" fo:font-weight="normal" officeooo:rsid="004bb052" style:font-style-asian="normal" style:font-weight-asian="normal" style:font-style-complex="normal" style:font-weight-complex="normal"/>
    </style:style>
    <style:style style:name="T39" style:family="text">
      <style:text-properties fo:font-style="normal" fo:font-weight="normal" officeooo:rsid="009ce95c" style:font-style-asian="normal" style:font-weight-asian="normal" style:font-style-complex="normal" style:font-weight-complex="normal"/>
    </style:style>
    <style:style style:name="T40" style:family="text">
      <style:text-properties fo:font-style="normal" fo:font-weight="normal" officeooo:rsid="00c603ef" style:font-style-asian="normal" style:font-weight-asian="normal" style:font-style-complex="normal" style:font-weight-complex="normal"/>
    </style:style>
    <style:style style:name="T41" style:family="text">
      <style:text-properties fo:font-style="normal" fo:font-weight="normal" officeooo:rsid="00d11ccd" style:font-style-asian="normal" style:font-weight-asian="normal" style:font-style-complex="normal" style:font-weight-complex="normal"/>
    </style:style>
    <style:style style:name="T42" style:family="text">
      <style:text-properties fo:font-style="normal" fo:font-weight="normal" officeooo:rsid="011a4956" style:font-style-asian="normal" style:font-weight-asian="normal" style:font-style-complex="normal" style:font-weight-complex="normal"/>
    </style:style>
    <style:style style:name="T43" style:family="text">
      <style:text-properties fo:font-style="normal" fo:font-weight="normal" officeooo:rsid="011b4f9a" style:font-style-asian="normal" style:font-weight-asian="normal" style:font-style-complex="normal" style:font-weight-complex="normal"/>
    </style:style>
    <style:style style:name="T44" style:family="text">
      <style:text-properties fo:font-variant="normal" fo:text-transform="none" fo:color="#000000" fo:font-size="12pt" fo:letter-spacing="normal" fo:font-style="normal" fo:font-weight="normal" officeooo:rsid="003317de" style:font-size-asian="12pt" style:font-style-asian="normal" style:font-weight-asian="normal" style:font-size-complex="12pt" style:font-style-complex="normal" style:font-weight-complex="normal"/>
    </style:style>
    <style:style style:name="T45" style:family="text">
      <style:text-properties fo:font-variant="normal" fo:text-transform="none" fo:color="#545454" style:font-name="Times New Roman1" fo:font-size="12pt" fo:letter-spacing="normal" fo:font-style="normal" fo:font-weight="normal" style:font-size-asian="12pt" style:font-style-asian="normal" style:font-weight-asian="normal" style:font-size-complex="12pt" style:font-style-complex="normal" style:font-weight-complex="normal"/>
    </style:style>
    <style:style style:name="T46" style:family="text">
      <style:text-properties fo:font-variant="normal" fo:text-transform="none" fo:color="#6a6a6a" style:font-name="Times New Roman1" fo:font-size="12pt" fo:letter-spacing="normal" fo:font-style="normal" fo:font-weight="bold" style:font-size-asian="12pt" style:font-weight-asian="normal" style:font-size-complex="12pt" style:font-weight-complex="normal"/>
    </style:style>
    <style:style style:name="T4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48" style:family="text">
      <style:text-properties fo:font-size="12pt" fo:font-style="normal" fo:font-weight="normal" officeooo:rsid="003317de" style:font-size-asian="12pt" style:font-style-asian="normal" style:font-weight-asian="normal" style:font-size-complex="12pt" style:font-style-complex="normal" style:font-weight-complex="normal"/>
    </style:style>
    <style:style style:name="T49" style:family="text">
      <style:text-properties fo:font-size="12pt" fo:font-style="normal" fo:font-weight="normal" officeooo:rsid="003517c2" style:font-size-asian="12pt" style:font-style-asian="normal" style:font-weight-asian="normal" style:font-size-complex="12pt" style:font-style-complex="normal" style:font-weight-complex="normal"/>
    </style:style>
    <style:style style:name="T50" style:family="text">
      <style:text-properties fo:font-size="12pt" fo:font-style="normal" fo:font-weight="normal" officeooo:rsid="0035e986" style:font-size-asian="12pt" style:font-style-asian="normal" style:font-weight-asian="normal" style:font-size-complex="12pt" style:font-style-complex="normal" style:font-weight-complex="normal"/>
    </style:style>
    <style:style style:name="T51" style:family="text">
      <style:text-properties fo:font-size="12pt" fo:font-style="normal" fo:font-weight="normal" officeooo:rsid="003d9996" style:font-size-asian="12pt" style:font-style-asian="normal" style:font-weight-asian="normal" style:font-size-complex="12pt" style:font-style-complex="normal" style:font-weight-complex="normal"/>
    </style:style>
    <style:style style:name="T52" style:family="text">
      <style:text-properties fo:font-size="12pt" fo:font-style="normal" fo:font-weight="normal" officeooo:rsid="003e9602" style:font-size-asian="12pt" style:font-style-asian="normal" style:font-weight-asian="normal" style:font-size-complex="12pt" style:font-style-complex="normal" style:font-weight-complex="normal"/>
    </style:style>
    <style:style style:name="T53" style:family="text">
      <style:text-properties fo:font-size="12pt" fo:font-style="normal" fo:font-weight="normal" officeooo:rsid="004018a4" style:font-size-asian="12pt" style:font-style-asian="normal" style:font-weight-asian="normal" style:font-size-complex="12pt" style:font-style-complex="normal" style:font-weight-complex="normal"/>
    </style:style>
    <style:style style:name="T54" style:family="text">
      <style:text-properties fo:font-size="12pt" fo:font-style="normal" fo:font-weight="normal" officeooo:rsid="004084bc" style:font-size-asian="12pt" style:font-style-asian="normal" style:font-weight-asian="normal" style:font-size-complex="12pt" style:font-style-complex="normal" style:font-weight-complex="normal"/>
    </style:style>
    <style:style style:name="T55" style:family="text">
      <style:text-properties fo:font-size="12pt" fo:font-style="normal" fo:font-weight="normal" officeooo:rsid="00410a29" style:font-size-asian="12pt" style:font-style-asian="normal" style:font-weight-asian="normal" style:font-size-complex="12pt" style:font-style-complex="normal" style:font-weight-complex="normal"/>
    </style:style>
    <style:style style:name="T56" style:family="text">
      <style:text-properties fo:font-size="12pt" fo:font-style="normal" fo:font-weight="normal" officeooo:rsid="004171f0" style:font-size-asian="12pt" style:font-style-asian="normal" style:font-weight-asian="normal" style:font-size-complex="12pt" style:font-style-complex="normal" style:font-weight-complex="normal"/>
    </style:style>
    <style:style style:name="T57" style:family="text">
      <style:text-properties fo:font-size="12pt" fo:font-style="normal" fo:font-weight="normal" officeooo:rsid="00450d8c" style:font-size-asian="12pt" style:font-style-asian="normal" style:font-weight-asian="normal" style:font-size-complex="12pt" style:font-style-complex="normal" style:font-weight-complex="normal"/>
    </style:style>
    <style:style style:name="T58" style:family="text">
      <style:text-properties fo:font-size="12pt" fo:font-style="normal" fo:font-weight="normal" officeooo:rsid="00466111" style:font-size-asian="12pt" style:font-style-asian="normal" style:font-weight-asian="normal" style:font-size-complex="12pt" style:font-style-complex="normal" style:font-weight-complex="normal"/>
    </style:style>
    <style:style style:name="T59" style:family="text">
      <style:text-properties fo:font-size="12pt" fo:font-style="normal" fo:font-weight="normal" officeooo:rsid="00469905" style:font-size-asian="12pt" style:font-style-asian="normal" style:font-weight-asian="normal" style:font-size-complex="12pt" style:font-style-complex="normal" style:font-weight-complex="normal"/>
    </style:style>
    <style:style style:name="T60" style:family="text">
      <style:text-properties fo:font-size="12pt" fo:font-style="normal" fo:font-weight="normal" officeooo:rsid="0046df86" style:font-size-asian="12pt" style:font-style-asian="normal" style:font-weight-asian="normal" style:font-size-complex="12pt" style:font-style-complex="normal" style:font-weight-complex="normal"/>
    </style:style>
    <style:style style:name="T61" style:family="text">
      <style:text-properties fo:font-size="12pt" fo:font-style="normal" fo:font-weight="normal" officeooo:rsid="0046dfbb" style:font-size-asian="12pt" style:font-style-asian="normal" style:font-weight-asian="normal" style:font-size-complex="12pt" style:font-style-complex="normal" style:font-weight-complex="normal"/>
    </style:style>
    <style:style style:name="T62" style:family="text">
      <style:text-properties fo:font-size="12pt" fo:font-style="normal" fo:font-weight="normal" officeooo:rsid="0048d9cd" style:font-size-asian="12pt" style:font-style-asian="normal" style:font-weight-asian="normal" style:font-size-complex="12pt" style:font-style-complex="normal" style:font-weight-complex="normal"/>
    </style:style>
    <style:style style:name="T63" style:family="text">
      <style:text-properties fo:font-size="12pt" fo:font-style="normal" fo:font-weight="normal" officeooo:rsid="004bbcdb" style:font-size-asian="12pt" style:font-style-asian="normal" style:font-weight-asian="normal" style:font-size-complex="12pt" style:font-style-complex="normal" style:font-weight-complex="normal"/>
    </style:style>
    <style:style style:name="T64" style:family="text">
      <style:text-properties fo:font-size="12pt" fo:font-style="normal" fo:font-weight="normal" officeooo:rsid="004e33b3" style:font-size-asian="12pt" style:font-style-asian="normal" style:font-weight-asian="normal" style:font-size-complex="12pt" style:font-style-complex="normal" style:font-weight-complex="normal"/>
    </style:style>
    <style:style style:name="T65" style:family="text">
      <style:text-properties fo:font-size="12pt" fo:font-style="normal" fo:font-weight="normal" officeooo:rsid="004f1f56" style:font-size-asian="12pt" style:font-style-asian="normal" style:font-weight-asian="normal" style:font-size-complex="12pt" style:font-style-complex="normal" style:font-weight-complex="normal"/>
    </style:style>
    <style:style style:name="T66" style:family="text">
      <style:text-properties fo:font-size="12pt" fo:font-style="normal" fo:font-weight="normal" officeooo:rsid="005fa92f" style:font-size-asian="12pt" style:font-style-asian="normal" style:font-weight-asian="normal" style:font-size-complex="12pt" style:font-style-complex="normal" style:font-weight-complex="normal"/>
    </style:style>
    <style:style style:name="T67" style:family="text">
      <style:text-properties fo:font-size="12pt" fo:font-style="normal" fo:font-weight="normal" officeooo:rsid="006087eb" style:font-size-asian="12pt" style:font-style-asian="normal" style:font-weight-asian="normal" style:font-size-complex="12pt" style:font-style-complex="normal" style:font-weight-complex="normal"/>
    </style:style>
    <style:style style:name="T68" style:family="text">
      <style:text-properties fo:font-size="12pt" fo:font-style="normal" fo:font-weight="normal" officeooo:rsid="00610d2d" style:font-size-asian="12pt" style:font-style-asian="normal" style:font-weight-asian="normal" style:font-size-complex="12pt" style:font-style-complex="normal" style:font-weight-complex="normal"/>
    </style:style>
    <style:style style:name="T69" style:family="text">
      <style:text-properties fo:font-size="12pt" fo:font-style="normal" fo:font-weight="normal" officeooo:rsid="00776156" style:font-size-asian="12pt" style:font-style-asian="normal" style:font-weight-asian="normal" style:font-size-complex="12pt" style:font-style-complex="normal" style:font-weight-complex="normal"/>
    </style:style>
    <style:style style:name="T70" style:family="text">
      <style:text-properties fo:font-size="12pt" fo:font-style="normal" fo:font-weight="normal" officeooo:rsid="008cd5de" style:font-size-asian="12pt" style:font-style-asian="normal" style:font-weight-asian="normal" style:font-size-complex="12pt" style:font-style-complex="normal" style:font-weight-complex="normal"/>
    </style:style>
    <style:style style:name="T71" style:family="text">
      <style:text-properties fo:font-size="12pt" fo:font-style="normal" fo:font-weight="normal" officeooo:rsid="008d25ce" style:font-size-asian="12pt" style:font-style-asian="normal" style:font-weight-asian="normal" style:font-size-complex="12pt" style:font-style-complex="normal" style:font-weight-complex="normal"/>
    </style:style>
    <style:style style:name="T72" style:family="text">
      <style:text-properties fo:font-size="12pt" fo:font-style="normal" fo:font-weight="normal" officeooo:rsid="00552931" style:font-size-asian="12pt" style:font-style-asian="normal" style:font-weight-asian="normal" style:font-size-complex="12pt" style:font-style-complex="normal" style:font-weight-complex="normal"/>
    </style:style>
    <style:style style:name="T73" style:family="text">
      <style:text-properties fo:font-size="12pt" fo:font-style="normal" fo:font-weight="normal" officeooo:rsid="008d637d"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096807f"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0968bf2"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099cd4e"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099def0" style:font-size-asian="12pt" style:font-style-asian="normal" style:font-weight-asian="normal" style:font-size-complex="12pt" style:font-style-complex="normal" style:font-weight-complex="normal"/>
    </style:style>
    <style:style style:name="T78" style:family="text">
      <style:text-properties fo:font-size="12pt" fo:font-style="normal" fo:font-weight="normal" officeooo:rsid="009e942a" style:font-size-asian="12pt" style:font-style-asian="normal" style:font-weight-asian="normal" style:font-size-complex="12pt" style:font-style-complex="normal" style:font-weight-complex="normal"/>
    </style:style>
    <style:style style:name="T79" style:family="text">
      <style:text-properties fo:font-size="12pt" fo:font-style="normal" fo:font-weight="normal" officeooo:rsid="00a10d8a" style:font-size-asian="12pt" style:font-style-asian="normal" style:font-weight-asian="normal" style:font-size-complex="12pt" style:font-style-complex="normal" style:font-weight-complex="normal"/>
    </style:style>
    <style:style style:name="T80" style:family="text">
      <style:text-properties fo:font-size="12pt" fo:font-style="normal" fo:font-weight="normal" officeooo:rsid="00a19d33" style:font-size-asian="12pt" style:font-style-asian="normal" style:font-weight-asian="normal" style:font-size-complex="12pt" style:font-style-complex="normal" style:font-weight-complex="normal"/>
    </style:style>
    <style:style style:name="T81" style:family="text">
      <style:text-properties fo:font-size="12pt" fo:font-style="normal" fo:font-weight="normal" officeooo:rsid="00a36176" style:font-size-asian="12pt" style:font-style-asian="normal" style:font-weight-asian="normal" style:font-size-complex="12pt" style:font-style-complex="normal" style:font-weight-complex="normal"/>
    </style:style>
    <style:style style:name="T82" style:family="text">
      <style:text-properties fo:font-size="12pt" fo:font-style="normal" fo:font-weight="normal" officeooo:rsid="00ab50ad" style:font-size-asian="12pt" style:font-style-asian="normal" style:font-weight-asian="normal" style:font-size-complex="12pt" style:font-style-complex="normal" style:font-weight-complex="normal"/>
    </style:style>
    <style:style style:name="T83" style:family="text">
      <style:text-properties fo:font-size="12pt" fo:font-style="normal" fo:font-weight="normal" officeooo:rsid="00ae2370" style:font-size-asian="12pt" style:font-style-asian="normal" style:font-weight-asian="normal" style:font-size-complex="12pt" style:font-style-complex="normal" style:font-weight-complex="normal"/>
    </style:style>
    <style:style style:name="T84" style:family="text">
      <style:text-properties fo:font-size="12pt" fo:font-style="normal" fo:font-weight="normal" officeooo:rsid="00afe593" style:font-size-asian="12pt" style:font-style-asian="normal" style:font-weight-asian="normal" style:font-size-complex="12pt" style:font-style-complex="normal" style:font-weight-complex="normal"/>
    </style:style>
    <style:style style:name="T85" style:family="text">
      <style:text-properties fo:font-size="12pt" fo:font-style="normal" fo:font-weight="normal" officeooo:rsid="00b1746e" style:font-size-asian="12pt" style:font-style-asian="normal" style:font-weight-asian="normal" style:font-size-complex="12pt" style:font-style-complex="normal" style:font-weight-complex="normal"/>
    </style:style>
    <style:style style:name="T86" style:family="text">
      <style:text-properties fo:font-size="12pt" fo:font-style="normal" fo:font-weight="normal" officeooo:rsid="00b2a54a" style:font-size-asian="12pt" style:font-style-asian="normal" style:font-weight-asian="normal" style:font-size-complex="12pt" style:font-style-complex="normal" style:font-weight-complex="normal"/>
    </style:style>
    <style:style style:name="T87" style:family="text">
      <style:text-properties fo:font-size="12pt" fo:font-style="normal" fo:font-weight="normal" officeooo:rsid="00b4535c" style:font-size-asian="12pt" style:font-style-asian="normal" style:font-weight-asian="normal" style:font-size-complex="12pt" style:font-style-complex="normal" style:font-weight-complex="normal"/>
    </style:style>
    <style:style style:name="T88" style:family="text">
      <style:text-properties fo:font-size="12pt" fo:font-style="normal" fo:font-weight="normal" officeooo:rsid="00b47ff1" style:font-size-asian="12pt" style:font-style-asian="normal" style:font-weight-asian="normal" style:font-size-complex="12pt" style:font-style-complex="normal" style:font-weight-complex="normal"/>
    </style:style>
    <style:style style:name="T89" style:family="text">
      <style:text-properties fo:font-size="12pt" fo:font-style="normal" fo:font-weight="normal" officeooo:rsid="00b51efd" style:font-size-asian="12pt" style:font-style-asian="normal" style:font-weight-asian="normal" style:font-size-complex="12pt" style:font-style-complex="normal" style:font-weight-complex="normal"/>
    </style:style>
    <style:style style:name="T90" style:family="text">
      <style:text-properties fo:font-size="12pt" fo:font-style="normal" fo:font-weight="normal" officeooo:rsid="00c1eb64" style:font-size-asian="12pt" style:font-style-asian="normal" style:font-weight-asian="normal" style:font-size-complex="12pt" style:font-style-complex="normal" style:font-weight-complex="normal"/>
    </style:style>
    <style:style style:name="T91" style:family="text">
      <style:text-properties fo:font-size="12pt" fo:font-style="normal" fo:font-weight="normal" officeooo:rsid="00c3a303" style:font-size-asian="12pt" style:font-style-asian="normal" style:font-weight-asian="normal" style:font-size-complex="12pt" style:font-style-complex="normal" style:font-weight-complex="normal"/>
    </style:style>
    <style:style style:name="T92" style:family="text">
      <style:text-properties fo:font-size="12pt" fo:font-style="normal" fo:font-weight="normal" officeooo:rsid="00c49680" style:font-size-asian="12pt" style:font-style-asian="normal" style:font-weight-asian="normal" style:font-size-complex="12pt" style:font-style-complex="normal" style:font-weight-complex="normal"/>
    </style:style>
    <style:style style:name="T93" style:family="text">
      <style:text-properties fo:font-size="12pt" fo:font-style="normal" fo:font-weight="normal" officeooo:rsid="00c78570" style:font-size-asian="12pt" style:font-style-asian="normal" style:font-weight-asian="normal" style:font-size-complex="12pt" style:font-style-complex="normal" style:font-weight-complex="normal"/>
    </style:style>
    <style:style style:name="T94" style:family="text">
      <style:text-properties fo:font-size="12pt" fo:font-style="normal" fo:font-weight="normal" officeooo:rsid="00d11ccd" style:font-size-asian="12pt" style:font-style-asian="normal" style:font-weight-asian="normal" style:font-size-complex="12pt" style:font-style-complex="normal" style:font-weight-complex="normal"/>
    </style:style>
    <style:style style:name="T95" style:family="text">
      <style:text-properties fo:font-size="12pt" fo:font-style="normal" fo:font-weight="normal" officeooo:rsid="00d61d5e" style:font-size-asian="12pt" style:font-style-asian="normal" style:font-weight-asian="normal" style:font-size-complex="12pt" style:font-style-complex="normal" style:font-weight-complex="normal"/>
    </style:style>
    <style:style style:name="T96" style:family="text">
      <style:text-properties fo:font-size="12pt" fo:font-style="normal" fo:font-weight="normal" officeooo:rsid="00db6a02" style:font-size-asian="12pt" style:font-style-asian="normal" style:font-weight-asian="normal" style:font-size-complex="12pt" style:font-style-complex="normal" style:font-weight-complex="normal"/>
    </style:style>
    <style:style style:name="T97" style:family="text">
      <style:text-properties fo:font-size="12pt" fo:font-style="normal" fo:font-weight="normal" officeooo:rsid="00dc2f74" style:font-size-asian="12pt" style:font-style-asian="normal" style:font-weight-asian="normal" style:font-size-complex="12pt" style:font-style-complex="normal" style:font-weight-complex="normal"/>
    </style:style>
    <style:style style:name="T98" style:family="text">
      <style:text-properties fo:font-size="12pt" fo:font-style="normal" fo:font-weight="normal" officeooo:rsid="00dd12f2" style:font-size-asian="12pt" style:font-style-asian="normal" style:font-weight-asian="normal" style:font-size-complex="12pt" style:font-style-complex="normal" style:font-weight-complex="normal"/>
    </style:style>
    <style:style style:name="T99" style:family="text">
      <style:text-properties fo:font-size="12pt" fo:font-style="normal" fo:font-weight="normal" officeooo:rsid="00dea7b3" style:font-size-asian="12pt" style:font-style-asian="normal" style:font-weight-asian="normal" style:font-size-complex="12pt" style:font-style-complex="normal" style:font-weight-complex="normal"/>
    </style:style>
    <style:style style:name="T100" style:family="text">
      <style:text-properties fo:font-size="12pt" fo:font-style="normal" fo:font-weight="normal" officeooo:rsid="00df8f48" style:font-size-asian="12pt" style:font-style-asian="normal" style:font-weight-asian="normal" style:font-size-complex="12pt" style:font-style-complex="normal" style:font-weight-complex="normal"/>
    </style:style>
    <style:style style:name="T101" style:family="text">
      <style:text-properties fo:font-size="12pt" fo:font-style="normal" fo:font-weight="normal" officeooo:rsid="00e0bd49" style:font-size-asian="12pt" style:font-style-asian="normal" style:font-weight-asian="normal" style:font-size-complex="12pt" style:font-style-complex="normal" style:font-weight-complex="normal"/>
    </style:style>
    <style:style style:name="T102" style:family="text">
      <style:text-properties fo:font-size="12pt" fo:font-style="normal" fo:font-weight="normal" officeooo:rsid="00e24794" style:font-size-asian="12pt" style:font-style-asian="normal" style:font-weight-asian="normal" style:font-size-complex="12pt" style:font-style-complex="normal" style:font-weight-complex="normal"/>
    </style:style>
    <style:style style:name="T103" style:family="text">
      <style:text-properties fo:font-size="12pt" fo:font-style="normal" fo:font-weight="normal" officeooo:rsid="00e2f044" style:font-size-asian="12pt" style:font-style-asian="normal" style:font-weight-asian="normal" style:font-size-complex="12pt" style:font-style-complex="normal" style:font-weight-complex="normal"/>
    </style:style>
    <style:style style:name="T104" style:family="text">
      <style:text-properties fo:font-size="12pt" fo:font-style="normal" fo:font-weight="normal" officeooo:rsid="00e3a35f" style:font-size-asian="12pt" style:font-style-asian="normal" style:font-weight-asian="normal" style:font-size-complex="12pt" style:font-style-complex="normal" style:font-weight-complex="normal"/>
    </style:style>
    <style:style style:name="T105" style:family="text">
      <style:text-properties fo:font-size="12pt" fo:font-style="normal" fo:font-weight="normal" officeooo:rsid="00e507c9" style:font-size-asian="12pt" style:font-style-asian="normal" style:font-weight-asian="normal" style:font-size-complex="12pt" style:font-style-complex="normal" style:font-weight-complex="normal"/>
    </style:style>
    <style:style style:name="T106" style:family="text">
      <style:text-properties fo:font-size="12pt" fo:font-style="normal" fo:font-weight="normal" officeooo:rsid="00e648e7" style:font-size-asian="12pt" style:font-style-asian="normal" style:font-weight-asian="normal" style:font-size-complex="12pt" style:font-style-complex="normal" style:font-weight-complex="normal"/>
    </style:style>
    <style:style style:name="T107" style:family="text">
      <style:text-properties fo:font-size="12pt" fo:font-style="normal" fo:font-weight="normal" officeooo:rsid="00e72655" style:font-size-asian="12pt" style:font-style-asian="normal" style:font-weight-asian="normal" style:font-size-complex="12pt" style:font-style-complex="normal" style:font-weight-complex="normal"/>
    </style:style>
    <style:style style:name="T108" style:family="text">
      <style:text-properties fo:font-size="12pt" fo:font-style="normal" fo:font-weight="normal" officeooo:rsid="00e87d2e" style:font-size-asian="12pt" style:font-style-asian="normal" style:font-weight-asian="normal" style:font-size-complex="12pt" style:font-style-complex="normal" style:font-weight-complex="normal"/>
    </style:style>
    <style:style style:name="T109" style:family="text">
      <style:text-properties fo:font-size="12pt" fo:font-style="normal" fo:font-weight="normal" officeooo:rsid="00e9be65" style:font-size-asian="12pt" style:font-style-asian="normal" style:font-weight-asian="normal" style:font-size-complex="12pt" style:font-style-complex="normal" style:font-weight-complex="normal"/>
    </style:style>
    <style:style style:name="T110" style:family="text">
      <style:text-properties fo:font-size="12pt" fo:font-style="normal" fo:font-weight="normal" officeooo:rsid="00eb54ab" style:font-size-asian="12pt" style:font-style-asian="normal" style:font-weight-asian="normal" style:font-size-complex="12pt" style:font-style-complex="normal" style:font-weight-complex="normal"/>
    </style:style>
    <style:style style:name="T111" style:family="text">
      <style:text-properties fo:font-size="12pt" fo:font-style="normal" fo:font-weight="normal" officeooo:rsid="00ebcf20" style:font-size-asian="12pt" style:font-style-asian="normal" style:font-weight-asian="normal" style:font-size-complex="12pt" style:font-style-complex="normal" style:font-weight-complex="normal"/>
    </style:style>
    <style:style style:name="T112" style:family="text">
      <style:text-properties fo:font-size="12pt" fo:font-style="normal" fo:font-weight="normal" officeooo:rsid="00eccbeb" style:font-size-asian="12pt" style:font-style-asian="normal" style:font-weight-asian="normal" style:font-size-complex="12pt" style:font-style-complex="normal" style:font-weight-complex="normal"/>
    </style:style>
    <style:style style:name="T113" style:family="text">
      <style:text-properties fo:font-size="12pt" fo:font-style="normal" fo:font-weight="normal" officeooo:rsid="00eebfb9" style:font-size-asian="12pt" style:font-style-asian="normal" style:font-weight-asian="normal" style:font-size-complex="12pt" style:font-style-complex="normal" style:font-weight-complex="normal"/>
    </style:style>
    <style:style style:name="T114" style:family="text">
      <style:text-properties fo:font-size="12pt" fo:font-style="normal" fo:font-weight="normal" officeooo:rsid="00f03197" style:font-size-asian="12pt" style:font-style-asian="normal" style:font-weight-asian="normal" style:font-size-complex="12pt" style:font-style-complex="normal" style:font-weight-complex="normal"/>
    </style:style>
    <style:style style:name="T115" style:family="text">
      <style:text-properties fo:font-size="12pt" fo:font-style="normal" fo:font-weight="normal" officeooo:rsid="00f2b677" style:font-size-asian="12pt" style:font-style-asian="normal" style:font-weight-asian="normal" style:font-size-complex="12pt" style:font-style-complex="normal" style:font-weight-complex="normal"/>
    </style:style>
    <style:style style:name="T116" style:family="text">
      <style:text-properties fo:font-size="12pt" fo:font-style="normal" fo:font-weight="normal" officeooo:rsid="00f326af" style:font-size-asian="12pt" style:font-style-asian="normal" style:font-weight-asian="normal" style:font-size-complex="12pt" style:font-style-complex="normal" style:font-weight-complex="normal"/>
    </style:style>
    <style:style style:name="T117" style:family="text">
      <style:text-properties fo:font-size="12pt" fo:font-style="normal" fo:font-weight="normal" officeooo:rsid="00f3bcaf" style:font-size-asian="12pt" style:font-style-asian="normal" style:font-weight-asian="normal" style:font-size-complex="12pt" style:font-style-complex="normal" style:font-weight-complex="normal"/>
    </style:style>
    <style:style style:name="T118" style:family="text">
      <style:text-properties fo:font-size="12pt" fo:font-style="normal" fo:font-weight="normal" officeooo:rsid="00f91293" style:font-size-asian="12pt" style:font-style-asian="normal" style:font-weight-asian="normal" style:font-size-complex="12pt" style:font-style-complex="normal" style:font-weight-complex="normal"/>
    </style:style>
    <style:style style:name="T119" style:family="text">
      <style:text-properties fo:font-size="12pt" fo:font-style="normal" fo:font-weight="normal" officeooo:rsid="00fac220" style:font-size-asian="12pt" style:font-style-asian="normal" style:font-weight-asian="normal" style:font-size-complex="12pt" style:font-style-complex="normal" style:font-weight-complex="normal"/>
    </style:style>
    <style:style style:name="T120" style:family="text">
      <style:text-properties fo:font-size="12pt" fo:font-style="normal" fo:font-weight="normal" officeooo:rsid="00fb1d7a" style:font-size-asian="12pt" style:font-style-asian="normal" style:font-weight-asian="normal" style:font-size-complex="12pt" style:font-style-complex="normal" style:font-weight-complex="normal"/>
    </style:style>
    <style:style style:name="T121" style:family="text">
      <style:text-properties fo:font-size="12pt" fo:font-style="normal" fo:font-weight="normal" officeooo:rsid="00fc8c65" style:font-size-asian="12pt" style:font-style-asian="normal" style:font-weight-asian="normal" style:font-size-complex="12pt" style:font-style-complex="normal" style:font-weight-complex="normal"/>
    </style:style>
    <style:style style:name="T122" style:family="text">
      <style:text-properties fo:font-size="12pt" fo:font-style="normal" fo:font-weight="normal" officeooo:rsid="00fd6ddf" style:font-size-asian="12pt" style:font-style-asian="normal" style:font-weight-asian="normal" style:font-size-complex="12pt" style:font-style-complex="normal" style:font-weight-complex="normal"/>
    </style:style>
    <style:style style:name="T123" style:family="text">
      <style:text-properties fo:font-size="12pt" fo:font-style="normal" fo:font-weight="normal" officeooo:rsid="00fe3511" style:font-size-asian="12pt" style:font-style-asian="normal" style:font-weight-asian="normal" style:font-size-complex="12pt" style:font-style-complex="normal" style:font-weight-complex="normal"/>
    </style:style>
    <style:style style:name="T124" style:family="text">
      <style:text-properties fo:font-size="12pt" fo:font-style="normal" fo:font-weight="normal" officeooo:rsid="00fe6aa2" style:font-size-asian="12pt" style:font-style-asian="normal" style:font-weight-asian="normal" style:font-size-complex="12pt" style:font-style-complex="normal" style:font-weight-complex="normal"/>
    </style:style>
    <style:style style:name="T125" style:family="text">
      <style:text-properties fo:font-size="12pt" fo:font-style="normal" fo:font-weight="normal" officeooo:rsid="00ff5d15" style:font-size-asian="12pt" style:font-style-asian="normal" style:font-weight-asian="normal" style:font-size-complex="12pt" style:font-style-complex="normal" style:font-weight-complex="normal"/>
    </style:style>
    <style:style style:name="T126" style:family="text">
      <style:text-properties fo:font-size="12pt" fo:font-style="normal" fo:font-weight="normal" officeooo:rsid="00ff7d27" style:font-size-asian="12pt" style:font-style-asian="normal" style:font-weight-asian="normal" style:font-size-complex="12pt" style:font-style-complex="normal" style:font-weight-complex="normal"/>
    </style:style>
    <style:style style:name="T127" style:family="text">
      <style:text-properties fo:font-size="12pt" fo:font-style="normal" fo:font-weight="normal" officeooo:rsid="0106a371" style:font-size-asian="12pt" style:font-style-asian="normal" style:font-weight-asian="normal" style:font-size-complex="12pt" style:font-style-complex="normal" style:font-weight-complex="normal"/>
    </style:style>
    <style:style style:name="T128" style:family="text">
      <style:text-properties fo:font-size="12pt" fo:font-style="normal" fo:font-weight="normal" officeooo:rsid="01071d73" style:font-size-asian="12pt" style:font-style-asian="normal" style:font-weight-asian="normal" style:font-size-complex="12pt" style:font-style-complex="normal" style:font-weight-complex="normal"/>
    </style:style>
    <style:style style:name="T129" style:family="text">
      <style:text-properties fo:font-size="12pt" fo:font-style="normal" fo:font-weight="normal" officeooo:rsid="0107dda3" style:font-size-asian="12pt" style:font-style-asian="normal" style:font-weight-asian="normal" style:font-size-complex="12pt" style:font-style-complex="normal" style:font-weight-complex="normal"/>
    </style:style>
    <style:style style:name="T130" style:family="text">
      <style:text-properties fo:font-size="12pt" fo:font-style="normal" fo:font-weight="normal" officeooo:rsid="010918bf" style:font-size-asian="12pt" style:font-style-asian="normal" style:font-weight-asian="normal" style:font-size-complex="12pt" style:font-style-complex="normal" style:font-weight-complex="normal"/>
    </style:style>
    <style:style style:name="T131" style:family="text">
      <style:text-properties fo:font-size="12pt" fo:font-style="normal" fo:font-weight="normal" officeooo:rsid="010aa59a" style:font-size-asian="12pt" style:font-style-asian="normal" style:font-weight-asian="normal" style:font-size-complex="12pt" style:font-style-complex="normal" style:font-weight-complex="normal"/>
    </style:style>
    <style:style style:name="T132" style:family="text">
      <style:text-properties fo:font-size="12pt" fo:font-style="normal" fo:font-weight="normal" officeooo:rsid="010aaa30" style:font-size-asian="12pt" style:font-style-asian="normal" style:font-weight-asian="normal" style:font-size-complex="12pt" style:font-style-complex="normal" style:font-weight-complex="normal"/>
    </style:style>
    <style:style style:name="T133" style:family="text">
      <style:text-properties fo:font-size="12pt" fo:font-style="normal" fo:font-weight="normal" officeooo:rsid="010c2412" style:font-size-asian="12pt" style:font-style-asian="normal" style:font-weight-asian="normal" style:font-size-complex="12pt" style:font-style-complex="normal" style:font-weight-complex="normal"/>
    </style:style>
    <style:style style:name="T134" style:family="text">
      <style:text-properties fo:font-size="12pt" fo:font-style="normal" fo:font-weight="normal" officeooo:rsid="010e1144" style:font-size-asian="12pt" style:font-style-asian="normal" style:font-weight-asian="normal" style:font-size-complex="12pt" style:font-style-complex="normal" style:font-weight-complex="normal"/>
    </style:style>
    <style:style style:name="T135" style:family="text">
      <style:text-properties fo:font-size="12pt" fo:font-style="normal" fo:font-weight="normal" officeooo:rsid="010e2591" style:font-size-asian="12pt" style:font-style-asian="normal" style:font-weight-asian="normal" style:font-size-complex="12pt" style:font-style-complex="normal" style:font-weight-complex="normal"/>
    </style:style>
    <style:style style:name="T136" style:family="text">
      <style:text-properties fo:font-size="12pt" fo:font-style="normal" fo:font-weight="normal" officeooo:rsid="011012b8" style:font-size-asian="12pt" style:font-style-asian="normal" style:font-weight-asian="normal" style:font-size-complex="12pt" style:font-style-complex="normal" style:font-weight-complex="normal"/>
    </style:style>
    <style:style style:name="T137" style:family="text">
      <style:text-properties fo:font-size="12pt" fo:font-style="normal" fo:font-weight="normal" officeooo:rsid="01127b6f" style:font-size-asian="12pt" style:font-style-asian="normal" style:font-weight-asian="normal" style:font-size-complex="12pt" style:font-style-complex="normal" style:font-weight-complex="normal"/>
    </style:style>
    <style:style style:name="T138" style:family="text">
      <style:text-properties fo:font-size="12pt" fo:font-style="normal" fo:font-weight="normal" officeooo:rsid="0113b5a2" style:font-size-asian="12pt" style:font-style-asian="normal" style:font-weight-asian="normal" style:font-size-complex="12pt" style:font-style-complex="normal" style:font-weight-complex="normal"/>
    </style:style>
    <style:style style:name="T139" style:family="text">
      <style:text-properties fo:font-size="12pt" fo:font-style="normal" fo:font-weight="normal" officeooo:rsid="01161b95" style:font-size-asian="12pt" style:font-style-asian="normal" style:font-weight-asian="normal" style:font-size-complex="12pt" style:font-style-complex="normal" style:font-weight-complex="normal"/>
    </style:style>
    <style:style style:name="T140" style:family="text">
      <style:text-properties fo:font-size="12pt" fo:font-style="normal" fo:font-weight="normal" officeooo:rsid="0117bc95" style:font-size-asian="12pt" style:font-style-asian="normal" style:font-weight-asian="normal" style:font-size-complex="12pt" style:font-style-complex="normal" style:font-weight-complex="normal"/>
    </style:style>
    <style:style style:name="T141" style:family="text">
      <style:text-properties fo:font-size="12pt" fo:font-style="normal" fo:font-weight="normal" officeooo:rsid="0119224a" style:font-size-asian="12pt" style:font-style-asian="normal" style:font-weight-asian="normal" style:font-size-complex="12pt" style:font-style-complex="normal" style:font-weight-complex="normal"/>
    </style:style>
    <style:style style:name="T142" style:family="text">
      <style:text-properties fo:font-size="12pt" fo:font-style="normal" fo:font-weight="normal" officeooo:rsid="01198564" style:font-size-asian="12pt" style:font-style-asian="normal" style:font-weight-asian="normal" style:font-size-complex="12pt" style:font-style-complex="normal" style:font-weight-complex="normal"/>
    </style:style>
    <style:style style:name="T143" style:family="text">
      <style:text-properties fo:font-size="12pt" fo:font-style="normal" fo:font-weight="normal" officeooo:rsid="01199573" style:font-size-asian="12pt" style:font-style-asian="normal" style:font-weight-asian="normal" style:font-size-complex="12pt" style:font-style-complex="normal" style:font-weight-complex="normal"/>
    </style:style>
    <style:style style:name="T144" style:family="text">
      <style:text-properties fo:font-size="12pt" fo:font-style="normal" fo:font-weight="normal" officeooo:rsid="011cf83b" style:font-size-asian="12pt" style:font-style-asian="normal" style:font-weight-asian="normal" style:font-size-complex="12pt" style:font-style-complex="normal" style:font-weight-complex="normal"/>
    </style:style>
    <style:style style:name="T145" style:family="text">
      <style:text-properties fo:font-size="12pt" fo:font-style="normal" fo:font-weight="normal" officeooo:rsid="011e24ee" style:font-size-asian="12pt" style:font-style-asian="normal" style:font-weight-asian="normal" style:font-size-complex="12pt" style:font-style-complex="normal" style:font-weight-complex="normal"/>
    </style:style>
    <style:style style:name="T146" style:family="text">
      <style:text-properties fo:font-size="12pt" fo:font-style="normal" fo:font-weight="normal" officeooo:rsid="011f1e95" style:font-size-asian="12pt" style:font-style-asian="normal" style:font-weight-asian="normal" style:font-size-complex="12pt" style:font-style-complex="normal" style:font-weight-complex="normal"/>
    </style:style>
    <style:style style:name="T147" style:family="text">
      <style:text-properties fo:font-size="12pt" fo:font-style="normal" fo:font-weight="normal" officeooo:rsid="01209382" style:font-size-asian="12pt" style:font-style-asian="normal" style:font-weight-asian="normal" style:font-size-complex="12pt" style:font-style-complex="normal" style:font-weight-complex="normal"/>
    </style:style>
    <style:style style:name="T148" style:family="text">
      <style:text-properties fo:font-size="12pt" fo:font-style="normal" fo:font-weight="normal" officeooo:rsid="01211501" style:font-size-asian="12pt" style:font-style-asian="normal" style:font-weight-asian="normal" style:font-size-complex="12pt" style:font-style-complex="normal" style:font-weight-complex="normal"/>
    </style:style>
    <style:style style:name="T149" style:family="text">
      <style:text-properties fo:font-size="12pt" fo:font-style="normal" fo:font-weight="normal" officeooo:rsid="0122658e" style:font-size-asian="12pt" style:font-style-asian="normal" style:font-weight-asian="normal" style:font-size-complex="12pt" style:font-style-complex="normal" style:font-weight-complex="normal"/>
    </style:style>
    <style:style style:name="T150" style:family="text">
      <style:text-properties fo:font-size="12pt" fo:font-style="normal" fo:font-weight="normal" officeooo:rsid="01236f67" style:font-size-asian="12pt" style:font-style-asian="normal" style:font-weight-asian="normal" style:font-size-complex="12pt" style:font-style-complex="normal" style:font-weight-complex="normal"/>
    </style:style>
    <style:style style:name="T151" style:family="text">
      <style:text-properties fo:font-size="12pt" fo:font-style="normal" fo:font-weight="normal" officeooo:rsid="0123a1c8" style:font-size-asian="12pt" style:font-style-asian="normal" style:font-weight-asian="normal" style:font-size-complex="12pt" style:font-style-complex="normal" style:font-weight-complex="normal"/>
    </style:style>
    <style:style style:name="T152" style:family="text">
      <style:text-properties fo:font-size="12pt" fo:font-style="normal" fo:font-weight="normal" officeooo:rsid="012614ba" style:font-size-asian="12pt" style:font-style-asian="normal" style:font-weight-asian="normal" style:font-size-complex="12pt" style:font-style-complex="normal" style:font-weight-complex="normal"/>
    </style:style>
    <style:style style:name="T153" style:family="text">
      <style:text-properties fo:font-size="12pt" fo:font-style="normal" fo:font-weight="normal" officeooo:rsid="012751ab" style:font-size-asian="12pt" style:font-style-asian="normal" style:font-weight-asian="normal" style:font-size-complex="12pt" style:font-style-complex="normal" style:font-weight-complex="normal"/>
    </style:style>
    <style:style style:name="T154" style:family="text">
      <style:text-properties fo:font-size="12pt" fo:font-style="normal" fo:font-weight="normal" officeooo:rsid="01276a6a" style:font-size-asian="12pt" style:font-style-asian="normal" style:font-weight-asian="normal" style:font-size-complex="12pt" style:font-style-complex="normal" style:font-weight-complex="normal"/>
    </style:style>
    <style:style style:name="T155" style:family="text">
      <style:text-properties fo:font-size="12pt" fo:font-style="normal" fo:font-weight="normal" officeooo:rsid="0127cce3" style:font-size-asian="12pt" style:font-style-asian="normal" style:font-weight-asian="normal" style:font-size-complex="12pt" style:font-style-complex="normal" style:font-weight-complex="normal"/>
    </style:style>
    <style:style style:name="T156" style:family="text">
      <style:text-properties fo:font-size="12pt" fo:font-style="normal" fo:font-weight="normal" officeooo:rsid="0129aa66" style:font-size-asian="12pt" style:font-style-asian="normal" style:font-weight-asian="normal" style:font-size-complex="12pt" style:font-style-complex="normal" style:font-weight-complex="normal"/>
    </style:style>
    <style:style style:name="T157" style:family="text">
      <style:text-properties fo:font-size="12pt" fo:font-style="normal" fo:font-weight="normal" officeooo:rsid="012a870c" style:font-size-asian="12pt" style:font-style-asian="normal" style:font-weight-asian="normal" style:font-size-complex="12pt" style:font-style-complex="normal" style:font-weight-complex="normal"/>
    </style:style>
    <style:style style:name="T158" style:family="text">
      <style:text-properties fo:font-size="12pt" fo:font-style="normal" fo:font-weight="normal" officeooo:rsid="012b9717" style:font-size-asian="12pt" style:font-style-asian="normal" style:font-weight-asian="normal" style:font-size-complex="12pt" style:font-style-complex="normal" style:font-weight-complex="normal"/>
    </style:style>
    <style:style style:name="T159" style:family="text">
      <style:text-properties fo:font-size="12pt" fo:font-style="normal" fo:font-weight="normal" officeooo:rsid="012ccc5b" style:font-size-asian="12pt" style:font-style-asian="normal" style:font-weight-asian="normal" style:font-size-complex="12pt" style:font-style-complex="normal" style:font-weight-complex="normal"/>
    </style:style>
    <style:style style:name="T160" style:family="text">
      <style:text-properties fo:font-size="12pt" fo:font-style="normal" fo:font-weight="normal" officeooo:rsid="012ebba6" style:font-size-asian="12pt" style:font-style-asian="normal" style:font-weight-asian="normal" style:font-size-complex="12pt" style:font-style-complex="normal" style:font-weight-complex="normal"/>
    </style:style>
    <style:style style:name="T161" style:family="text">
      <style:text-properties fo:font-size="12pt" fo:font-style="normal" fo:font-weight="normal" officeooo:rsid="012fd86c" style:font-size-asian="12pt" style:font-style-asian="normal" style:font-weight-asian="normal" style:font-size-complex="12pt" style:font-style-complex="normal" style:font-weight-complex="normal"/>
    </style:style>
    <style:style style:name="T162" style:family="text">
      <style:text-properties fo:font-size="12pt" fo:font-style="normal" fo:font-weight="normal" officeooo:rsid="013067f3" style:font-size-asian="12pt" style:font-style-asian="normal" style:font-weight-asian="normal" style:font-size-complex="12pt" style:font-style-complex="normal" style:font-weight-complex="normal"/>
    </style:style>
    <style:style style:name="T163" style:family="text">
      <style:text-properties fo:font-size="12pt" fo:font-style="normal" fo:font-weight="normal" officeooo:rsid="0131d73e" style:font-size-asian="12pt" style:font-style-asian="normal" style:font-weight-asian="normal" style:font-size-complex="12pt" style:font-style-complex="normal" style:font-weight-complex="normal"/>
    </style:style>
    <style:style style:name="T164" style:family="text">
      <style:text-properties fo:font-size="12pt" fo:font-style="normal" fo:font-weight="normal" officeooo:rsid="0133b74f" style:font-size-asian="12pt" style:font-style-asian="normal" style:font-weight-asian="normal" style:font-size-complex="12pt" style:font-style-complex="normal" style:font-weight-complex="normal"/>
    </style:style>
    <style:style style:name="T165" style:family="text">
      <style:text-properties fo:font-size="12pt" fo:font-style="normal" fo:font-weight="normal" officeooo:rsid="01359da6" style:font-size-asian="12pt" style:font-style-asian="normal" style:font-weight-asian="normal" style:font-size-complex="12pt" style:font-style-complex="normal" style:font-weight-complex="normal"/>
    </style:style>
    <style:style style:name="T166" style:family="text">
      <style:text-properties fo:font-size="12pt" fo:font-style="normal" fo:font-weight="normal" officeooo:rsid="0136c41c" style:font-size-asian="12pt" style:font-style-asian="normal" style:font-weight-asian="normal" style:font-size-complex="12pt" style:font-style-complex="normal" style:font-weight-complex="normal"/>
    </style:style>
    <style:style style:name="T167" style:family="text">
      <style:text-properties fo:font-size="12pt" fo:font-style="normal" fo:font-weight="normal" officeooo:rsid="013839af" style:font-size-asian="12pt" style:font-style-asian="normal" style:font-weight-asian="normal" style:font-size-complex="12pt" style:font-style-complex="normal" style:font-weight-complex="normal"/>
    </style:style>
    <style:style style:name="T168" style:family="text">
      <style:text-properties fo:font-size="12pt" fo:font-style="normal" fo:font-weight="normal" officeooo:rsid="013e623e" style:font-size-asian="12pt" style:font-style-asian="normal" style:font-weight-asian="normal" style:font-size-complex="12pt" style:font-style-complex="normal" style:font-weight-complex="normal"/>
    </style:style>
    <style:style style:name="T169" style:family="text">
      <style:text-properties fo:font-size="12pt" fo:font-style="normal" fo:font-weight="normal" officeooo:rsid="013f4216" style:font-size-asian="12pt" style:font-style-asian="normal" style:font-weight-asian="normal" style:font-size-complex="12pt" style:font-style-complex="normal" style:font-weight-complex="normal"/>
    </style:style>
    <style:style style:name="T170" style:family="text">
      <style:text-properties fo:font-size="12pt" fo:font-style="normal" fo:font-weight="normal" officeooo:rsid="0140f4e3" style:font-size-asian="12pt" style:font-style-asian="normal" style:font-weight-asian="normal" style:font-size-complex="12pt" style:font-style-complex="normal" style:font-weight-complex="normal"/>
    </style:style>
    <style:style style:name="T171" style:family="text">
      <style:text-properties fo:font-size="12pt" fo:font-style="normal" fo:font-weight="normal" officeooo:rsid="01436ccf" style:font-size-asian="12pt" style:font-style-asian="normal" style:font-weight-asian="normal" style:font-size-complex="12pt" style:font-style-complex="normal" style:font-weight-complex="normal"/>
    </style:style>
    <style:style style:name="T172" style:family="text">
      <style:text-properties fo:font-size="12pt" fo:font-style="normal" fo:font-weight="normal" officeooo:rsid="01440995" style:font-size-asian="12pt" style:font-style-asian="normal" style:font-weight-asian="normal" style:font-size-complex="12pt" style:font-style-complex="normal" style:font-weight-complex="normal"/>
    </style:style>
    <style:style style:name="T173" style:family="text">
      <style:text-properties fo:font-size="12pt" fo:font-style="normal" fo:font-weight="normal" officeooo:rsid="0145a289" style:font-size-asian="12pt" style:font-style-asian="normal" style:font-weight-asian="normal" style:font-size-complex="12pt" style:font-style-complex="normal" style:font-weight-complex="normal"/>
    </style:style>
    <style:style style:name="T174" style:family="text">
      <style:text-properties fo:font-size="12pt" fo:font-style="normal" fo:font-weight="normal" officeooo:rsid="01470164" style:font-size-asian="12pt" style:font-style-asian="normal" style:font-weight-asian="normal" style:font-size-complex="12pt" style:font-style-complex="normal" style:font-weight-complex="normal"/>
    </style:style>
    <style:style style:name="T175" style:family="text">
      <style:text-properties fo:font-size="12pt" fo:font-style="normal" fo:font-weight="normal" officeooo:rsid="014887f5" style:font-size-asian="12pt" style:font-style-asian="normal" style:font-weight-asian="normal" style:font-size-complex="12pt" style:font-style-complex="normal" style:font-weight-complex="normal"/>
    </style:style>
    <style:style style:name="T176" style:family="text">
      <style:text-properties fo:font-size="12pt" fo:font-style="normal" fo:font-weight="normal" officeooo:rsid="0149a532" style:font-size-asian="12pt" style:font-style-asian="normal" style:font-weight-asian="normal" style:font-size-complex="12pt" style:font-style-complex="normal" style:font-weight-complex="normal"/>
    </style:style>
    <style:style style:name="T177" style:family="text">
      <style:text-properties fo:font-size="12pt" fo:font-style="normal" fo:font-weight="normal" officeooo:rsid="0149c106" style:font-size-asian="12pt" style:font-style-asian="normal" style:font-weight-asian="normal" style:font-size-complex="12pt" style:font-style-complex="normal" style:font-weight-complex="normal"/>
    </style:style>
    <style:style style:name="T178" style:family="text">
      <style:text-properties fo:font-size="12pt" fo:font-style="normal" fo:font-weight="normal" officeooo:rsid="014b69c7" style:font-size-asian="12pt" style:font-style-asian="normal" style:font-weight-asian="normal" style:font-size-complex="12pt" style:font-style-complex="normal" style:font-weight-complex="normal"/>
    </style:style>
    <style:style style:name="T179" style:family="text">
      <style:text-properties fo:font-size="12pt" fo:font-style="normal" fo:font-weight="normal" officeooo:rsid="014f2a18" style:font-size-asian="12pt" style:font-style-asian="normal" style:font-weight-asian="normal" style:font-size-complex="12pt" style:font-style-complex="normal" style:font-weight-complex="normal"/>
    </style:style>
    <style:style style:name="T180" style:family="text">
      <style:text-properties fo:font-size="12pt" fo:font-style="normal" fo:font-weight="normal" officeooo:rsid="0150eb94" style:font-size-asian="12pt" style:font-style-asian="normal" style:font-weight-asian="normal" style:font-size-complex="12pt" style:font-style-complex="normal" style:font-weight-complex="normal"/>
    </style:style>
    <style:style style:name="T181" style:family="text">
      <style:text-properties fo:font-size="12pt" fo:font-style="normal" fo:font-weight="normal" officeooo:rsid="015385cd" style:font-size-asian="12pt" style:font-style-asian="normal" style:font-weight-asian="normal" style:font-size-complex="12pt" style:font-style-complex="normal" style:font-weight-complex="normal"/>
    </style:style>
    <style:style style:name="T182" style:family="text">
      <style:text-properties fo:font-size="12pt" fo:font-style="normal" fo:font-weight="normal" officeooo:rsid="01554bcf" style:font-size-asian="12pt" style:font-style-asian="normal" style:font-weight-asian="normal" style:font-size-complex="12pt" style:font-style-complex="normal" style:font-weight-complex="normal"/>
    </style:style>
    <style:style style:name="T183" style:family="text">
      <style:text-properties fo:font-size="12pt" fo:font-style="normal" fo:font-weight="normal" officeooo:rsid="0155a3f3" style:font-size-asian="12pt" style:font-style-asian="normal" style:font-weight-asian="normal" style:font-size-complex="12pt" style:font-style-complex="normal" style:font-weight-complex="normal"/>
    </style:style>
    <style:style style:name="T184" style:family="text">
      <style:text-properties fo:font-size="12pt" fo:font-style="normal" fo:font-weight="normal" officeooo:rsid="01577a05" style:font-size-asian="12pt" style:font-style-asian="normal" style:font-weight-asian="normal" style:font-size-complex="12pt" style:font-style-complex="normal" style:font-weight-complex="normal"/>
    </style:style>
    <style:style style:name="T185" style:family="text">
      <style:text-properties fo:font-size="12pt" fo:font-style="normal" fo:font-weight="normal" officeooo:rsid="0159a31f" style:font-size-asian="12pt" style:font-style-asian="normal" style:font-weight-asian="normal" style:font-size-complex="12pt" style:font-style-complex="normal" style:font-weight-complex="normal"/>
    </style:style>
    <style:style style:name="T186" style:family="text">
      <style:text-properties fo:font-size="12pt" fo:font-style="normal" fo:font-weight="normal" officeooo:rsid="015b2b84" style:font-size-asian="12pt" style:font-style-asian="normal" style:font-weight-asian="normal" style:font-size-complex="12pt" style:font-style-complex="normal" style:font-weight-complex="normal"/>
    </style:style>
    <style:style style:name="T187" style:family="text">
      <style:text-properties fo:font-size="12pt" fo:font-style="normal" fo:font-weight="normal" officeooo:rsid="015ec9f3" style:font-size-asian="12pt" style:font-style-asian="normal" style:font-weight-asian="normal" style:font-size-complex="12pt" style:font-style-complex="normal" style:font-weight-complex="normal"/>
    </style:style>
    <style:style style:name="T188" style:family="text">
      <style:text-properties fo:font-size="12pt" fo:font-style="normal" fo:font-weight="normal" officeooo:rsid="0160a7e8" style:font-size-asian="12pt" style:font-style-asian="normal" style:font-weight-asian="normal" style:font-size-complex="12pt" style:font-style-complex="normal" style:font-weight-complex="normal"/>
    </style:style>
    <style:style style:name="T189" style:family="text">
      <style:text-properties fo:font-size="12pt" fo:font-style="normal" fo:font-weight="normal" officeooo:rsid="01621698" style:font-size-asian="12pt" style:font-style-asian="normal" style:font-weight-asian="normal" style:font-size-complex="12pt" style:font-style-complex="normal" style:font-weight-complex="normal"/>
    </style:style>
    <style:style style:name="T190" style:family="text">
      <style:text-properties fo:font-size="12pt" fo:font-style="normal" fo:font-weight="normal" officeooo:rsid="01637f8f" style:font-size-asian="12pt" style:font-style-asian="normal" style:font-weight-asian="normal" style:font-size-complex="12pt" style:font-style-complex="normal" style:font-weight-complex="normal"/>
    </style:style>
    <style:style style:name="T191" style:family="text">
      <style:text-properties fo:font-size="12pt" fo:font-style="normal" fo:font-weight="normal" officeooo:rsid="0165f429" style:font-size-asian="12pt" style:font-style-asian="normal" style:font-weight-asian="normal" style:font-size-complex="12pt" style:font-style-complex="normal" style:font-weight-complex="normal"/>
    </style:style>
    <style:style style:name="T192" style:family="text">
      <style:text-properties fo:font-size="12pt" fo:font-style="normal" fo:font-weight="normal" officeooo:rsid="0166514d" style:font-size-asian="12pt" style:font-style-asian="normal" style:font-weight-asian="normal" style:font-size-complex="12pt" style:font-style-complex="normal" style:font-weight-complex="normal"/>
    </style:style>
    <style:style style:name="T193" style:family="text">
      <style:text-properties fo:font-size="12pt" fo:font-style="normal" fo:font-weight="normal" officeooo:rsid="0166fcaa" style:font-size-asian="12pt" style:font-style-asian="normal" style:font-weight-asian="normal" style:font-size-complex="12pt" style:font-style-complex="normal" style:font-weight-complex="normal"/>
    </style:style>
    <style:style style:name="T194" style:family="text">
      <style:text-properties fo:font-size="12pt" fo:font-style="normal" fo:font-weight="normal" officeooo:rsid="0167cfac" style:font-size-asian="12pt" style:font-style-asian="normal" style:font-weight-asian="normal" style:font-size-complex="12pt" style:font-style-complex="normal" style:font-weight-complex="normal"/>
    </style:style>
    <style:style style:name="T195" style:family="text">
      <style:text-properties fo:font-size="12pt" fo:font-style="normal" fo:font-weight="normal" officeooo:rsid="016828e8" style:font-size-asian="12pt" style:font-style-asian="normal" style:font-weight-asian="normal" style:font-size-complex="12pt" style:font-style-complex="normal" style:font-weight-complex="normal"/>
    </style:style>
    <style:style style:name="T196" style:family="text">
      <style:text-properties fo:font-size="12pt" fo:font-style="normal" fo:font-weight="normal" officeooo:rsid="0168ec54" style:font-size-asian="12pt" style:font-style-asian="normal" style:font-weight-asian="normal" style:font-size-complex="12pt" style:font-style-complex="normal" style:font-weight-complex="normal"/>
    </style:style>
    <style:style style:name="T197" style:family="text">
      <style:text-properties fo:font-size="12pt" fo:font-style="normal" fo:font-weight="normal" officeooo:rsid="0169adc8" style:font-size-asian="12pt" style:font-style-asian="normal" style:font-weight-asian="normal" style:font-size-complex="12pt" style:font-style-complex="normal" style:font-weight-complex="normal"/>
    </style:style>
    <style:style style:name="T198" style:family="text">
      <style:text-properties fo:font-size="12pt" fo:font-style="normal" fo:font-weight="normal" officeooo:rsid="016a57c8" style:font-size-asian="12pt" style:font-style-asian="normal" style:font-weight-asian="normal" style:font-size-complex="12pt" style:font-style-complex="normal" style:font-weight-complex="normal"/>
    </style:style>
    <style:style style:name="T199" style:family="text">
      <style:text-properties fo:font-size="12pt" fo:font-style="normal" fo:font-weight="normal" officeooo:rsid="016a9cca" style:font-size-asian="12pt" style:font-style-asian="normal" style:font-weight-asian="normal" style:font-size-complex="12pt" style:font-style-complex="normal" style:font-weight-complex="normal"/>
    </style:style>
    <style:style style:name="T200" style:family="text">
      <style:text-properties fo:font-size="12pt" fo:font-style="normal" fo:font-weight="normal" officeooo:rsid="016c31a7" style:font-size-asian="12pt" style:font-style-asian="normal" style:font-weight-asian="normal" style:font-size-complex="12pt" style:font-style-complex="normal" style:font-weight-complex="normal"/>
    </style:style>
    <style:style style:name="T201" style:family="text">
      <style:text-properties fo:font-size="12pt" fo:font-style="normal" fo:font-weight="normal" officeooo:rsid="016cf883" style:font-size-asian="12pt" style:font-style-asian="normal" style:font-weight-asian="normal" style:font-size-complex="12pt" style:font-style-complex="normal" style:font-weight-complex="normal"/>
    </style:style>
    <style:style style:name="T202" style:family="text">
      <style:text-properties fo:font-size="12pt" fo:font-style="normal" fo:font-weight="normal" officeooo:rsid="01704fbc" style:font-size-asian="12pt" style:font-style-asian="normal" style:font-weight-asian="normal" style:font-size-complex="12pt" style:font-style-complex="normal" style:font-weight-complex="normal"/>
    </style:style>
    <style:style style:name="T203" style:family="text">
      <style:text-properties fo:font-size="12pt" fo:font-style="normal" fo:font-weight="normal" officeooo:rsid="0172cac0" style:font-size-asian="12pt" style:font-style-asian="normal" style:font-weight-asian="normal" style:font-size-complex="12pt" style:font-style-complex="normal" style:font-weight-complex="normal"/>
    </style:style>
    <style:style style:name="T204" style:family="text">
      <style:text-properties fo:font-size="12pt" fo:font-style="normal" fo:font-weight="normal" officeooo:rsid="01739d47" style:font-size-asian="12pt" style:font-style-asian="normal" style:font-weight-asian="normal" style:font-size-complex="12pt" style:font-style-complex="normal" style:font-weight-complex="normal"/>
    </style:style>
    <style:style style:name="T205" style:family="text">
      <style:text-properties fo:font-size="12pt" fo:font-style="normal" fo:font-weight="normal" officeooo:rsid="01742ee6" style:font-size-asian="12pt" style:font-style-asian="normal" style:font-weight-asian="normal" style:font-size-complex="12pt" style:font-style-complex="normal" style:font-weight-complex="normal"/>
    </style:style>
    <style:style style:name="T206" style:family="text">
      <style:text-properties fo:font-size="12pt" fo:font-style="normal" fo:font-weight="normal" officeooo:rsid="0175866e" style:font-size-asian="12pt" style:font-style-asian="normal" style:font-weight-asian="normal" style:font-size-complex="12pt" style:font-style-complex="normal" style:font-weight-complex="normal"/>
    </style:style>
    <style:style style:name="T207" style:family="text">
      <style:text-properties fo:font-size="12pt" fo:font-style="normal" fo:font-weight="normal" officeooo:rsid="017833d6" style:font-size-asian="12pt" style:font-style-asian="normal" style:font-weight-asian="normal" style:font-size-complex="12pt" style:font-style-complex="normal" style:font-weight-complex="normal"/>
    </style:style>
    <style:style style:name="T208" style:family="text">
      <style:text-properties fo:font-size="12pt" fo:font-style="normal" fo:font-weight="normal" officeooo:rsid="01792e5c" style:font-size-asian="12pt" style:font-style-asian="normal" style:font-weight-asian="normal" style:font-size-complex="12pt" style:font-style-complex="normal" style:font-weight-complex="normal"/>
    </style:style>
    <style:style style:name="T209" style:family="text">
      <style:text-properties fo:font-size="12pt" fo:font-style="normal" fo:font-weight="normal" officeooo:rsid="017ac67d" style:font-size-asian="12pt" style:font-style-asian="normal" style:font-weight-asian="normal" style:font-size-complex="12pt" style:font-style-complex="normal" style:font-weight-complex="normal"/>
    </style:style>
    <style:style style:name="T210" style:family="text">
      <style:text-properties fo:font-size="12pt" fo:font-style="normal" fo:font-weight="normal" officeooo:rsid="017cac6c" style:font-size-asian="12pt" style:font-style-asian="normal" style:font-weight-asian="normal" style:font-size-complex="12pt" style:font-style-complex="normal" style:font-weight-complex="normal"/>
    </style:style>
    <style:style style:name="T211" style:family="text">
      <style:text-properties fo:font-size="12pt" fo:font-style="normal" fo:font-weight="normal" officeooo:rsid="017e30b7" style:font-size-asian="12pt" style:font-style-asian="normal" style:font-weight-asian="normal" style:font-size-complex="12pt" style:font-style-complex="normal" style:font-weight-complex="normal"/>
    </style:style>
    <style:style style:name="T212" style:family="text">
      <style:text-properties fo:font-size="12pt" fo:font-style="normal" fo:font-weight="normal" officeooo:rsid="0180bce0" style:font-size-asian="12pt" style:font-style-asian="normal" style:font-weight-asian="normal" style:font-size-complex="12pt" style:font-style-complex="normal" style:font-weight-complex="normal"/>
    </style:style>
    <style:style style:name="T213" style:family="text">
      <style:text-properties fo:font-size="12pt" fo:font-style="normal" fo:font-weight="normal" officeooo:rsid="0180ccc1" style:font-size-asian="12pt" style:font-style-asian="normal" style:font-weight-asian="normal" style:font-size-complex="12pt" style:font-style-complex="normal" style:font-weight-complex="normal"/>
    </style:style>
    <style:style style:name="T214" style:family="text">
      <style:text-properties fo:font-size="12pt" fo:font-style="normal" fo:font-weight="normal" officeooo:rsid="0180f496" style:font-size-asian="12pt" style:font-style-asian="normal" style:font-weight-asian="normal" style:font-size-complex="12pt" style:font-style-complex="normal" style:font-weight-complex="normal"/>
    </style:style>
    <style:style style:name="T215" style:family="text">
      <style:text-properties fo:font-size="12pt" fo:font-style="normal" fo:font-weight="normal" officeooo:rsid="01839516" style:font-size-asian="12pt" style:font-style-asian="normal" style:font-weight-asian="normal" style:font-size-complex="12pt" style:font-style-complex="normal" style:font-weight-complex="normal"/>
    </style:style>
    <style:style style:name="T216" style:family="text">
      <style:text-properties fo:font-size="12pt" fo:font-style="normal" fo:font-weight="normal" officeooo:rsid="0184376c" style:font-size-asian="12pt" style:font-style-asian="normal" style:font-weight-asian="normal" style:font-size-complex="12pt" style:font-style-complex="normal" style:font-weight-complex="normal"/>
    </style:style>
    <style:style style:name="T217" style:family="text">
      <style:text-properties fo:font-size="12pt" fo:font-style="italic" fo:font-weight="normal" officeooo:rsid="003517c2" style:font-size-asian="12pt" style:font-style-asian="italic" style:font-weight-asian="normal" style:font-size-complex="12pt" style:font-style-complex="italic" style:font-weight-complex="normal"/>
    </style:style>
    <style:style style:name="T218" style:family="text">
      <style:text-properties fo:font-size="12pt" fo:font-style="italic" fo:font-weight="normal" officeooo:rsid="0036ed8b" style:font-size-asian="12pt" style:font-style-asian="italic" style:font-weight-asian="normal" style:font-size-complex="12pt" style:font-style-complex="italic" style:font-weight-complex="normal"/>
    </style:style>
    <style:style style:name="T219" style:family="text">
      <style:text-properties fo:font-size="12pt" fo:font-style="italic" fo:font-weight="normal" officeooo:rsid="00377c1d" style:font-size-asian="12pt" style:font-style-asian="italic" style:font-weight-asian="normal" style:font-size-complex="12pt" style:font-style-complex="italic" style:font-weight-complex="normal"/>
    </style:style>
    <style:style style:name="T220" style:family="text">
      <style:text-properties fo:font-size="12pt" fo:font-style="italic" fo:font-weight="normal" officeooo:rsid="00c08625" style:font-size-asian="12pt" style:font-style-asian="italic" style:font-weight-asian="normal" style:font-size-complex="12pt" style:font-style-complex="italic" style:font-weight-complex="normal"/>
    </style:style>
    <style:style style:name="T221" style:family="text">
      <style:text-properties fo:font-size="12pt" fo:font-weight="normal" style:font-size-asian="12pt" style:font-weight-asian="normal" style:font-size-complex="12pt" style:font-weight-complex="normal"/>
    </style:style>
    <style:style style:name="T222" style:family="text">
      <style:text-properties fo:font-size="12pt" fo:font-weight="normal" officeooo:rsid="00377c1d" style:font-size-asian="12pt" style:font-weight-asian="normal" style:font-size-complex="12pt" style:font-weight-complex="normal"/>
    </style:style>
    <style:style style:name="T223" style:family="text">
      <style:text-properties fo:font-size="12pt" fo:font-weight="normal" officeooo:rsid="003ab52c" style:font-size-asian="12pt" style:font-weight-asian="normal" style:font-size-complex="12pt" style:font-weight-complex="normal"/>
    </style:style>
    <style:style style:name="T224" style:family="text">
      <style:text-properties fo:font-size="12pt" fo:font-weight="normal" officeooo:rsid="003c5999" style:font-size-asian="12pt" style:font-weight-asian="normal" style:font-size-complex="12pt" style:font-weight-complex="normal"/>
    </style:style>
    <style:style style:name="T225" style:family="text">
      <style:text-properties fo:font-size="12pt" fo:font-weight="normal" officeooo:rsid="00450d8c" style:font-size-asian="12pt" style:font-weight-asian="normal" style:font-size-complex="12pt" style:font-weight-complex="normal"/>
    </style:style>
    <style:style style:name="T226" style:family="text">
      <style:text-properties fo:font-size="12pt" fo:font-weight="normal" officeooo:rsid="004cdd3c" style:font-size-asian="12pt" style:font-weight-asian="normal" style:font-size-complex="12pt" style:font-weight-complex="normal"/>
    </style:style>
    <style:style style:name="T227" style:family="text">
      <style:text-properties fo:font-size="12pt" fo:font-weight="normal" officeooo:rsid="00551ce5" style:font-size-asian="12pt" style:font-weight-asian="normal" style:font-size-complex="12pt" style:font-weight-complex="normal"/>
    </style:style>
    <style:style style:name="T228" style:family="text">
      <style:text-properties fo:font-size="12pt" fo:font-weight="normal" officeooo:rsid="0064186b" style:font-size-asian="12pt" style:font-weight-asian="normal" style:font-size-complex="12pt" style:font-weight-complex="normal"/>
    </style:style>
    <style:style style:name="T229" style:family="text">
      <style:text-properties fo:font-size="12pt" fo:font-weight="normal" officeooo:rsid="0064e7ad" style:font-size-asian="12pt" style:font-weight-asian="normal" style:font-size-complex="12pt" style:font-weight-complex="normal"/>
    </style:style>
    <style:style style:name="T230" style:family="text">
      <style:text-properties fo:font-size="12pt" fo:font-weight="normal" officeooo:rsid="0066b287" style:font-size-asian="12pt" style:font-weight-asian="normal" style:font-size-complex="12pt" style:font-weight-complex="normal"/>
    </style:style>
    <style:style style:name="T231" style:family="text">
      <style:text-properties fo:font-size="12pt" fo:font-weight="normal" officeooo:rsid="0066fb1c" style:font-size-asian="12pt" style:font-weight-asian="normal" style:font-size-complex="12pt" style:font-weight-complex="normal"/>
    </style:style>
    <style:style style:name="T232" style:family="text">
      <style:text-properties fo:font-size="12pt" fo:font-weight="normal" officeooo:rsid="0068f175" style:font-size-asian="12pt" style:font-weight-asian="normal" style:font-size-complex="12pt" style:font-weight-complex="normal"/>
    </style:style>
    <style:style style:name="T233" style:family="text">
      <style:text-properties fo:font-size="12pt" fo:font-weight="normal" officeooo:rsid="006a96f5" style:font-size-asian="12pt" style:font-weight-asian="normal" style:font-size-complex="12pt" style:font-weight-complex="normal"/>
    </style:style>
    <style:style style:name="T234" style:family="text">
      <style:text-properties fo:font-size="12pt" fo:font-weight="normal" officeooo:rsid="006c4d32" style:font-size-asian="12pt" style:font-weight-asian="normal" style:font-size-complex="12pt" style:font-weight-complex="normal"/>
    </style:style>
    <style:style style:name="T235" style:family="text">
      <style:text-properties fo:font-size="12pt" fo:font-weight="normal" officeooo:rsid="006dd682" style:font-size-asian="12pt" style:font-weight-asian="normal" style:font-size-complex="12pt" style:font-weight-complex="normal"/>
    </style:style>
    <style:style style:name="T236" style:family="text">
      <style:text-properties fo:font-size="12pt" fo:font-weight="normal" officeooo:rsid="0070156a" style:font-size-asian="12pt" style:font-weight-asian="normal" style:font-size-complex="12pt" style:font-weight-complex="normal"/>
    </style:style>
    <style:style style:name="T237" style:family="text">
      <style:text-properties fo:font-size="12pt" fo:font-weight="normal" officeooo:rsid="00727e6a" style:font-size-asian="12pt" style:font-weight-asian="normal" style:font-size-complex="12pt" style:font-weight-complex="normal"/>
    </style:style>
    <style:style style:name="T238" style:family="text">
      <style:text-properties fo:font-size="12pt" fo:font-weight="normal" officeooo:rsid="00743c80" style:font-size-asian="12pt" style:font-weight-asian="normal" style:font-size-complex="12pt" style:font-weight-complex="normal"/>
    </style:style>
    <style:style style:name="T239" style:family="text">
      <style:text-properties fo:font-size="12pt" fo:font-weight="normal" officeooo:rsid="0075c545" style:font-size-asian="12pt" style:font-weight-asian="normal" style:font-size-complex="12pt" style:font-weight-complex="normal"/>
    </style:style>
    <style:style style:name="T240" style:family="text">
      <style:text-properties fo:font-size="12pt" fo:font-weight="normal" officeooo:rsid="00776156" style:font-size-asian="12pt" style:font-weight-asian="normal" style:font-size-complex="12pt" style:font-weight-complex="normal"/>
    </style:style>
    <style:style style:name="T241" style:family="text">
      <style:text-properties fo:font-size="12pt" fo:font-weight="normal" officeooo:rsid="0078dd2e" style:font-size-asian="12pt" style:font-weight-asian="normal" style:font-size-complex="12pt" style:font-weight-complex="normal"/>
    </style:style>
    <style:style style:name="T242" style:family="text">
      <style:text-properties fo:font-size="12pt" fo:font-weight="normal" officeooo:rsid="007a9a56" style:font-size-asian="12pt" style:font-weight-asian="normal" style:font-size-complex="12pt" style:font-weight-complex="normal"/>
    </style:style>
    <style:style style:name="T243" style:family="text">
      <style:text-properties fo:font-size="12pt" fo:font-weight="normal" officeooo:rsid="007c1683" style:font-size-asian="12pt" style:font-weight-asian="normal" style:font-size-complex="12pt" style:font-weight-complex="normal"/>
    </style:style>
    <style:style style:name="T244" style:family="text">
      <style:text-properties fo:font-size="12pt" fo:font-weight="normal" officeooo:rsid="007e0e51" style:font-size-asian="12pt" style:font-weight-asian="normal" style:font-size-complex="12pt" style:font-weight-complex="normal"/>
    </style:style>
    <style:style style:name="T245" style:family="text">
      <style:text-properties fo:font-size="12pt" fo:font-weight="normal" officeooo:rsid="007fa389" style:font-size-asian="12pt" style:font-weight-asian="normal" style:font-size-complex="12pt" style:font-weight-complex="normal"/>
    </style:style>
    <style:style style:name="T246" style:family="text">
      <style:text-properties fo:font-size="12pt" fo:font-weight="normal" officeooo:rsid="008058ab" style:font-size-asian="12pt" style:font-weight-asian="normal" style:font-size-complex="12pt" style:font-weight-complex="normal"/>
    </style:style>
    <style:style style:name="T247" style:family="text">
      <style:text-properties fo:font-size="12pt" fo:font-weight="normal" officeooo:rsid="0080cd3d" style:font-size-asian="12pt" style:font-weight-asian="normal" style:font-size-complex="12pt" style:font-weight-complex="normal"/>
    </style:style>
    <style:style style:name="T248" style:family="text">
      <style:text-properties fo:font-size="12pt" fo:font-weight="normal" officeooo:rsid="008354e5" style:font-size-asian="12pt" style:font-weight-asian="normal" style:font-size-complex="12pt" style:font-weight-complex="normal"/>
    </style:style>
    <style:style style:name="T249" style:family="text">
      <style:text-properties fo:font-size="12pt" fo:font-weight="normal" officeooo:rsid="00854131" style:font-size-asian="12pt" style:font-weight-asian="normal" style:font-size-complex="12pt" style:font-weight-complex="normal"/>
    </style:style>
    <style:style style:name="T250" style:family="text">
      <style:text-properties fo:font-size="12pt" fo:font-weight="normal" officeooo:rsid="0086adae" style:font-size-asian="12pt" style:font-weight-asian="normal" style:font-size-complex="12pt" style:font-weight-complex="normal"/>
    </style:style>
    <style:style style:name="T251" style:family="text">
      <style:text-properties fo:font-size="12pt" fo:font-weight="normal" officeooo:rsid="0087c80d" style:font-size-asian="12pt" style:font-weight-asian="normal" style:font-size-complex="12pt" style:font-weight-complex="normal"/>
    </style:style>
    <style:style style:name="T252" style:family="text">
      <style:text-properties fo:font-size="12pt" fo:font-weight="normal" officeooo:rsid="0089a41b" style:font-size-asian="12pt" style:font-weight-asian="normal" style:font-size-complex="12pt" style:font-weight-complex="normal"/>
    </style:style>
    <style:style style:name="T253" style:family="text">
      <style:text-properties fo:font-size="12pt" fo:font-weight="normal" officeooo:rsid="008a3407" style:font-size-asian="12pt" style:font-weight-asian="normal" style:font-size-complex="12pt" style:font-weight-complex="normal"/>
    </style:style>
    <style:style style:name="T254" style:family="text">
      <style:text-properties fo:font-size="12pt" fo:font-weight="normal" officeooo:rsid="008a3499" style:font-size-asian="12pt" style:font-weight-asian="normal" style:font-size-complex="12pt" style:font-weight-complex="normal"/>
    </style:style>
    <style:style style:name="T255" style:family="text">
      <style:text-properties fo:font-size="12pt" fo:font-weight="normal" officeooo:rsid="008ae94d" style:font-size-asian="12pt" style:font-weight-asian="normal" style:font-size-complex="12pt" style:font-weight-complex="normal"/>
    </style:style>
    <style:style style:name="T256" style:family="text">
      <style:text-properties fo:font-size="12pt" fo:font-weight="normal" officeooo:rsid="008cd5de" style:font-size-asian="12pt" style:font-weight-asian="normal" style:font-size-complex="12pt" style:font-weight-complex="normal"/>
    </style:style>
    <style:style style:name="T257" style:family="text">
      <style:text-properties fo:font-size="12pt" fo:font-weight="normal" officeooo:rsid="008d25ce" style:font-size-asian="12pt" style:font-weight-asian="normal" style:font-size-complex="12pt" style:font-weight-complex="normal"/>
    </style:style>
    <style:style style:name="T258" style:family="text">
      <style:text-properties fo:font-size="12pt" fo:font-weight="normal" officeooo:rsid="008d637d" style:font-size-asian="12pt" style:font-weight-asian="normal" style:font-size-complex="12pt" style:font-weight-complex="normal"/>
    </style:style>
    <style:style style:name="T259" style:family="text">
      <style:text-properties fo:font-size="12pt" fo:font-weight="normal" officeooo:rsid="00911214" style:font-size-asian="12pt" style:font-weight-asian="normal" style:font-size-complex="12pt" style:font-weight-complex="normal"/>
    </style:style>
    <style:style style:name="T260" style:family="text">
      <style:text-properties fo:font-size="12pt" fo:font-weight="normal" officeooo:rsid="0099def0" style:font-size-asian="12pt" style:font-weight-asian="normal" style:font-size-complex="12pt" style:font-weight-complex="normal"/>
    </style:style>
    <style:style style:name="T261" style:family="text">
      <style:text-properties fo:font-size="12pt" fo:font-weight="normal" officeooo:rsid="009a3d83" style:font-size-asian="12pt" style:font-weight-asian="normal" style:font-size-complex="12pt" style:font-weight-complex="normal"/>
    </style:style>
    <style:style style:name="T262" style:family="text">
      <style:text-properties fo:font-size="12pt" fo:font-weight="normal" officeooo:rsid="009e942a" style:font-size-asian="12pt" style:font-weight-asian="normal" style:font-size-complex="12pt" style:font-weight-complex="normal"/>
    </style:style>
    <style:style style:name="T263" style:family="text">
      <style:text-properties fo:font-size="12pt" fo:font-weight="normal" officeooo:rsid="00a05484" style:font-size-asian="12pt" style:font-weight-asian="normal" style:font-size-complex="12pt" style:font-weight-complex="normal"/>
    </style:style>
    <style:style style:name="T264" style:family="text">
      <style:text-properties fo:font-size="12pt" fo:font-weight="normal" officeooo:rsid="00a10d8a" style:font-size-asian="12pt" style:font-weight-asian="normal" style:font-size-complex="12pt" style:font-weight-complex="normal"/>
    </style:style>
    <style:style style:name="T265" style:family="text">
      <style:text-properties fo:font-size="12pt" fo:font-weight="normal" officeooo:rsid="00a2e009" style:font-size-asian="12pt" style:font-weight-asian="normal" style:font-size-complex="12pt" style:font-weight-complex="normal"/>
    </style:style>
    <style:style style:name="T266" style:family="text">
      <style:text-properties fo:font-size="12pt" fo:font-weight="normal" officeooo:rsid="00a3f720" style:font-size-asian="12pt" style:font-weight-asian="normal" style:font-size-complex="12pt" style:font-weight-complex="normal"/>
    </style:style>
    <style:style style:name="T267" style:family="text">
      <style:text-properties fo:font-size="12pt" fo:font-weight="normal" officeooo:rsid="00a5f264" style:font-size-asian="12pt" style:font-weight-asian="normal" style:font-size-complex="12pt" style:font-weight-complex="normal"/>
    </style:style>
    <style:style style:name="T268" style:family="text">
      <style:text-properties fo:font-size="12pt" fo:font-weight="normal" officeooo:rsid="00a7d463" style:font-size-asian="12pt" style:font-weight-asian="normal" style:font-size-complex="12pt" style:font-weight-complex="normal"/>
    </style:style>
    <style:style style:name="T269" style:family="text">
      <style:text-properties fo:font-size="12pt" fo:font-weight="normal" officeooo:rsid="00a9636b" style:font-size-asian="12pt" style:font-weight-asian="normal" style:font-size-complex="12pt" style:font-weight-complex="normal"/>
    </style:style>
    <style:style style:name="T270" style:family="text">
      <style:text-properties fo:font-size="12pt" fo:font-weight="normal" officeooo:rsid="00b683e7" style:font-size-asian="12pt" style:font-weight-asian="normal" style:font-size-complex="12pt" style:font-weight-complex="normal"/>
    </style:style>
    <style:style style:name="T271" style:family="text">
      <style:text-properties fo:font-size="12pt" fo:font-weight="normal" officeooo:rsid="00c08625" style:font-size-asian="12pt" style:font-weight-asian="normal" style:font-size-complex="12pt" style:font-weight-complex="normal"/>
    </style:style>
    <style:style style:name="T272" style:family="text">
      <style:text-properties fo:font-size="12pt" fo:font-weight="normal" officeooo:rsid="00c0fae0" style:font-size-asian="12pt" style:font-weight-asian="normal" style:font-size-complex="12pt" style:font-weight-complex="normal"/>
    </style:style>
    <style:style style:name="T273" style:family="text">
      <style:text-properties fo:font-size="12pt" fo:font-weight="normal" officeooo:rsid="00c58b9f" style:font-size-asian="12pt" style:font-weight-asian="normal" style:font-size-complex="12pt" style:font-weight-complex="normal"/>
    </style:style>
    <style:style style:name="T274" style:family="text">
      <style:text-properties fo:font-size="12pt" fo:font-weight="normal" officeooo:rsid="00cc57f3" style:font-size-asian="12pt" style:font-weight-asian="normal" style:font-size-complex="12pt" style:font-weight-complex="normal"/>
    </style:style>
    <style:style style:name="T275" style:family="text">
      <style:text-properties fo:font-size="12pt" fo:font-weight="normal" officeooo:rsid="00cdcee3" style:font-size-asian="12pt" style:font-weight-asian="normal" style:font-size-complex="12pt" style:font-weight-complex="normal"/>
    </style:style>
    <style:style style:name="T276" style:family="text">
      <style:text-properties fo:font-size="12pt" fo:font-weight="normal" officeooo:rsid="00da2b3a" style:font-size-asian="12pt" style:font-weight-asian="normal" style:font-size-complex="12pt" style:font-weight-complex="normal"/>
    </style:style>
    <style:style style:name="T277" style:family="text">
      <style:text-properties fo:font-size="12pt" fo:font-weight="normal" officeooo:rsid="00f539be" style:font-size-asian="12pt" style:font-weight-asian="normal" style:font-size-complex="12pt" style:font-weight-complex="normal"/>
    </style:style>
    <style:style style:name="T278" style:family="text">
      <style:text-properties fo:font-size="12pt" fo:font-weight="normal" officeooo:rsid="00f5641b" style:font-size-asian="12pt" style:font-weight-asian="normal" style:font-size-complex="12pt" style:font-weight-complex="normal"/>
    </style:style>
    <style:style style:name="T279" style:family="text">
      <style:text-properties fo:font-size="12pt" fo:font-weight="normal" officeooo:rsid="0104ce1f" style:font-size-asian="12pt" style:font-weight-asian="normal" style:font-size-complex="12pt" style:font-weight-complex="normal"/>
    </style:style>
    <style:style style:name="T280" style:family="text">
      <style:text-properties fo:font-size="12pt" fo:font-weight="normal" officeooo:rsid="0122658e" style:font-size-asian="12pt" style:font-weight-asian="normal" style:font-size-complex="12pt" style:font-weight-complex="normal"/>
    </style:style>
    <style:style style:name="T281" style:family="text">
      <style:text-properties fo:font-size="12pt" fo:font-weight="normal" officeooo:rsid="015e9878" style:font-size-asian="12pt" style:font-weight-asian="normal" style:font-size-complex="12pt" style:font-weight-complex="normal"/>
    </style:style>
    <style:style style:name="T282" style:family="text">
      <style:text-properties fo:font-size="12pt" fo:font-weight="normal" officeooo:rsid="015ec9f3" style:font-size-asian="12pt" style:font-weight-asian="normal" style:font-size-complex="12pt" style:font-weight-complex="normal"/>
    </style:style>
    <style:style style:name="T283" style:family="text">
      <style:text-properties fo:font-size="12pt" fo:font-weight="normal" officeooo:rsid="01766102" style:font-size-asian="12pt" style:font-weight-asian="normal" style:font-size-complex="12pt" style:font-weight-complex="normal"/>
    </style:style>
    <style:style style:name="T284" style:family="text">
      <style:text-properties fo:font-size="12pt" fo:font-weight="normal" officeooo:rsid="017afd1c" style:font-size-asian="12pt" style:font-weight-asian="normal" style:font-size-complex="12pt" style:font-weight-complex="normal"/>
    </style:style>
    <style:style style:name="T285" style:family="text">
      <style:text-properties officeooo:rsid="0036ed8b"/>
    </style:style>
    <style:style style:name="T286" style:family="text">
      <style:text-properties officeooo:rsid="0043308d"/>
    </style:style>
    <style:style style:name="T287" style:family="text">
      <style:text-properties officeooo:rsid="008229d0"/>
    </style:style>
    <style:style style:name="T288" style:family="text">
      <style:text-properties officeooo:rsid="008ec50e"/>
    </style:style>
    <style:style style:name="T289" style:family="text">
      <style:text-properties officeooo:rsid="0095ff39"/>
    </style:style>
    <style:style style:name="T290" style:family="text">
      <style:text-properties officeooo:rsid="0099cd4e"/>
    </style:style>
    <style:style style:name="T291" style:family="text">
      <style:text-properties officeooo:rsid="0099def0"/>
    </style:style>
    <style:style style:name="T292" style:family="text">
      <style:text-properties officeooo:rsid="009b5842"/>
    </style:style>
    <style:style style:name="T293" style:family="text">
      <style:text-properties officeooo:rsid="00b88804"/>
    </style:style>
    <style:style style:name="T294" style:family="text">
      <style:text-properties officeooo:rsid="00bb68a3"/>
    </style:style>
    <style:style style:name="T295" style:family="text">
      <style:text-properties officeooo:rsid="00bd4910"/>
    </style:style>
    <style:style style:name="T296" style:family="text">
      <style:text-properties officeooo:rsid="00bf99ae"/>
    </style:style>
    <style:style style:name="T297" style:family="text">
      <style:text-properties officeooo:rsid="00c8b912"/>
    </style:style>
    <style:style style:name="T298" style:family="text">
      <style:text-properties officeooo:rsid="00ca1705"/>
    </style:style>
    <style:style style:name="T299" style:family="text">
      <style:text-properties officeooo:rsid="00d2323d"/>
    </style:style>
    <style:style style:name="T300" style:family="text">
      <style:text-properties officeooo:rsid="00d9dc5b"/>
    </style:style>
    <style:style style:name="T301" style:family="text">
      <style:text-properties style:font-name="Times New Roman1" fo:font-size="12pt" fo:font-style="normal" fo:font-weight="normal" style:font-size-asian="12pt" style:font-style-asian="normal" style:font-weight-asian="normal" style:font-size-complex="12pt" style:font-style-complex="normal" style:font-weight-complex="normal"/>
    </style:style>
    <style:style style:name="T302" style:family="text">
      <style:text-properties officeooo:rsid="011012b8"/>
    </style:style>
    <style:style style:name="T303" style:family="text">
      <style:text-properties officeooo:rsid="01115b2b"/>
    </style:style>
    <style:style style:name="T304" style:family="text">
      <style:text-properties officeooo:rsid="013a311f"/>
    </style:style>
    <style:style style:name="T305" style:family="text">
      <style:text-properties officeooo:rsid="014ca2c1"/>
    </style:style>
    <style:style style:name="T306" style:family="text">
      <style:text-properties officeooo:rsid="015c631e"/>
    </style:style>
    <style:style style:name="T307" style:family="text">
      <style:text-properties officeooo:rsid="015d0d95"/>
    </style:style>
    <style:style style:name="T308" style:family="text">
      <style:text-properties officeooo:rsid="016e907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122">Rozdział I</text:p>
      <text:p text:style-name="P122"/>
      <text:p text:style-name="P3"><text:span text:style-name="T289"><text:tab/>Zbliża się</text:span> chwila, na którą z reszt<text:span text:style-name="T2">ą</text:span> załogi czekamy od niemal pięciu miesięcy </text:p>
      <text:p text:style-name="P4">- <text:span text:style-name="T29">p</text:span>omyślał Mark, wpatrując się przez iluminator w hipnotyczną, r<text:span text:style-name="T299">dzawą </text:span>tarczę planety, częściowo spowitej mrokiem.</text:p>
      <text:p text:style-name="P4"><text:tab/>Statek znajdował się na niskiej orbicie, <text:span text:style-name="T287">a on </text:span>wyraźnie dostrzegał <text:s/><text:span text:style-name="T287">otoczony chmurami </text:span>Olympus Mons (olbrzymi, wygasły wulkan), <text:span text:style-name="T287">będący</text:span> celem lądowania i całej wyprawy.</text:p>
      <text:p text:style-name="P4">- <text:span text:style-name="T289">N</text:span>ie mogę uwierzyć, że <text:span text:style-name="T289">za kilka godzin znajdę się na Marsie</text:span> - wymamrotał do siebie.</text:p>
      <text:p text:style-name="P4"><text:tab/>Mimo, iż obecna misja była już szóstą ekspedycją załogową na tę planetę, dwie z nich zakończyły się katastrofami, przez co Mars nadal wywoływał wielkie emocje w społeczeństwie, politykach i astronautach.</text:p>
      <text:p text:style-name="P4"><text:tab/>Błędy konstrukcyjne przy budowie rakiety użytej w pierwszej misji oraz nieodpowiednie zabezpieczenia habitatów przed promieniowaniem <text:span text:style-name="T300">słonecznym</text:span>, także w czasie trwania misji drugiej, doprowadziły do śmierci załóg przez co NASA poważnie rozważała zamrożenie programu „<text:span text:style-name="T287">Mars Terraforming Project”</text:span> na co najmniej 5 lat. Jednak wyprawa nr 4 była już mocno zaawansowana w czasie i dużo lepiej pomyślana, finalnie udało się ją zrealizować bez większych problemów. <text:span text:style-name="T288">Media odtrąbiły ogromny sukces, politycy grzali się w jego cieple. </text:span>Trzeba tu <text:span text:style-name="T288">jednak</text:span> dodać, że duży wpływ na końcow<text:span text:style-name="T288">e powodzenie</text:span> miał fakt, że NASA przy realizacji tego projektu udało się wreszcie porozumieć z prywatą firmą Sprace<text:span text:style-name="T304">y</text:span>, która była już wtedy w posiadaniu kilku rozwiązań technicznych znacz<text:span text:style-name="T10">ąco</text:span> podnoszących sprawność silników.</text:p>
      <text:p text:style-name="P5"><text:tab/>Podniecenie pomieszane z niepokojem nie pozwalały mu zasnąć; przetarł dłońmi zmęczoną twarz i rozciągnął się na materacu umieszczonym we wnęce u <text:span text:style-name="T2">ś</text:span>ciany tej niewielkiej kajuty, która dawała mu namiastkę prywatności przez minione miesiące. </text:p>
      <text:p text:style-name="P5"><text:tab/>Ostatnimi myślami nim zm<text:span text:style-name="T2">óg</text:span>ł go sen sięgnął do kobiety, którą wciąż miał w sercu. W rzeczywistości jego serce było dość pojemne i w zależności od dnia, czy nastroju mogła mu przyjść do głowy jedna z trzech, czy czterech dziewczyn, które darzył sentymentem. Był trudnym, bardzo wymagającym mężczyzną. I mimo, że kobiety lubiły jego towarzyst<text:span text:style-name="T2">w</text:span>o, przy bliższej relacji mocno tracił i szybko kończył <text:span text:style-name="T308">sam</text:span>, a jedyne towarzystwo jakie wtedy akc<text:span text:style-name="T2">e</text:span>ptował, to nieodłączne poczucie winy i straconej szansy. Porzucały go jedynie te dziewczyny, na których mu zależało, tylko im pokazywał kim <text:span text:style-name="T302">naprawdę</text:span> jest i na efekt zwykle nie trzeba było długo czekać. Czasami dochodził do wniosku, że mógłby je przy sobie zatrzymać okazując obojętnoś<text:span text:style-name="T10">ć</text:span>, niestety w bliskich relacjach nie panował nad swoimi emocjami.</text:p>
      <text:p text:style-name="P4"><text:tab/>Nie ma co ukrywać, że jego nieudane związki mocno przyczyniły się do tego, że mając <text:span text:style-name="T307">trzydzieści dwa</text:span> lata znalazł się właśnie w tym miejscu w towarzystwie trzech podobnych mu ludzi.</text:p>
      <text:p text:style-name="P4">Z obecnej załogi tylko <text:span text:style-name="T30">Tom </text:span>Clark, <text:span text:style-name="T297">będący</text:span> lekarzem i oficjalnym liderem zespołu był w związku małżeńskim - żona i dwóch synów wyczekiwało jego powrotu w Los Angeles.</text:p>
      <text:p text:style-name="P4">Jednak z tego co sam o sobie mówił, bez długich rozłąk jego małżeństwu brakowałoby późniejszych impulsów intensywności; miał za sobą p<text:span text:style-name="T306">onad trzy</text:span> lata przebywania w przestrzeni kosmicznej na pomniejszych misjach, nim zakwalifikował się do obecnej wyprawy i ostatecznie został jej dowódcą, <text:span text:style-name="T7">a jednocześnie najstarszym uczestnikiem</text:span>. </text:p>
      <text:p text:style-name="P4"><text:tab/><text:span text:style-name="T30">Tom</text:span> już w czasie miesięcy szkoleń był wysoko ceniony tak przez instruktorów, jak przez kolegów. Szczególne uznanie budziła jego odporność na stres i zdolności interpersonalne. </text:p>
      <text:p text:style-name="P4">Miał pozytywny wpływ na grupę oraz naturalną zdolność rozładowywania napięć, które zdarzały się między rekrutami. Sam nigdy nie był stroną konfliktu, </text:p>
      <text:p text:style-name="P6">a powód tego zdawał się tkwić w tym, że nikt nie traktował go jako rywala i nie czuł potrzeby konkurowania z nim. Bez wątpienia był wyjątkowo inteligentny, lecz pod wzg<text:span text:style-name="T10">l</text:span>ędem biegłości </text:p>
      <text:p text:style-name="P6">w poszczególnych dziedzinach i sprawności fizycznej był na tle pozostałych uczestników szkolenia przeciętniakiem.</text:p>
      <text:p text:style-name="P4"><text:tab/>Mark ocknął się nagle. Miał wrażenie, że usłyszał jakiś nieo<text:span text:style-name="T286">k</text:span>reślony, stłumiony dźwięk. Otworzył ciężkie powieki; sufit pokryty farbą elektroluminescencyjną już pojaśniał imitując wschód słońca i zwiastując rozpoczęcie kolejnego dnia służby. Rozwiązanie z automatycznym <text:soft-page-break/>oświetleniem pomagało <text:span text:style-name="T1">zachować</text:span> naturalny, <text:span text:style-name="T1">dobowy</text:span> rytm aktywności <text:span text:style-name="T298">personelu</text:span>, a także utrzymywało ich w lepszej formie psychofizycznej, <text:span text:style-name="T1">co zostało już potwierdzone długotrwałymi badaniami jeszcze na ziemi. </text:span></text:p>
      <text:p text:style-name="P7"><text:tab/>Ponownie zamknął oczy, a jedyne co docierało do jego uszu, to miarowe, monotonne brzęczenie urządzeń podtrzymujących <text:s/>funkcje pokładowe. Dźwięki zlewały się w jednolity szum, będący <text:span text:style-name="T293">aktualnie</text:span> integralną częścią jego <text:span text:style-name="T2">życia.</text:span></text:p>
      <text:p text:style-name="P8">- Burt, Mark, przyjdźcie natychmiast do kantyny – <text:span text:style-name="T294">r</text:span>ozległ<text:span text:style-name="T294">o</text:span> się z interkomu <text:span text:style-name="T294">wezwanie</text:span> <text:span text:style-name="T10">mechanika</text:span> Franka.</text:p>
      <text:p text:style-name="P8"><text:tab/>Było coś niepokojącego w jego <text:span text:style-name="T294">głosie</text:span>. </text:p>
      <text:p text:style-name="P8">- Coś jest nie tak – przeszło przez myśl Markowi, <text:span text:style-name="T3">gdy stawał boso na podłodze</text:span>. - Musiała przyjść <text:span text:style-name="T3"><text:s/></text:span>wiadomość z agencji <text:span text:style-name="T3">i lądowanie zostanie opóźnione.</text:span></text:p>
      <text:p text:style-name="P9"><text:tab/>Wskoczył w spodnie, wsunął trampki na stopy, przyciskiem uruchomił rozsuwane drzwi </text:p>
      <text:p text:style-name="P9">i schyliwszy się, bez ociągania ruszył <text:span text:style-name="T4">klaustrofobicznym korytarzem ku kolejnym drzwiom prowadzącym wprost do garażu. Minął łazik i dwa quady zabezpieczone linami. Teraz pozostało się jeszcze przecisnąć przez wąską śluzę łączącą moduł lądownika nr 1, gdzie był zakwaterowany wraz z Frankiem i znajdował się już na pokładzie głównym. </text:span></text:p>
      <text:p text:style-name="P10"><text:tab/><text:span text:style-name="T5">Ledwo zjawił się w ładowni pokładu głównego, przez śluzę lądownika nr 2 wychyliła się postać Burta.</text:span></text:p>
      <text:p text:style-name="P11">- Co jest grane? – rzucił Burt.</text:p>
      <text:p text:style-name="P11">- Sam chciałbym wiedzieć – odpowiedział Mark i spojrzał, czy za plecami Burta nie pojawi się postać <text:span text:style-name="T30">Tom’a</text:span>.</text:p>
      <text:p text:style-name="P11">- M<text:span text:style-name="T6">usi być </text:span>z Frankiem, <text:span text:style-name="T6">inaczej też by go wołał </text:span>- Burt <text:span text:style-name="T8">wyprzedził pytanie Marka.</text:span></text:p>
      <text:p text:style-name="P11"><text:tab/><text:span text:style-name="T295">Wspólnie przemierzyli labirynt skrzyń zalegających aż po suwnicę sufitową.</text:span></text:p>
      <text:p text:style-name="P11"/>
      <text:p text:style-name="P12"><text:tab/><text:span text:style-name="T7">Kantyna była dość obszerna. Pełniła jednocześnie rolę sali narad i stołówki. Było tu trochę specjalnie dostosowanego sprzętu agd, ale też kilka komputerów i płaski ekran, który zajmował całą ścianę – a może po prostu był ścianą. Po szafkach były poupychane produkty spożywcze i kilka naczyń – większość pokarmów spożywano wprost z pierwotnych opakowań. Przy owalnym stole stały cztery krzesła, na jednym z nich siedział przygarbiony mężczyzna. </text:span></text:p>
      <text:p text:style-name="P12"><text:span text:style-name="T7"><text:tab/>Wchodzący do pomieszczenia Burt i Mark natychmiast spostrzegli, że spod owocowej mrożonki przyciskanej przez Franka do lewego policzka cieknie krew, która następnie kapie na stół i lśniącą posadzkę.</text:span></text:p>
      <text:p text:style-name="P13">- Co się stało – wystrzelił emocjonalnie Burt i w dwóch susach znalazł się przy Franku <text:span text:style-name="T9">oglądając pociągłe skaleczenie na twarzy, które zdążyło już lekko spuchnąć.</text:span></text:p>
      <text:p text:style-name="P14">- Rzucił się na mnie! - krzyknął Frank i zasyczał z bólu.</text:p>
      <text:p text:style-name="P15">- <text:span text:style-name="T30">Tom</text:span>? - zapytali jednocześnie, zdezorientowani Mark i Burt. - Jak do tego doszło, gdzie <text:span text:style-name="T11">on </text:span>jest? - dodał rozgorączkowany Burt chwytając się nerwowo za głowę. <text:span text:style-name="T296">Frank nic nie powiedział, tylko pokazał ręką kierunek.</text:span></text:p>
      <text:p text:style-name="P16"><text:tab/>Rana nie wyglądała poważnie, ale samo zajście wydawało się być tak niedorzeczne, że wszyscy trzej sprawiali wrażenie skołowanych. <text:span text:style-name="T11">Wreszcie Mark pierwszy oprzytomniał i skierował się ku ambulatorium po apteczkę i gdzie spodziewał się znaleźć Toma. Zauważył, że najwyraźniej </text:span></text:p>
      <text:p text:style-name="P16"><text:span text:style-name="T11">z tego samego kierunku przyszedł Frank, gdyż podłogę znaczyły ślady krwi. </text:span></text:p>
      <text:p text:style-name="P17"><text:tab/><text:span text:style-name="T290">Rozsuwane drzwi izby były związane stetoskopem, co tylko powiększyło uczucie szoku jaki od dłuższej chwili nie opuszczał Marka. </text:span></text:p>
      <text:p text:style-name="P17"><text:span text:style-name="T12">- Co tu się do cholery dzieje?! – wyartykułował z wzbierającą w nim frustracją.</text:span></text:p>
      <text:p text:style-name="P17"><text:span text:style-name="T12"><text:tab/>Spojrzał przez szybę do wnętrza i osłupiał. Zimny dreszcz przeszył jego ciało od góry do dołu i z powrotem. Tom Clark stał tuż za drzwiami i patrzył w jego kierunku nieobecnym wzrokiem, wyglądał obco, nie zareagował w żaden sposób. Nim Mark podjął jakieś kroki, doszli dwaj pozostali astronauci z kantyny.</text:span></text:p>
      <text:p text:style-name="P17"><text:span text:style-name="T12">- Jest w środku – wskazał Mark na drzwi.</text:span></text:p>
      <text:p text:style-name="P18">- Tak. <text:span text:style-name="T13">On mówi, że Clark postradał zmysły – Burt klepnął w ramię Franka.</text:span></text:p>
      <text:p text:style-name="P19"><text:soft-page-break/>- Zaatakował mnie, sami zobaczcie w jakim jest stanie – zareplikował Frank z grymasem bólu na twarzy i podszedł do drzwi, <text:span text:style-name="T292">aby osobiście</text:span> się upewnić, że to wszystko nie jest jedynie grą jego wyobraźni.</text:p>
      <text:p text:style-name="P19"><text:tab/><text:span text:style-name="T303">Tak</text:span>, ich dowódca sprawiał wrażenie, jakby duchem był <text:span text:style-name="T14">w</text:span> <text:span text:style-name="T14">najlepszym razie </text:span>na Ziemi. <text:span text:style-name="T14">Zdecydowanie nie był obecny na orbicie Marsa, gdzie przebywało jego ciało wpatrujące się tępym spojrzeniem w nicość. Ciszę jaka zapadła w trakcie, gdy wszyscy trzej przyglądali się bezsilnie temu zjawisku przerwał Burt.</text:span></text:p>
      <text:p text:style-name="P20">- <text:span text:style-name="T31">Tom</text:span>! Co jest, chłopie? - <text:span text:style-name="T31">Tom Clark</text:span> był ostatnią osobą, po której można by się spodziewać takiego zachowania. Burt nie odpuszczał – Słysz<text:span text:style-name="T31">ysz</text:span> mnie? Clark, nie wygłupiaj się – zaczął rozplątywać <text:span text:style-name="T15">stetoskop, by dostać się do środka.</text:span></text:p>
      <text:p text:style-name="P21">- Przestań – powstrzymał go Mark.</text:p>
      <text:p text:style-name="P22">- On ma rację – przytaknął Markowi Frank i odciągnął Burta <text:span text:style-name="T291">na bok</text:span>. - Musimy się skontaktować</text:p>
      <text:p text:style-name="P22">z dowództwem, opisać co się stało i prosić o wskazówki. Nie pogarszajmy sytuacji.</text:p>
      <text:p text:style-name="P22"><text:tab/>Clark pozostał tak, jak stał. Reszta załogi udała się do kantyny, gdzie Frank spisał relację </text:p>
      <text:p text:style-name="P22">z feralnych wydarzeń i bezzwłocznie j<text:span text:style-name="T16">ą</text:span> nadał. <text:span text:style-name="T16">W oczekiwaniu na odpowiedź Burt co kilka minut sprawdzał sytuację w ambulatorium, ale nic nie wskazywało na poprawę stanu Clarka. </text:span></text:p>
      <text:p text:style-name="P23"><text:tab/><text:span text:style-name="T16">Po około trzydziestu minutach od przesłania raportu otrzymali potwierdzenie, że ich wiadomość dotarła. Była to stała procedura na wypadek problemów z komunikacją, pozwalała uniknąć nieporozumień i straty cennego czasu.</text:span></text:p>
      <text:p text:style-name="P24"><text:span text:style-name="T16"><text:s/><text:tab/></text:span></text:p>
      <text:p text:style-name="P25"><text:tab/><text:span text:style-name="T18">JSC Houston 09 23 2035r.</text:span></text:p>
      <text:p text:style-name="P27"><text:span text:style-name="T17">Czas pokładowy 5:</text:span><text:span text:style-name="T21">24</text:span></text:p>
      <text:p text:style-name="P27"><text:span text:style-name="T17"/></text:p>
      <text:p text:style-name="P29"><text:span text:style-name="T17"><text:tab/>W odpowiedzi na wiadomość z 09 23 2035r., </text:span><text:span text:style-name="T19">nadaną ze statku Spectre, </text:span><text:span text:style-name="T17"><text:s/>czasu pokładowego 5:08, o treści:</text:span></text:p>
      <text:p text:style-name="P29"><text:span text:style-name="T17"/></text:p>
      <text:p text:style-name="P29"><text:span text:style-name="T17"><text:tab/>„</text:span><text:span text:style-name="T19">Mamy tu nieprzewidziany problem z dowódcą </text:span><text:span text:style-name="T22">Tom’em</text:span><text:span text:style-name="T19"> Clark’iem. Clark popadł w stan swoistego stuporu z chwilowymi napadami agresji.</text:span></text:p>
      <text:p text:style-name="P31"><text:span text:style-name="T17"><text:tab/>Około godziny </text:span><text:span text:style-name="T20">4:5</text:span><text:span text:style-name="T17">0 nie mogąc spać przeszedłem napić się czegoś do kantyny. Wtedy zauważyłem obecność </text:span><text:span text:style-name="T22">Tom’a</text:span><text:span text:style-name="T17"> w ambulatorium i poszedłem do niego z myślą, że porozmawiamy o zadaniach na dziś, ale nie reagował na moje słowa, tylko stał przy umywalce i spoglądał w lustro. Podszedłem i <text:s/>dotknąłem go lekko w ramię, a ten odwrócił się i z dzikością w oczach </text:span><text:span text:style-name="T23">uderzył mnie w twarz </text:span><text:span text:style-name="T24">ostrym </text:span><text:span text:style-name="T23">narzędziem</text:span><text:span text:style-name="T20">. Odskoczyłem od niego, a on uspokoił się w mgnieniu oka. Próbowałem jeszcze przemówić mu do rozumu, ale bezskutecznie. Zamknąłem </text:span><text:span text:style-name="T26">pomieszczenie</text:span><text:span text:style-name="T20">, by nie mógł go opuścić, po czym wezwałem resztę </text:span><text:span text:style-name="T27">składu</text:span><text:span text:style-name="T20">. Teraz </text:span><text:span text:style-name="T28">liczymy</text:span><text:span text:style-name="T20"> na </text:span><text:span text:style-name="T28">zalecenia</text:span><text:span text:style-name="T20"> co robić. </text:span></text:p>
      <text:p text:style-name="P31"><text:span text:style-name="T20"><text:tab/>Chłopcy przejrzeli instrukcje na podobne sytuacje, ale ta znacznie odbiega od tych opisanych, poza tym dziś jeden z kluczowych dni misji, a t</text:span><text:span text:style-name="T25">o zdarzenie</text:span><text:span text:style-name="T20"> ma niebagatelny wpływ na </text:span><text:span text:style-name="T25">naszą</text:span><text:span text:style-name="T20"> sytuację. Czekamy...</text:span></text:p>
      <text:p text:style-name="P32">Notatkę sporządził i świadkiem wydarzeń był Frank Drebin „</text:p>
      <text:p text:style-name="P33"/>
      <text:p text:style-name="P34">Wiadomość została przyjęta, trwa rozpatrywanie, spodziewany czas nadejścia odpowiedzi 5:4<text:span text:style-name="T285">9</text:span> czasu pokładowego.<text:tab/></text:p>
      <text:p text:style-name="P35">Wiadomość odebrała Layla Clyde</text:p>
      <text:p text:style-name="P36"/>
      <text:p text:style-name="P37"><text:span text:style-name="T32">- Hall, sprzątnij ten bałagan – Burt wywołał robota sprzątającego, zadokowanego w wąskiej szparze pod jedną z szafek, gdzie ładował baterie i uzupełniał niezbędne płyny. </text:span><text:span text:style-name="T33">Hall posłusznie wysunął się z</text:span><text:span text:style-name="T36">e</text:span><text:span text:style-name="T33"> swej nory i potrzebował tylko chwili, by zorientować się w sytuacji, po czym przystąpił do zmywania plam z podłogi. Z wielką gracją poruszał się między </text:span><text:span text:style-name="T41">krzesłami</text:span><text:span text:style-name="T33"> i jeśli było to potrzebne przesuwał je delikatnie, lecz jeśli poczuł zbyt duży opór, zatrzymywał się i z wielką powagą wypowiadał słowo „przepraszam”, zawsze dodając imię adresata swych przeprosin.</text:span></text:p>
      <text:p text:style-name="P38"><text:span text:style-name="T32">- Przepraszam Mark – Mark uniósł się nieznacznie nad krzesło, które zostało </text:span><text:span text:style-name="T42">w mig</text:span><text:span text:style-name="T32"> przesunięte, posadzka wyczyszczona, </text:span><text:span text:style-name="T34">a</text:span><text:span text:style-name="T32"> Hall czmychnął w poszukiwaniu </text:span><text:span text:style-name="T43">dalszych</text:span><text:span text:style-name="T32"> zanieczyszczeń.</text:span></text:p>
      <text:p text:style-name="P38"><text:soft-page-break/><text:span text:style-name="T32">Komizmu sytuacji dodawał fakt, </text:span><text:span text:style-name="T38">iż</text:span><text:span text:style-name="T32"> Burt z Tomem, jeszcze na ziemi testowali Hall’a i poza znamiennym imieniem </text:span><text:span text:style-name="T34">nadali mu również głos </text:span><text:span text:style-name="T38">pamiętnego</text:span><text:span text:style-name="T34"> Hall’a 9000. Frank nikomu się do tego nie przyznał, lecz przeszły go ciarki, gdy Hall na prośbę pozostałych zaśpiewał pierwszy raz „Daisy”. </text:span></text:p>
      <text:p text:style-name="P39"><text:span text:style-name="T34">- </text:span><text:span text:style-name="T32">Hall, znasz jakiś nowy żart? - Mark obrócił się w stronę robota podążającego do drzwi wychodzących na ambulatorium.</text:span></text:p>
      <text:p text:style-name="P39"><text:span text:style-name="T32">- </text:span><text:span text:style-name="T40">Przykro mi</text:span><text:span text:style-name="T32">, moja ostatnia aktualizacja odbyła się 4 doby, 15 godzin i 2</text:span><text:span text:style-name="T38">7</text:span><text:span text:style-name="T32">, 2</text:span><text:span text:style-name="T38">8</text:span><text:span text:style-name="T32">, </text:span><text:span text:style-name="T37">2</text:span><text:span text:style-name="T38">9</text:span><text:span text:style-name="T32">…</text:span></text:p>
      <text:p text:style-name="P39"><text:span text:style-name="T32">- Dość! - Roześmiał się </text:span><text:span text:style-name="T38">gromko</text:span><text:span text:style-name="T32"> Burt.</text:span></text:p>
      <text:p text:style-name="P39"><text:span text:style-name="T32">- … 32 sekundy temu i nie mam nic nowego do zaprezentowania – niewzruszonym, acz grzecznym głosem dokończył jak zwykle precyzyjny Hall.</text:span></text:p>
      <text:p text:style-name="P39"><text:span text:style-name="T32">- Zdaje się, że nie słyszałem </text:span><text:span text:style-name="T39">t</text:span><text:span text:style-name="T32">wojego ostatniego żartu Hall –</text:span><text:span text:style-name="T35"> ponowił prośbę Mark.</text:span></text:p>
      <text:p text:style-name="P1"><text:span text:style-name="T35">- </text:span><text:span text:style-name="T44">Rok 2055. Pasażerska rakieta startuje z Ziemi na Marsa i po chwili jest już w przestrzeni kosmicznej. Z głośnika słychać głos:</text:span><text:span text:style-name="T48"><text:line-break/></text:span><text:span text:style-name="T44">- Szanowni państwo, witamy na pokładzie naszego wahadłowca. Lot jest w pełni automatyczny</text:span></text:p>
      <text:p text:style-name="P1"><text:span text:style-name="T44">i przebiega zgodnie ze wskazaniami urządzeń kontrolowanych przez centralny komputer. Mogą się państwo czuć całkowicie bezpiecznie, gdyż cały system naszego komputera został gruntownie sprawdzony przez techników-elektroników i absolutnie nic, a nic ni... moż... się …psuć... nie może... nie zepsuć... nie ... kontroli... ni... może...</text:span><text:span text:style-name="T48"> i </text:span><text:span text:style-name="T63">ko</text:span><text:span text:style-name="T48">… .</text:span></text:p>
      <text:p text:style-name="P40"><text:span text:style-name="T47">- </text:span><text:span text:style-name="T49">Jednak słyszałem</text:span><text:span text:style-name="T47"> – pokiwał głową Mark.</text:span></text:p>
      <text:p text:style-name="P40"><text:span text:style-name="T47">- Ja nie, i potwierdzam, że za pierwszym razem też nie jest szczególnie śmieszny – Frank zrobił kwaśną minę i wszyscy </text:span><text:span text:style-name="T63">parsknęli śmiechem</text:span><text:span text:style-name="T47">, a Hall jakby ze wstydu </text:span><text:span text:style-name="T49">wywołanego zawodem jaki sprawił, zahałasował małymi kółkami i oddalił się </text:span><text:span text:style-name="T68">przez automatycznie otwarte </text:span><text:span text:style-name="T77">przejście</text:span><text:span text:style-name="T66">.</text:span></text:p>
      <text:p text:style-name="P40"><text:span text:style-name="T49"><text:tab/>Burt wstał od stołu i kolejny raz udał się sprawdzić co </text:span><text:span text:style-name="T50">z Tomem. Zastał Tom’a i Hall’a stojących naprzeciw siebie po przeciwnych stronach drzwi w podobnym stanie zawieszenia. </text:span><text:span text:style-name="T68">Skrzydła drzwi</text:span><text:span text:style-name="T50"> w stałym rytmie </text:span><text:span text:style-name="T67">uruchamiane impulsem radiowym z nadajnika Hall’a</text:span><text:span text:style-name="T50"> próbowały się otworzyć, lecz związane klamki powodowały </text:span><text:span text:style-name="T57">raz po raz </text:span><text:span text:style-name="T50">przymknięcie i po chwili kolejną próbę ich otwarcia. </text:span></text:p>
      <text:p text:style-name="P41"><text:span text:style-name="T47">- Świetna robota Hall, wystarczy, wracaj do siebie – Hall wystrzelił z miejsca i </text:span><text:span text:style-name="T66">ledwo</text:span><text:span text:style-name="T47"> wyhamował przed zbyt wolno otwierającymi się </text:span><text:span text:style-name="T77">wrotami</text:span><text:span text:style-name="T47"> kantyny.</text:span></text:p>
      <text:p text:style-name="P43"><text:span text:style-name="T47"><text:tab/>Burt obserwował to nietypowe zachowanie urządzenia </text:span><text:span text:style-name="T60">z</text:span><text:span text:style-name="T47"> podświadomą zazdroś</text:span><text:span text:style-name="T60">cią</text:span><text:span text:style-name="T47"> </text:span><text:span text:style-name="T60">o ubaw jaki mieli odpowiedzialni za Hall’a programiści. On sam jako młody chłopak pasjonował się informatyką, ze szczególnym uwzględnieniem właśnie programowania. Niestety jeszcze przed wyborem studiów poznał </text:span><text:span text:style-name="T61">o rok starszą</text:span><text:span text:style-name="T60"> </text:span><text:span text:style-name="T61">Maggy, która zachęciła go do wspólnego wybrania geologii na Uniwersytecie Chicagowskim. Na początku drugiego roku studi</text:span><text:span text:style-name="T62">ów Maggy rzuciła go dla kolegi z grupy i tydzień później wraz z tamtym </text:span><text:span text:style-name="T63">opuściła</text:span><text:span text:style-name="T62"> uczelnię. Dziewczyna próbowała nawiązać z nim kontakt kilka miesięcy później, lecz on był w niej zbyt mocno zakochany i zarazem dumny, by </text:span><text:span text:style-name="T63">jej</text:span><text:span text:style-name="T62"> wybaczyć. Burt po kilku latach doktoryzował się z geologii Marsa, a Meggy pozostała jego największym zawodem.</text:span></text:p>
      <text:p text:style-name="P41"><text:span text:style-name="T47"><text:tab/>Niestety, stan Tom’a nie poprawiał się, </text:span><text:span text:style-name="T78">wręcz</text:span><text:span text:style-name="T47"> z każdą chwilą zdawał się nawet pogarszać, na jego twarzy </text:span><text:span text:style-name="T57">uwidocznił</text:span><text:span text:style-name="T47"> się wyraźny, nieprzyjemny grymas.</text:span></text:p>
      <text:p text:style-name="P41"><text:span text:style-name="T47">- Co się z tobą dzieje, Tom. Ja chyba śnię – pomyślał w duchu </text:span><text:span text:style-name="T57">Burt</text:span><text:span text:style-name="T47"> i wrócił do kantyny, gdzie właśnie </text:span><text:span text:style-name="T59">otwierano</text:span><text:span text:style-name="T47"> tak wyczekiwan</text:span><text:span text:style-name="T59">ą</text:span><text:span text:style-name="T47"> wiadomość z Ziemi.</text:span></text:p>
      <text:p text:style-name="P42"><text:span text:style-name="T47"><text:tab/></text:span></text:p>
      <text:p text:style-name="P26"><text:span text:style-name="T18">JSC Houston 09 23 2035r.</text:span></text:p>
      <text:p text:style-name="P28"><text:span text:style-name="T217">Czas pokładowy 5:</text:span><text:span text:style-name="T218">38</text:span></text:p>
      <text:p text:style-name="P28"><text:span text:style-name="T218"/></text:p>
      <text:p text:style-name="P30"><text:span text:style-name="T218"><text:tab/>Wstrzymajcie się z jakimikolwiek akcjami i pod żadnym pozorem nie wchodźcie do ambulatorium. </text:span><text:span text:style-name="T219">Czekajcie na wytyczne. Prowadzimy konsultacje ze specjalistami.</text:span></text:p>
      <text:p text:style-name="P28"><text:span text:style-name="T219"><text:tab/>Dyrektor Wykonawczy Ron</text:span><text:span text:style-name="T220">ald</text:span><text:span text:style-name="T219"> Walker</text:span></text:p>
      <text:p text:style-name="P30"><text:span text:style-name="T219"/></text:p>
      <text:p text:style-name="P44"><text:soft-page-break/><text:span text:style-name="T222">B</text:span><text:span text:style-name="T221">urt zasiadł bez słowa do laptopa i odłączył drzwi </text:span><text:span text:style-name="T266">sali medycznej</text:span><text:span text:style-name="T221"> od systemu. W tym samym czasie Frank wziął ostatni łyk wody z plastikowego kubka i wychodząc z pomieszczenia rzucił tylko – Idę się przebrać – </text:span><text:span text:style-name="T284">ciągle</text:span><text:span text:style-name="T221"> był w pid</text:span><text:span text:style-name="T223">ż</text:span><text:span text:style-name="T221">amie.</text:span></text:p>
      <text:p text:style-name="P44"><text:span text:style-name="T221">- Co myślisz? - zagadnął ściszonym głosem Mark, gdy drzwi za Frankiem się zamknęły.</text:span></text:p>
      <text:p text:style-name="P44"><text:span text:style-name="T221">- To jakaś matnia. Najgorsza rzecz, jaka mogła się zdarzyć, do tego w newralgicznym momencie. Mam nadzieję, że </text:span><text:span text:style-name="T262">c</text:span><text:span text:style-name="T221">i tam – </text:span><text:span text:style-name="T283">pokazał</text:span><text:span text:style-name="T221"> ręką na ekran laptopa – coś wymyślą.</text:span></text:p>
      <text:p text:style-name="P45"><text:span text:style-name="T221">- Nie wyobrażam sobie co zrobimy, jeśli nie poskładają Tom’a na powrót w jedną całość. - </text:span><text:span text:style-name="T262">rzekł</text:span></text:p>
      <text:p text:style-name="P45"><text:span text:style-name="T262">z obawą </text:span><text:span text:style-name="T221">Mark.</text:span></text:p>
      <text:p text:style-name="P46"><text:span text:style-name="T221">- </text:span><text:span text:style-name="T227">Myślę</text:span><text:span text:style-name="T221">, że tak długo zwlekają, bo pobierają zapisy z kamer – Burt rozejrzał się po suficie, lecz nie znalazł niczego, na czym mógłby zaczepić podejrzliwe spojrzenie. – Jestem pewny, że gdzieś tu są – dodał po chwili.</text:span></text:p>
      <text:p text:style-name="P47"><text:span text:style-name="T221"><text:tab/>Oficjalnie kamery </text:span><text:span text:style-name="T226">powinny</text:span><text:span text:style-name="T221"> się znajdować jedynie w pomieszczeniach technicznych, nieoficjalnie miały być wszędzie, nawet w </text:span><text:span text:style-name="T226">socjalnych i</text:span><text:span text:style-name="T221"> „prywatnych”.</text:span></text:p>
      <text:p text:style-name="P46"><text:span text:style-name="T221">- Jeśli masz rację, to pobranie plików i weryfikacja zapisów zajmie </text:span><text:span text:style-name="T224">wieki</text:span><text:span text:style-name="T221"> – powątpiewał Mark.</text:span></text:p>
      <text:p text:style-name="P46"><text:span text:style-name="T221"><text:tab/>Drzwi </text:span><text:span text:style-name="T223">z cichym elektrycznym szumem</text:span><text:span text:style-name="T221"> </text:span><text:span text:style-name="T225">ponowie się </text:span><text:span text:style-name="T260">rozsunęły</text:span><text:span text:style-name="T225"> </text:span><text:span text:style-name="T221">i wpadł przez nie zziajany Frank. </text:span><text:span text:style-name="T266">Opatrunek założony przez Marka trzymał się już tylko na jednym plastrze.</text:span></text:p>
      <text:p text:style-name="P48"><text:span text:style-name="T221">- Nie uwierzycie – krzyknął, wciąż ubrany w pidżamę.</text:span></text:p>
      <text:p text:style-name="P48"><text:span text:style-name="T221"><text:tab/>Siedzący spojrzeli po sobie ze zdumieniem, malującym wielkie znaki zapytania na ich twarzach.</text:span></text:p>
      <text:p text:style-name="P48"><text:span text:style-name="T221">- </text:span><text:span text:style-name="T224">Mam zdemolowaną</text:span><text:span text:style-name="T221"> sypialnię! </text:span><text:span text:style-name="T262">-</text:span><text:span text:style-name="T221"> </text:span><text:span text:style-name="T262">w</text:span><text:span text:style-name="T221">ykrzyczał jeszcze głośniej, zapominając o bolącym policzku.</text:span></text:p>
      <text:p text:style-name="P51"><text:span text:style-name="T221"/></text:p>
      <text:p text:style-name="P52"><text:span text:style-name="T221">*</text:span></text:p>
      <text:p text:style-name="P51"><text:span text:style-name="T221"/></text:p>
      <text:p text:style-name="P50"><text:span text:style-name="T221"><text:tab/></text:span><text:span text:style-name="T228">W sali konferencyjnej znajdowało się kilka najważniejszych osób zaangażowanych w „Mars </text:span><text:span text:style-name="T273">T</text:span><text:span text:style-name="T228">erraforming </text:span><text:span text:style-name="T273">P</text:span><text:span text:style-name="T228">roject”, </text:span><text:span text:style-name="T229">wśród zebranych wyczuwało się napięcie.</text:span><text:span text:style-name="T228"> Na ścianie, lekko powyżej centralnie </text:span><text:span text:style-name="T270">umiejscowionego</text:span><text:span text:style-name="T228"> obszernego stołu, znajdował się ogromny </text:span><text:span text:style-name="T272">wyświetlacz panelowy</text:span><text:span text:style-name="T228"> </text:span></text:p>
      <text:p text:style-name="P50"><text:span text:style-name="T267">i</text:span><text:span text:style-name="T229"> patrzyły z niego twarze d</text:span><text:span text:style-name="T234">wojga</text:span><text:span text:style-name="T229"> konsultantów biorących zdalny udział w naradzie. </text:span><text:span text:style-name="T230">Rozmowy ucichły, gdy do </text:span><text:span text:style-name="T232">pomieszczenia </text:span><text:span text:style-name="T230">wszedł </text:span><text:span text:style-name="T232">bezceremonialnie</text:span><text:span text:style-name="T230"> szef JSC Houston Kurt Rumens. </text:span><text:span text:style-name="T231">Średniego wzrostu m</text:span><text:span text:style-name="T230">ężczyzna około 60-tki, korpulentny. </text:span><text:span text:style-name="T231">Nalana, lekko uśmiechnięta twarz</text:span><text:span text:style-name="T233"> </text:span><text:span text:style-name="T231">zdawała się mówić, że jest </text:span><text:span text:style-name="T233">on</text:span><text:span text:style-name="T231"> zadowolony z funkcji, </text:span><text:span text:style-name="T233">jaką</text:span><text:span text:style-name="T231"> pełni i z życia jakie wiedzie, </text:span><text:span text:style-name="T232">które w praktyce ograniczało się właśnie do </text:span><text:span text:style-name="T233">pełnionej funkcji, czyli</text:span><text:span text:style-name="T232"> kierowania największym centrum lotów kosmicznych na ziemi.</text:span></text:p>
      <text:p text:style-name="P49"><text:span text:style-name="T232"><text:tab/></text:span><text:span text:style-name="T233">Kurt rozsiadł się w </text:span><text:span text:style-name="T240">wygodnym</text:span><text:span text:style-name="T233"> obrotowym fotelu stojącym w </text:span><text:span text:style-name="T257">eksponowanym</text:span><text:span text:style-name="T233"> miejscu przy stole, sytuując się frontalnie do ekranu. Uruchomił gestem dłoni mikrofon wbudowany w blat, by przywitać się również z uczestnikami telekonferencji.</text:span></text:p>
      <text:p text:style-name="P53"><text:span text:style-name="T221">- Witam wszystkich, szczególnie panią d</text:span><text:span text:style-name="T234">okto</text:span><text:span text:style-name="T221">r </text:span><text:span text:style-name="T234">Barbarę Spark </text:span><text:span text:style-name="T221">i pana profesora </text:span><text:span text:style-name="T235">Igora Stavinsky’ego</text:span><text:span text:style-name="T221">, którzy byli tak uprzejmi, by dołączyć do nas o tak wczesnej porze – </text:span><text:span text:style-name="T234">jego głos był wiarygodnie życzliwy, a wymienieni z nazwiska odwzajemnili się uprzejmym skinieniem. - Państwa nie trzeba w tym gronie bliżej przedstawiać,</text:span><text:span text:style-name="T235"> – </text:span><text:span text:style-name="T262">r</text:span><text:span text:style-name="T235">zeczywiście, oboje byli </text:span><text:span text:style-name="T236">najwyższe</text:span><text:span text:style-name="T235">j klasy specjalistami psychiatrii klinicznej, mieli również swój wkład w badania </text:span><text:span text:style-name="T272">zachowań astronautów</text:span><text:span text:style-name="T235">. - przejdźmy więc do meritum naszego spotkania –</text:span><text:span text:style-name="T237"> </text:span><text:span text:style-name="T241">p</text:span><text:span text:style-name="T237">rzerwał, szukając odpowiedniego dokumentu w leżącym przed nim pliku papierów. - Jak państwu wiadomo, – </text:span><text:span text:style-name="T262">k</text:span><text:span text:style-name="T237">ontynu</text:span><text:span text:style-name="T238">o</text:span><text:span text:style-name="T237">wał już bardziej oficjalnym tonem, trzymając w ręku odpowiednią kartkę. - </text:span><text:span text:style-name="T239">o</text:span><text:span text:style-name="T237">trzymaliśmy około godziny </text:span><text:span text:style-name="T238">temu bardzo niepokojący raport o </text:span><text:span text:style-name="T239">incydencie</text:span><text:span text:style-name="T238"> na „Spectre”. Celem </text:span><text:span text:style-name="T277">konsultaci</text:span><text:span text:style-name="T238"> jest sklasyfikowanie zaistniałego problemu oraz wybranie możliwie najlepszego rozwiązania, pozwalającego na kontynuowanie misji </text:span><text:span text:style-name="T239">zgodnie</text:span></text:p>
      <text:p text:style-name="P53"><text:span text:style-name="T239">z harmonogramem. Ron, </text:span><text:span text:style-name="T241">oddaję ci głos, </text:span><text:span text:style-name="T239">proszę podziel się z nami informacjami, jakie udało się wam pozyskać do tego </text:span><text:span text:style-name="T278">pory</text:span><text:span text:style-name="T239">.</text:span></text:p>
      <text:p text:style-name="P54"><text:span text:style-name="T239">- </text:span><text:span text:style-name="T221">Dziękuję dyrektorze – zwrócił się bez poufałości do przełożonego Ron</text:span><text:span text:style-name="T271">ald</text:span><text:span text:style-name="T221"> Walker, </text:span><text:span text:style-name="T243">wyjmując ręce</text:span></text:p>
      <text:p text:style-name="P57"><text:span text:style-name="T243">z kieszeni jeansów</text:span><text:span text:style-name="T221">. - O godzinie 4:53 doszło na „Spectre” do zajścia, między dowódcą Tom’em Clark’iem i inżynierem Frank’iem </text:span><text:span text:style-name="T242">Drebin’em. - </text:span><text:span text:style-name="T269">w</text:span><text:span text:style-name="T242">stał i podszedł do ściennego ekranu z dzielonym na prostokąty obrazem, gdzie poza obliczami psychiatrów pojawił się też </text:span><text:span text:style-name="T272">kadr</text:span><text:span text:style-name="T242"> przechwycony </text:span></text:p>
      <text:p text:style-name="P57"><text:soft-page-break/><text:span text:style-name="T242">z kamer na „Spectre”. - Jednak poprzedzające je wydarzenia są </text:span><text:span text:style-name="T243">równie alarmistyczne, a źródła ich wraz zespołem dopatrujemy się </text:span><text:span text:style-name="T244">w problemach ze snem, jakich w ostatnich dniach doświadczał Tom Clark - </text:span><text:span text:style-name="T262">c</text:span><text:span text:style-name="T244">iągnął wykład Ron i zerkał kątem oka na </text:span><text:span text:style-name="T259">wchodzącą do sali </text:span><text:span text:style-name="T244">asystentkę dyrektora </text:span><text:span text:style-name="T280">Sandrę</text:span><text:span text:style-name="T244">, </text:span></text:p>
      <text:p text:style-name="P54"><text:span text:style-name="T244">z którą miał od kilku miesięcy romans. </text:span><text:span text:style-name="T265">Zdążył ją poznać już całkiem „blisko”, ale mimo to, nie potrafił oderwać oczu od jej </text:span><text:span text:style-name="T268">długich </text:span><text:span text:style-name="T265">nóg.</text:span></text:p>
      <text:p text:style-name="P55"><text:span text:style-name="T244"><text:tab/>Z analiz wideo </text:span><text:span text:style-name="T262">wynikało</text:span><text:span text:style-name="T244">, że Tom przez trzy ostatnie noce nie zmrużył oka, a z insomnią borykał się już od kilku tygodni. Nie </text:span><text:span text:style-name="T245">wspominał o swych problemach w obowiązkowych cotygodniowych raportach, </text:span><text:span text:style-name="T265">lecz</text:span><text:span text:style-name="T245"> w dokumentacji z przebiegu poprzednich jego misji były wzmianki o </text:span><text:span text:style-name="T281">pojawiającej</text:span><text:span text:style-name="T245"> się </text:span><text:span text:style-name="T281">u</text:span><text:span text:style-name="T245"> niego bezsenności. Oboje psychiatrów zgodziło się z tezą, że Tom nie wytrzymał długotrwałego stresu, a kilka nocy bez snu doprowadziły do hiperaktywacji mózgu, co mogło wywołać halucynacje, czy wręcz majaki na jawie, a w efekcie </text:span><text:span text:style-name="T263">po</text:span><text:span text:style-name="T245">pchnąć go do irracjonalnych działań. </text:span></text:p>
      <text:p text:style-name="P55"><text:span text:style-name="T245"><text:tab/>Ostatnie nagrania przed feralnym zdarzeniem były tak szokujące, że część dyskutantów </text:span><text:span text:style-name="T246">żądała utajnienia ich przed </text:span><text:span text:style-name="T274">obsadą</text:span><text:span text:style-name="T246"> „Spectre”. Przeważyły jednak głosy, że ujawnienie zapisów kamer uzmysłowi załodze, jak ważna jest pełna współpraca i przestrzeganie procedur obowiązujących każdego z nich w czasie tak ważnej i wymagającej ekspedycji. Przygotowano dokładny plan działania, </text:span><text:span text:style-name="T247">który astronauci musieli wdrożyć.</text:span></text:p>
      <text:p text:style-name="P58"><text:span text:style-name="T247"/></text:p>
      <text:p text:style-name="P58"><text:span text:style-name="T223">*</text:span></text:p>
      <text:p text:style-name="P58"><text:span text:style-name="T223"/></text:p>
      <text:p text:style-name="P56"><text:span text:style-name="T223"><text:tab/></text:span><text:span text:style-name="T255">Ponad</text:span><text:span text:style-name="T248">stumetrowy statek kosmiczny wynurzał się w absolutnej ciszy z cienia </text:span><text:span text:style-name="T249">planety, zimne refleksy słońca połyskiwały na </text:span><text:span text:style-name="T250">płaszczyznach kadłuba </text:span><text:span text:style-name="T279">niczym</text:span><text:span text:style-name="T250"> na lodowej tafli. Efekt lat pracy projektantów i dwuletniego wysiłku inżynierów, był pierwszym pojazdem międzyplanetarnym, który swoje życie rozpoczął nie na Ziemi, </text:span><text:span text:style-name="T251">lecz</text:span><text:span text:style-name="T250"> na jej orbicie. </text:span><text:span text:style-name="T251">Wszystkie moduły zostały ostatecznie połączone w przestrzeni kosmicznej. W rzeczywistości statek został w dużej części poskładany na Ziemi, by uniknąć najpoważniejszych błędów, następnie poporcjowano go i wyniesiono do stacji kosmicznej, </text:span><text:span text:style-name="T255">gdzie </text:span><text:span text:style-name="T251">nabrał właściwego kształtu. „Spectre” miał już za sobą udaną </text:span><text:span text:style-name="T253">ekskursj</text:span><text:span text:style-name="T251">ę na Marsa, lecz przed obecną wyprawą przeszedł gruntowną </text:span><text:span text:style-name="T252">modernizację. Szczególną uwagę poświęcono lądownikom zadokowanym między głównymi silnikami, a pokładem. Zostały one zastąpione zupełnie nowym </text:span><text:span text:style-name="T253">modelem</text:span><text:span text:style-name="T252">, choć tak jak poprzednie tworzyły ze statkiem integralną całość. </text:span><text:span text:style-name="T254">Usprawniono też system sztucznej grawitacji, która regularnie sprawiała problemy </text:span><text:span text:style-name="T258">poprzedniej obsadzie statku</text:span><text:span text:style-name="T254">.</text:span></text:p>
      <text:p text:style-name="P54"><text:span text:style-name="T254"><text:tab/></text:span><text:span text:style-name="T260">Silniki manewrowe mieszczące się na skrajach lewej burty strzeliły jasnym światłem plazmy i utrzymywały ciąg póki </text:span><text:span text:style-name="T261">toporna</text:span><text:span text:style-name="T260"> bryła nie wróciła na właściw</text:span><text:span text:style-name="T261">y kurs, dysze </text:span><text:span text:style-name="T276">zapulsowały</text:span><text:span text:style-name="T261"> jeszcze kilka razy, nie mącąc zalegającej przestrzeń ciszy. </text:span><text:span text:style-name="T255">Mimo swych spektakularnych rozmiarów </text:span></text:p>
      <text:p text:style-name="P54"><text:span text:style-name="T255">i najwyższe</text:span><text:span text:style-name="T264">go</text:span><text:span text:style-name="T255"> zaawansowani</text:span><text:span text:style-name="T264">a</text:span><text:span text:style-name="T255"> techniczne</text:span><text:span text:style-name="T264">go</text:span><text:span text:style-name="T255"> „Spectre” był jedynie pyłkiem w skali otaczającego go bezmiaru </text:span><text:span text:style-name="T256">i zagrożeń.</text:span><text:span text:style-name="T255"> </text:span><text:span text:style-name="T256">Najlepiej wiedzieli o tym </text:span><text:span text:style-name="T275">czterej ludzie</text:span><text:span text:style-name="T256">, którzy mimo wszystko zdecydowali się powierzyć mu </text:span><text:span text:style-name="T260">realizację swych marzeń – </text:span><text:span text:style-name="T282">A</text:span><text:span text:style-name="T260"> może bardziej ambicji</text:span><text:span text:style-name="T256">.</text:span></text:p>
      <text:p text:style-name="P59"><text:span text:style-name="T256"/></text:p>
      <text:p text:style-name="P59"><text:span text:style-name="T256">*</text:span></text:p>
      <text:p text:style-name="P56"><text:span text:style-name="T256"/></text:p>
      <text:p text:style-name="P61"><text:span text:style-name="T47"><text:tab/>W ciągu </text:span><text:span text:style-name="T70">minionych</text:span><text:span text:style-name="T47"> dwóch godzin otrzymali kilka wiadomości, które tylko podtrzymywały </text:span><text:span text:style-name="T70">ich </text:span><text:span text:style-name="T47">stan niepewności. Nie wiedzieli, co robić, </text:span><text:span text:style-name="T70">bo</text:span><text:span text:style-name="T47"> ew</text:span><text:span text:style-name="T72">entualny</text:span><text:span text:style-name="T47"> błąd mógł ich zbyt wiele kosztować. </text:span><text:span text:style-name="T213">Wyczekiwa</text:span><text:span text:style-name="T47">li </text:span><text:span text:style-name="T70">niecierpliwie.</text:span><text:span text:style-name="T47"> </text:span></text:p>
      <text:p text:style-name="P61"><text:span text:style-name="T47"><text:tab/>Tom w tym czasie przemieścił się w narożnik pomieszczenia, koledzy próbowali się z nim skontaktować przez interkom w nadziei, że coś w nim drgnęło, ale nie. </text:span><text:span text:style-name="T210">N</text:span><text:span text:style-name="T47">ie reagował. </text:span></text:p>
      <text:p text:style-name="P62"><text:span text:style-name="T51"><text:tab/>W końcu </text:span><text:span text:style-name="T79">nadeszła</text:span><text:span text:style-name="T51"> tyleż konkretn</text:span><text:span text:style-name="T79">a</text:span><text:span text:style-name="T51">, co i mrożąc</text:span><text:span text:style-name="T79">a</text:span><text:span text:style-name="T51"> krew w żyłach odpowiedź z Houston. </text:span><text:span text:style-name="T69">Mark zrozumiał, że Burt</text:span><text:span text:style-name="T51"> miał rację. </text:span><text:span text:style-name="T69">K</text:span><text:span text:style-name="T51">amery były wszędzie, </text:span><text:span text:style-name="T52">ale to nie wszystko. Przekaza</text:span><text:span text:style-name="T69">no</text:span><text:span text:style-name="T52"> załodze hasło do nagrań jeszcze sprzed incydentu między Frankiem i Tom’em. Pierwsze nagranie z godziny 4:</text:span><text:span text:style-name="T58">36.</text:span><text:span text:style-name="T52"> </text:span><text:span text:style-name="T79">W</text:span><text:span text:style-name="T52">idać na nim, jak Tom bierze z </text:span><text:span text:style-name="T81">pomieszczenia medycznego</text:span><text:span text:style-name="T52"> skalpel i sprawnym ruchem mocuje go w uchwycie. </text:span><text:span text:style-name="T53">Na kolejnym nagraniu widać już korytarz, przy którym są pokoje Franka </text:span></text:p>
      <text:p text:style-name="P63"><text:soft-page-break/><text:span text:style-name="T53">i Tom’a. Jedne z drzwi otwierają się</text:span><text:span text:style-name="T79">,</text:span><text:span text:style-name="T53"> </text:span><text:span text:style-name="T79">pojawia się w nich</text:span><text:span text:style-name="T53"> Frank i wchodzi w kolejne, prowadzące do łazienki. Mija kilka</text:span><text:span text:style-name="T64">naście</text:span><text:span text:style-name="T53"> sekund, </text:span><text:span text:style-name="T58">jest 4:42.</text:span><text:span text:style-name="T53"> </text:span><text:span text:style-name="T79">O</text:span><text:span text:style-name="T53">twiera </text:span><text:span text:style-name="T76">się przejście </text:span><text:span text:style-name="T58">od strony garażu</text:span><text:span text:style-name="T53">, </text:span><text:span text:style-name="T58">w </text:span><text:span text:style-name="T127">półmroku </text:span><text:span text:style-name="T58">korytarz</text:span><text:span text:style-name="T127">a</text:span><text:span text:style-name="T58"> </text:span><text:span text:style-name="T127">widać </text:span><text:span text:style-name="T79">niewyraźnie sylwetk</text:span><text:span text:style-name="T127">ę</text:span><text:span text:style-name="T79"> Tom’a.</text:span><text:span text:style-name="T53"> </text:span><text:span text:style-name="T76">Zmierza</text:span><text:span text:style-name="T53"> </text:span><text:span text:style-name="T91">równym</text:span><text:span text:style-name="T53"> krokiem </text:span><text:span text:style-name="T76">w kierunku</text:span><text:span text:style-name="T53"> </text:span><text:span text:style-name="T187">kabiny</text:span><text:span text:style-name="T53"> </text:span><text:span text:style-name="T64">Marka; widać jak kilk</text:span><text:span text:style-name="T187">ó</text:span><text:span text:style-name="T64">krotnie używa przycisku, lecz drzwi pozostają zamknięte. Odwraca się jakby zmieszany i po chwili </text:span><text:span text:style-name="T76">obraca się w stronę</text:span><text:span text:style-name="T53"> </text:span><text:span text:style-name="T187">kajuty</text:span><text:span text:style-name="T53"> Franka, wchodzi do środka. Nagranie urywa się </text:span></text:p>
      <text:p text:style-name="P63"><text:span text:style-name="T53">i przenosi do pokoju, w którym Tom, uderza kilka </text:span><text:span text:style-name="T93">razy</text:span><text:span text:style-name="T53"> </text:span><text:span text:style-name="T91">uzbrojoną dłonią</text:span><text:span text:style-name="T53"> w pusty materac, </text:span><text:span text:style-name="T54">z furią </text:span><text:span text:style-name="T53">rozrzuca przedmioty, jakie nawiną mu się pod rękę i wychodzi </text:span><text:span text:style-name="T56">wyraźnie zawiedziony </text:span><text:span text:style-name="T187">po</text:span><text:span text:style-name="T56">niesionym fiaskiem</text:span><text:span text:style-name="T53">. </text:span><text:span text:style-name="T91">Spokojnie</text:span><text:span text:style-name="T53"> zmierza w kierunku głównego pokładu, </text:span><text:span text:style-name="T54">a później ambulatorium, gdzie po kilku minutach pojawi się Frank Drebin i pozostałe sceny rozegrają się zgodnie z tym, co przekazał Frank.</text:span></text:p>
      <text:p text:style-name="P62"><text:span text:style-name="T54">- O, kurwa! - </text:span><text:span text:style-name="T79">w</text:span><text:span text:style-name="T54">ypluł z siebie Frank. - Czy on zamie</text:span><text:span text:style-name="T79">d</text:span><text:span text:style-name="T54">iał mie… - </text:span><text:span text:style-name="T187">urwał bełkotliwie</text:span><text:span text:style-name="T54">, język </text:span><text:span text:style-name="T80">zesztywniał mu w ustach</text:span><text:span text:style-name="T54"> z emocji po tym, </text:span><text:span text:style-name="T79">co</text:span><text:span text:style-name="T54"> zobaczył na ekranie i </text:span><text:span text:style-name="T79">uświadomił sobie, </text:span><text:span text:style-name="T54">jak niewiele dzieliło </text:span><text:span text:style-name="T55">go od uderzeń ostrza.</text:span></text:p>
      <text:p text:style-name="P64"><text:span text:style-name="T55">- </text:span><text:span text:style-name="T47">Prz</text:span><text:span text:style-name="T128">ełącznik</text:span><text:span text:style-name="T47"> się zepsuł, trzeba go chwilę przytrzymać … - </text:span><text:span text:style-name="T71">wydukał</text:span><text:span text:style-name="T65"> mechanicznie Mark. </text:span><text:span text:style-name="T73">Również był</text:span><text:span text:style-name="T65"> pod silnym wrażeniem obejrzanych nagrań. </text:span><text:span text:style-name="T74">Spoglądał ukradkiem w kierunku, gdzie pozostawał zamknięty Tom.</text:span></text:p>
      <text:p text:style-name="P65"><text:span text:style-name="T47">- Chcą, byśmy go </text:span><text:span text:style-name="T75">obezwładnili</text:span><text:span text:style-name="T91"> z </text:span><text:span text:style-name="T90">wykorzystaniem</text:span><text:span text:style-name="T75"> Hall’a – czytał ze zdziwieniem dalszą część wiadomości Burt. Nie miał pojęcia, że </text:span><text:span text:style-name="T87">automat</text:span><text:span text:style-name="T75"> dysponuje arsenałem </text:span><text:span text:style-name="T84">ofensywnym</text:span><text:span text:style-name="T75">. </text:span><text:span text:style-name="T82">W jednej chwili nabrał respektu do niepozornego współlokatora. - </text:span><text:span text:style-name="T187">I</text:span><text:span text:style-name="T82"> umieścili w roomie diagnostyczno-zabiegow</text:span><text:span text:style-name="T85">y</text:span><text:span text:style-name="T82">…</text:span></text:p>
      <text:p text:style-name="P66"><text:span text:style-name="T82">- </text:span><text:span text:style-name="T47">Jak u diabła Hall miałby nam pomóc? - przerwał mu </text:span><text:span text:style-name="T84">poirytowany</text:span><text:span text:style-name="T47"> Frank.</text:span></text:p>
      <text:p text:style-name="P66"><text:span text:style-name="T47">- P</text:span><text:span text:style-name="T128">odali</text:span><text:span text:style-name="T47"> nam </text:span><text:span text:style-name="T84">jednokrotny </text:span><text:span text:style-name="T47">kod </text:span><text:span text:style-name="T94">aktywujący</text:span><text:span text:style-name="T47"> jego </text:span><text:span text:style-name="T83">nieaktyw</text:span><text:span text:style-name="T129">izowa</text:span><text:span text:style-name="T83">ną funkcjonalność –</text:span><text:span text:style-name="T84"> wyjaśnił Burt.</text:span></text:p>
      <text:p text:style-name="P67"><text:span text:style-name="T47">- Nowa funkcjonalność? Niech pomyślę, </text:span><text:span text:style-name="T85">może </text:span><text:span text:style-name="T47">wymasuje mu stopy? </text:span><text:span text:style-name="T85">- zadrwił Frank.</text:span></text:p>
      <text:p text:style-name="P68"><text:span text:style-name="T85">- Użyje paralizatora – z satysfakcją zabił gwoździa Burt. Frank </text:span><text:span text:style-name="T86">nic nie </text:span><text:span text:style-name="T87">odp</text:span><text:span text:style-name="T86">owiedział, zastygł</text:span></text:p>
      <text:p text:style-name="P68"><text:span text:style-name="T86">z głupawym wyrazem twarzy.</text:span></text:p>
      <text:p text:style-name="P67"><text:span text:style-name="T86"/></text:p>
      <text:p text:style-name="P69"><text:span text:style-name="T86"><text:tab/></text:span><text:span text:style-name="T47">Robot przemknął gładko przez próg. Sala była jasna, pełna skomplikowanej aparatury medycznej. Środkiem przecinała ją transparentna ściana, dzieląc </text:span><text:span text:style-name="T88">wnętrze na część podstawową </text:span></text:p>
      <text:p text:style-name="P69"><text:span text:style-name="T88">i sterylną, służącą do zabiegów wymagających </text:span><text:span text:style-name="T172">bardziej</text:span><text:span text:style-name="T88"> zaawansowanych narzędzi. Hall zbliżył się do postaci s</text:span><text:span text:style-name="T89">kurczonej na posadzce</text:span><text:span text:style-name="T88"> w rogu.</text:span></text:p>
      <text:p text:style-name="P71"><text:span text:style-name="T47">- Przepraszam, Tom.</text:span></text:p>
      <text:p text:style-name="P71"><text:span text:style-name="T47"/></text:p>
      <text:p text:style-name="P122"><text:span text:style-name="T92">R</text:span><text:span text:style-name="T47">odział II</text:span></text:p>
      <text:p text:style-name="P72"><text:span text:style-name="T47"/></text:p>
      <text:p text:style-name="P73"><text:span text:style-name="T47"><text:tab/></text:span><text:span text:style-name="T96">Kolejna pula żetonów </text:span><text:span text:style-name="T97">przesunęła się z szelestem </text:span><text:span text:style-name="T99">w objęcia</text:span><text:span text:style-name="T97"> Marka, gdy po przebiciu usłyszał „Pas!” z drugiej strony stołu. Nie tyle karta mu </text:span><text:span text:style-name="T100">dopisywała, jak sugerował Frank</text:span><text:span text:style-name="T97">, co </text:span><text:span text:style-name="T187">fakt, że</text:span><text:span text:style-name="T97"> był po prostu najlepszym pokerzystą w pokładowym towarzystwie, no może z wyłączeniem Tom’a, on też rozumiał tę grę, lecz ten znajdował się już od dwóch </text:span><text:span text:style-name="T98">dni </text:span><text:span text:style-name="T97">w śpiączce </text:span><text:span text:style-name="T98">farmakologicznej</text:span><text:span text:style-name="T97"> i Markowi ciężko było sobie wyobrazić, by po tym wszystkim, co zaszło, </text:span><text:span text:style-name="T98">mogli jeszcze po staremu usiąść razem do stołu. Więcej, Mark nie chciał Tom’a na statku, nie zaufa mu już nigdy. </text:span><text:span text:style-name="T188">Dla niego</text:span><text:span text:style-name="T98"> nie było usprawiedliwieniem, </text:span><text:span text:style-name="T112">ż</text:span><text:span text:style-name="T98">e Clark był niepoczytalny, dla niego nie miało znaczenia w jakim stanie świadomości jest osoba usiłująca go zabić. Tom był istotnym członkiem załogi, ale w zaistniałych okolicznościach stał się dla niej największym ciężarem i zagrożeniem, </text:span><text:span text:style-name="T99">dlatego najlepiej, gdyby już się nie obudził – choć i w tym stanie przysparzał szeregu problemów.</text:span></text:p>
      <text:p text:style-name="P78"><text:span text:style-name="T47"><text:tab/>Burt towarzyszył kolegom pochłoniętym grą, siedział wpatrzony w „Geologiczny Atlas Planet”, czytanie mu nie szło i wciąż zaczynał bieżącą stronę od początku. </text:span><text:span text:style-name="T100">Był rozkojarzony jak reszta, </text:span><text:span text:style-name="T101">a jego</text:span><text:span text:style-name="T100"> myśli ogniskowały się </text:span><text:span text:style-name="T101">na podłączonej do aparatów, leżącej sylwetce Tom’a. </text:span><text:span text:style-name="T120">O</text:span><text:span text:style-name="T119">garnęło </text:span><text:span text:style-name="T120">go</text:span><text:span text:style-name="T119"> znużenie. Poczuł, </text:span><text:span text:style-name="T101">że </text:span><text:span text:style-name="T173">jakiś gorący napój</text:span><text:span text:style-name="T129"> </text:span><text:span text:style-name="T174">mógłby</text:span><text:span text:style-name="T101"> mu zrobić lepiej, albo chociaż samo </text:span><text:span text:style-name="T173">jego</text:span><text:span text:style-name="T101"> przygotowanie </text:span><text:span text:style-name="T129">uwolni go</text:span><text:span text:style-name="T101"> na chwilę od uporczywych myśli.</text:span></text:p>
      <text:p text:style-name="P79"><text:span text:style-name="T47">- Napijecie się czegoś?</text:span></text:p>
      <text:p text:style-name="P79"><text:span text:style-name="T47">- Dziurawiec – dał znak </text:span><text:span text:style-name="T105">ręką</text:span><text:span text:style-name="T47"> Frank, nie odrywając oczu od dwóch </text:span><text:span text:style-name="T105">dam trzymanych</text:span><text:span text:style-name="T47"> w </text:span><text:span text:style-name="T175">prawej</text:span><text:span text:style-name="T47"> </text:span><text:span text:style-name="T105">dłoni</text:span><text:span text:style-name="T47">.</text:span></text:p>
      <text:p text:style-name="P79"><text:span text:style-name="T47">- Ja podziękuję – kiwnął przecząco Mark, </text:span><text:span text:style-name="T102">jednocześnie sprawdzając podbicie preflop dorzuc</text:span><text:span text:style-name="T103">eniem</text:span><text:span text:style-name="T102"> odpowiedni</text:span><text:span text:style-name="T103">ej</text:span><text:span text:style-name="T102"> iloś</text:span><text:span text:style-name="T103">ci</text:span><text:span text:style-name="T102"> żetonów.</text:span></text:p>
      <text:p text:style-name="P80"><text:soft-page-break/><text:span text:style-name="T102"><text:tab/>Tak, nikogo już nie dziwiło, że automat </text:span><text:span text:style-name="T120">oferuje</text:span><text:span text:style-name="T102"> różnego rodzaju susz</text:span><text:span text:style-name="T116">e</text:span><text:span text:style-name="T102"> ziołowe, a brakowało zwykłej kawy, herbaty, </text:span><text:span text:style-name="T117">czy</text:span><text:span text:style-name="T103"> nawet kakao, </text:span><text:span text:style-name="T120">nie wspominając o cukrze</text:span><text:span text:style-name="T102">. Burt potrzebował krzepiącej aromatycznej kawy, ale przepisy mówiły wyraźnie </text:span><text:span text:style-name="T104">- </text:span><text:span text:style-name="T102"><text:s/>„Na pokładzie zakazane są wszelkie </text:span><text:span text:style-name="T103">produkty zawierające alkaloidy.”, więc psychoaktywne substancje jak kofeina </text:span><text:span text:style-name="T117">i</text:span><text:span text:style-name="T103"> teina, </text:span><text:span text:style-name="T104">znajdowały się</text:span><text:span text:style-name="T103"> na „czarnej” liście.</text:span></text:p>
      <text:p text:style-name="P81"><text:span text:style-name="T47">- Cóż za </text:span><text:span text:style-name="T104">kuriozalna sytuacja. Tom oszalał mimo to - pomyślał z rozgoryczeniem. - Albo właśnie przez ten pieprzony dziurawiec.</text:span></text:p>
      <text:p text:style-name="P82"><text:span text:style-name="T104"><text:tab/></text:span><text:span text:style-name="T105">Frank poczuł woń zwycięstwa, </text:span><text:span text:style-name="T106">jego oponent</text:span><text:span text:style-name="T105"> zdawał się połknąć haczyk i dołożył gruby stos do puli , a na stole leżała już </text:span><text:span text:style-name="T106">przecież </text:span><text:span text:style-name="T105">trzecia dama, </text:span><text:span text:style-name="T106">która tak </text:span><text:span text:style-name="T113">go </text:span><text:span text:style-name="T106">ucieszyła chwilę wcześniej. Nie dał jednak po sobie poznać, że ta karta wzmocniła jego rękę, a teraz zagrał za wszystko pozorując, że może wcale nie ma tak mocnego układu i że warto go sprawdzić nawet ze średnią ręką. Mark sprawdził bez wahania, co nieco skonsternowało Franka, po czym </text:span><text:span text:style-name="T107">bez ociągania </text:span><text:span text:style-name="T106">wyłożył niepozorne KT, </text:span><text:span text:style-name="T107">najwyraźniej chciał oszczędzić Frankowi kolejnej emocjonalnej huśtawki, bo stawka była </text:span><text:span text:style-name="T137">faktycznie</text:span><text:span text:style-name="T107"> wysoka. </text:span><text:span text:style-name="T114">Zafrapowany F</text:span><text:span text:style-name="T107">rank spoglądał na blat dłuższą chwilę nim król </text:span></text:p>
      <text:p text:style-name="P82"><text:span text:style-name="T107">z dziesiątką wkomponowały się w strita. </text:span></text:p>
      <text:p text:style-name="P84"><text:span text:style-name="T47">- </text:span><text:span text:style-name="T108">Wykończysz mnie! Jak ty to robisz? - Frank uderzył w geście rezygnacji kartami o stół. </text:span><text:span text:style-name="T110">Dostrzegł</text:span><text:span text:style-name="T108"> ze zdziwieniem, </text:span><text:span text:style-name="T110">że</text:span><text:span text:style-name="T108"> włosy Marka</text:span><text:span text:style-name="T109"> </text:span><text:span text:style-name="T110">w jednej chwili</text:span><text:span text:style-name="T109"> się uniosły, </text:span><text:span text:style-name="T110">a </text:span><text:span text:style-name="T108">podmuch, jaki wywołał ruchem ręki,</text:span><text:span text:style-name="T109"> </text:span><text:span text:style-name="T110">wzbił w górę całą talię </text:span><text:span text:style-name="T111">wraz z częścią żetonów. - Łooo… - krzyknął</text:span><text:span text:style-name="T110"> </text:span><text:span text:style-name="T111">podekscytowany, wykonując </text:span><text:span text:style-name="T112">siłą rozpędu</text:span><text:span text:style-name="T111"> salto do tyłu i wznosząc się pod sufit; krzesło podążyło za nim.</text:span></text:p>
      <text:p text:style-name="P85"><text:span text:style-name="T47">- Trzymaj się podłogi! – zwrócił się do Franka Burt, starając się zachować równowagę z kubkiem gorącego płynu w dłoniach. </text:span><text:span text:style-name="T112">Przezornie, maszyna była przygotowana na takie sytuacje i wydawała </text:span><text:span text:style-name="T114">pojemniki </text:span><text:span text:style-name="T112">zamknięte deklem </text:span><text:span text:style-name="T114">z małym otworem</text:span><text:span text:style-name="T112">. Ni</text:span><text:span text:style-name="T124">gdy nie</text:span><text:span text:style-name="T112"> było </text:span><text:span text:style-name="T124">dokładnie</text:span><text:span text:style-name="T112"> wiadomo, kiedy </text:span><text:span text:style-name="T139"><text:s/></text:span><text:span text:style-name="T146">przyrząd</text:span><text:span text:style-name="T188">y</text:span><text:span text:style-name="T112"> </text:span><text:span text:style-name="T124">ponowią</text:span><text:span text:style-name="T112"> działanie </text:span><text:span text:style-name="T124">systemu</text:span><text:span text:style-name="T112"> grawitacji, więc zachowanie Franka było, </text:span><text:span text:style-name="T114">mocno</text:span><text:span text:style-name="T112"> ryzykowne.</text:span></text:p>
      <text:p text:style-name="P86"><text:span text:style-name="T112">- </text:span><text:span text:style-name="T47">Musisz mi się dać odegrać – zaopiniował Frank spod sufitu. - Od początku, gdy wymyśliłeś, że przegrany bierze trzy dyżury przy Tom’ie, czułem, że to ja będę tą ofiarą - dodał z nieukrywanym rozbawieniem, choć </text:span><text:span text:style-name="T115">towarzysze</text:span><text:span text:style-name="T47"> nie wiedzieli, czym powodowanym, </text:span><text:span text:style-name="T115">bo doglądanie Tom’a istotnie było </text:span><text:span text:style-name="T118">aktualnie</text:span><text:span text:style-name="T115"> najuciążliwszym z ich obowiązków.</text:span></text:p>
      <text:p text:style-name="P88"><text:span text:style-name="T115">- „</text:span><text:span text:style-name="T122">Uwaga! </text:span><text:span text:style-name="T124">Grawitacja</text:span><text:span text:style-name="T122"> zostanie przywrócona</text:span><text:span text:style-name="T47"> za</text:span><text:span text:style-name="T124"> </text:span><text:span text:style-name="T47">20 sekund” - rozległ się </text:span><text:span text:style-name="T122">z głośników </text:span><text:span text:style-name="T47">komunikat </text:span><text:span text:style-name="T125">powtarzany kolejno co 5 sekund.</text:span></text:p>
      <text:p text:style-name="P89"><text:span text:style-name="T47">- O rewanżu pogadamy jutro, teraz wracaj na </text:span><text:span text:style-name="T126">dół</text:span><text:span text:style-name="T47"> – </text:span><text:span text:style-name="T165">u</text:span><text:span text:style-name="T47">pomniał </text:span><text:span text:style-name="T130">Franka</text:span><text:span text:style-name="T47"> Mark otoczony rojem „</text:span><text:span text:style-name="T120">motyli”</text:span><text:span text:style-name="T47"> </text:span><text:span text:style-name="T126">migotliwie </text:span><text:span text:style-name="T47">wirujących na wszystkie możliwe sposoby. </text:span><text:span text:style-name="T121">Jego krzesło było przypięte do podłoża</text:span></text:p>
      <text:p text:style-name="P89"><text:span text:style-name="T121">i wystarczyło, że </text:span><text:span text:style-name="T126">przytrzymał</text:span><text:span text:style-name="T121"> się </text:span><text:span text:style-name="T123">poręczy</text:span><text:span text:style-name="T122"> czekając, </text:span><text:span text:style-name="T123">aż </text:span><text:span text:style-name="T212">stan nieważkości minie</text:span><text:span text:style-name="T123">.</text:span></text:p>
      <text:p text:style-name="P87"><text:span text:style-name="T123"><text:tab/></text:span><text:span text:style-name="T130">System sztucznej grawitacji </text:span><text:span text:style-name="T131">konsumował</text:span><text:span text:style-name="T130"> </text:span><text:span text:style-name="T131">większą część</text:span><text:span text:style-name="T130"> energii </text:span><text:span text:style-name="T131">wytwarzanej przez reaktor zasilający</text:span><text:span text:style-name="T130">, </text:span><text:span text:style-name="T131">wiązało się to także z</text:span><text:span text:style-name="T130"> wydziel</text:span><text:span text:style-name="T131">aniem</text:span><text:span text:style-name="T130"> potężn</text:span><text:span text:style-name="T131">ych</text:span><text:span text:style-name="T130"> ilości ciepła. </text:span><text:span text:style-name="T132">Częste p</text:span><text:span text:style-name="T131">rzegrzewanie się głównych elementów </text:span><text:span text:style-name="T132">agregatu</text:span><text:span text:style-name="T131"> zarejestrowane w czasie trwania poprzedniej misji zmusiło konstruktorów do zastosowania drugiego, równoległego układu, któr</text:span><text:span text:style-name="T132">y był uruchamiany samoczynnie w momencie, gdy pierwszy zostałby awaryjnie wyłączony. W założeniach </text:span><text:span text:style-name="T133">zamiana pracujących urządzeń miała być nieodczuwalna, jednak załoga zdołała się już przyzwyczaić do chwilowych zaników siły przyciągania i nie wywoływało to w nich zdziwienia.</text:span></text:p>
      <text:p text:style-name="P89"><text:span text:style-name="T133"><text:tab/></text:span><text:span text:style-name="T134">Na chwilę wszyscy trzej stracili orientację; mieli wrażenie, że kantyna zawirowała </text:span></text:p>
      <text:p text:style-name="P89"><text:span text:style-name="T135">i niewidoczna siła cisnęła nimi o ścianę, następnie przeczołgała </text:span><text:span text:style-name="T136">ich</text:span><text:span text:style-name="T135"> po niej dwa metry i porzuciła zasypując deszczem </text:span><text:span text:style-name="T136">lewitujących jeszcze przed chwilą </text:span><text:span text:style-name="T135">żetonów, kart </text:span><text:span text:style-name="T136">i pozostałych przedmiotów, </text:span></text:p>
      <text:p text:style-name="P89"><text:span text:style-name="T179">w tym krzesłem</text:span><text:span text:style-name="T135">. Znaleźli się w narożniku łączącym sufit ze ścianami. Pomieszczenie widziane z tej perspektywy nie przypominało już dobrze im znanej </text:span><text:span text:style-name="T136">kantyny.</text:span></text:p>
      <text:p text:style-name="P90"><text:span text:style-name="T47">- No to się narobiło – w głosie Franka czuć było niepokój.</text:span></text:p>
      <text:p text:style-name="P90"><text:span text:style-name="T47">- Czujecie </text:span><text:span text:style-name="T140">to</text:span><text:span text:style-name="T47">? - spytał Burt, ze zdziwieniem wpatrując się w kubek ciążący mu</text:span><text:span text:style-name="T138"> </text:span><text:span text:style-name="T47">dłoniach.</text:span></text:p>
      <text:p text:style-name="P90"><text:span text:style-name="T47">- </text:span><text:span text:style-name="T138">Powyżej</text:span><text:span text:style-name="T47"> 2g? - zgadywał Mark.</text:span></text:p>
      <text:p text:style-name="P92"><text:span text:style-name="T47">- Chyba coś koło tego, ledwo się ruszam – odrzekł Burt i z braku innych możliwości napił się</text:span></text:p>
      <text:p text:style-name="P92"><text:span text:style-name="T47">z kubka, choć ochota już mu przeszła. Kiwnął kubkiem w kierunku Franka - </text:span><text:span text:style-name="T189">C</text:span><text:span text:style-name="T47">hcesz?</text:span></text:p>
      <text:p text:style-name="P91"><text:span text:style-name="T47">- Chętnie.</text:span></text:p>
      <text:p text:style-name="P91"><text:span text:style-name="T47"><text:tab/>Po kilkunastu minutach, które nie przyniosły żadnej zmiany, zaczęli się </text:span><text:span text:style-name="T144">mocno </text:span><text:span text:style-name="T47">niepokoić. Ich sytuacja była poważna. </text:span><text:span text:style-name="T141">Burt wpadł na jedyny sensowny pomysł:</text:span></text:p>
      <text:p text:style-name="P93"><text:soft-page-break/><text:span text:style-name="T47">- Komputer pokładowy, nagrywaj.</text:span></text:p>
      <text:p text:style-name="P94"><text:span text:style-name="T47"/></text:p>
      <text:p text:style-name="P94"><text:span text:style-name="T47"/></text:p>
      <text:p text:style-name="P94"><text:span text:style-name="T47">*</text:span></text:p>
      <text:p text:style-name="P94"><text:span text:style-name="T47"/></text:p>
      <text:p text:style-name="P93"><text:span text:style-name="T47">- No dobrze – powiedział Ron, pochylony nad monitorem – </text:span><text:span text:style-name="T142">tylko czemu sala jest pusta? - człowiek obsługujący komputer, wskazał palcem na miejsce znajdujące się w lewym górnym narożniku kantyny, </text:span><text:span text:style-name="T145">gdzie leżeli bezradni mężczyźni.</text:span></text:p>
      <text:p text:style-name="P96"><text:span text:style-name="T47">- </text:span><text:span text:style-name="T143">O, Boże! - Ron </text:span><text:span text:style-name="T144">ledwo </text:span><text:span text:style-name="T143">wysłuchał wiadomości Burt’a i </text:span><text:span text:style-name="T144">kazał się łączyć z działem projektowo-</text:span></text:p>
      <text:p text:style-name="P96"><text:span text:style-name="T189">-</text:span><text:span text:style-name="T144">konstrukcyjnym, odpowiedzialnym za generatory</text:span><text:span text:style-name="T143">. </text:span><text:span text:style-name="T145">Chwilę później szedł już </text:span><text:span text:style-name="T146">długim </text:span><text:span text:style-name="T145">korytarzem, żeby upewnić się, iż zespół robi wszystko, by jak najszybciej przywrócić prawidłowe funkcjonowanie </text:span><text:span text:style-name="T146">systemu</text:span><text:span text:style-name="T145">. </text:span><text:span text:style-name="T147">Solidne drzwi rozsunęły się </text:span><text:span text:style-name="T148">przed nim</text:span><text:span text:style-name="T147">; chip, który miał wszczepiony pod pachą, dawał mu niemal nieograniczony dostęp do większości pomieszczeń w budynku. </text:span><text:span text:style-name="T148">Przez oszklon</text:span><text:span text:style-name="T154">ą ścianę</text:span><text:span text:style-name="T148"> dostrzegł grono osób pochłoniętych dyskusją. Trwała żywa wymiana zdań między jej uczestnikami.</text:span></text:p>
      <text:p text:style-name="P97"><text:span text:style-name="T47">Zauważyła go wicedyrektor działu Agnes „jakaś tam” </text:span><text:span text:style-name="T150">i ruszyła w jego kierunku</text:span><text:span text:style-name="T47">. Widywał ją </text:span><text:span text:style-name="T150">dopiero </text:span><text:span text:style-name="T149">od pewnego czasu, </text:span><text:span text:style-name="T150">lecz</text:span><text:span text:style-name="T47"> ciężko było </text:span><text:span text:style-name="T149">przejść obojętnie obok t</text:span><text:span text:style-name="T157">akiej</text:span><text:span text:style-name="T149"> kobiety </text:span><text:span text:style-name="T150">i dobrze pamiętał jej twarz, choć nie był w stanie zapamiętać jej słowiańskiego nazwiska.</text:span><text:span text:style-name="T149"> Jak stwierdził jego </text:span><text:span text:style-name="T189">p</text:span><text:span text:style-name="T149">rzyjaciel Martin:, są w centrum JSC tylko dwie piękne kobiety, „Sandra Burger” i właśnie „Agnes Jakaśtam”. </text:span></text:p>
      <text:p text:style-name="P98"><text:span text:style-name="T47">- Pracujemy nad tym – oznajmiła, o nic niepytana.</text:span></text:p>
      <text:p text:style-name="P98"><text:span text:style-name="T47">- Da się coś zrobić z tymi kondensatorami? - </text:span><text:span text:style-name="T151">spytał naiwnie Ron.</text:span></text:p>
      <text:p text:style-name="P99"><text:span text:style-name="T47">- Nie rozumiem… </text:span><text:span text:style-name="T163">- </text:span><text:span text:style-name="T166">mówiła z lekkim akcentem,</text:span><text:span text:style-name="T163"> dodający</text:span><text:span text:style-name="T166">m</text:span><text:span text:style-name="T163"> jej egzotyczności.</text:span></text:p>
      <text:p text:style-name="P99"><text:span text:style-name="T47">- No, próbujecie rozwiązać problem z kondensatorami, prawda?</text:span></text:p>
      <text:p text:style-name="P99"><text:span text:style-name="T47">- Nie …</text:span></text:p>
      <text:p text:style-name="P99"><text:span text:style-name="T47">- Ok, przepraszam, chodzi o przekaźniki – przerwał jej i się poprawił, będąc coraz bardziej zdezorientowanym.</text:span></text:p>
      <text:p text:style-name="P99"><text:span text:style-name="T47">- Też nie – odpowiedziała Agnes nieco poruszona jego ignorancją. - Chodzi o sterowniki – dodała dobitnie.</text:span></text:p>
      <text:p text:style-name="P100"><text:span text:style-name="T47"><text:tab/>Poczuł się jak kretyn, postanowił się nie pogrążać i nic nie odpowiedział.</text:span></text:p>
      <text:p text:style-name="P101"><text:span text:style-name="T47">- Muszę do nich wracać, mamy pewien pomysł co do tych „kondensatorów” - </text:span><text:span text:style-name="T152">wyglądało, że tego typu rozmow</text:span><text:span text:style-name="T157">y</text:span><text:span text:style-name="T152"> nie były dla niej nowością – jeśli chcesz poznać przyczynę problemu, chodź ze mną lub zaczekaj w moim gabinecie – wskazała na </text:span><text:span text:style-name="T168">biuro</text:span><text:span text:style-name="T152">.</text:span></text:p>
      <text:p text:style-name="P100"><text:span text:style-name="T152"><text:tab/>Postanowił </text:span><text:span text:style-name="T214">poczekać</text:span><text:span text:style-name="T152"> u niej. Nie wiedział, czemu, ale usiadł w jej fotelu. Rozejrzał się; nie było żadnych zdjęć, ani prywatnych przedmiotów. Zastanawiał się, czy jest zamężna; </text:span><text:span text:style-name="T158">zwykle wolał mężatki, ale tutaj priorytety się odwróciły.</text:span></text:p>
      <text:p text:style-name="P102"><text:span text:style-name="T47"><text:tab/>Właściwie nigdy z nią nie rozmawiał, tylko tyle, co dziś przez telefon plus rozmowa sprzed chwili. Wcześniej </text:span><text:span text:style-name="T153">jedynie</text:span><text:span text:style-name="T47"> kurtuazyjne pozdrowienia, gdy wpadli na siebie przypadkiem. </text:span><text:span text:style-name="T154">Podobała mu się coraz bardziej; odrobinę zdystansowana, o inteligentnym spojrzeniu – ma to, czego brakuje Sandrze –</text:span><text:span text:style-name="T155"> jego rozmyślania przerwał telefon. Dzwonił Kurt Rumens.</text:span></text:p>
      <text:p text:style-name="P103"><text:span text:style-name="T47">- Mamy już rozwiązanie? - zaczął bez zbędnych wstępów.</text:span></text:p>
      <text:p text:style-name="P103"><text:span text:style-name="T47">- Potrzebują jeszcze trochę czasu, ale jesteśmy </text:span><text:span text:style-name="T169">blisko</text:span><text:span text:style-name="T47">. Zawiadomię pana natychmiast, gdy będę znał szczegóły – uniósł wzrok i ujrzał Agnes, wpatrzoną w jego nogi ulokowane na biurku. </text:span><text:span text:style-name="T156">- </text:span><text:span text:style-name="T190">Z</text:span><text:span text:style-name="T156">djął je niezgrabnie i usiadł </text:span><text:span text:style-name="T157">wyprostowany.</text:span></text:p>
      <text:p text:style-name="P104"><text:span text:style-name="T156">- </text:span><text:span text:style-name="T47">Tak, od razu zadzwonię – pospiesznie pożegnał dyrektora. </text:span><text:span text:style-name="T157">- I co udało się ustalić? - zwrócił się tym razem do dziewczyny jak gdyby nigdy nic.</text:span></text:p>
      <text:p text:style-name="P105"><text:span text:style-name="T149">- </text:span><text:span text:style-name="T47">To była standardowa procedura </text:span><text:span text:style-name="T158">zastąpienia przegrzanego generatora. Do momentu startu drugiego, wszystko przebiegało prawidłowo. Jednak przy rozruchu urządzenie uległo rozkalibrowaniu. Szukaliśmy błędu w oprogramowaniu i uszkodzeń mechanicznych, ale wszystko zdawało się być </text:span><text:span text:style-name="T166">w porządku</text:span><text:span text:style-name="T158">. </text:span><text:span text:style-name="T159">- Ron nie miał zamiaru jej przerywać, wstał i gestem ręki ustąpił jej miejsca, sam usiadł na sofie i słuchał kiwając głową w geście aprobaty. - </text:span><text:span text:style-name="T160">Wtedy poprosiliśmy dział badawczy o </text:span><text:span text:style-name="T178">przekazanie </text:span><text:span text:style-name="T160">zapis</text:span><text:span text:style-name="T178">ów</text:span><text:span text:style-name="T160"> wszystkich dostępnych pomiarów. Okazało się, że w krytycznym </text:span><text:soft-page-break/><text:span text:style-name="T160">momencie „Spectre” było pod silnym wpływem obcego pola grawitacyjnego. Od razu przyszło nam do głowy, by sprawdzić orbity naturalnych satelitów Marsa i bingo. </text:span><text:span text:style-name="T178">Fobos</text:span><text:span text:style-name="T160"> znajdował się wystarczająco blisko, by wywołać chaos w obliczeniach. </text:span><text:span text:style-name="T161">Na bramkach logicznych pojawiły się nowe parametry z uwzględnieniem wpływu </text:span><text:span text:style-name="T177">pobliskiego księżyca</text:span><text:span text:style-name="T161">,</text:span><text:span text:style-name="T170"> a</text:span><text:span text:style-name="T161"> generator ciążenia został odpalony z już przeliczonym wersorem </text:span><text:span text:style-name="T181">i zmienioną płaszczyzną interferencji </text:span><text:span text:style-name="T161">... – mówiła jeszcze długo, a on rozumiał z tego coraz mniej. </text:span><text:span text:style-name="T176">Pojął</text:span><text:span text:style-name="T161"> tylko t</text:span><text:span text:style-name="T180">yle</text:span><text:span text:style-name="T161">, że sytuacja jest już pod kontrolą i t</text:span><text:span text:style-name="T180">o</text:span><text:span text:style-name="T161"> przekazał swojemu szefowi.</text:span></text:p>
      <text:p text:style-name="P105"><text:span text:style-name="T161"/></text:p>
      <text:p text:style-name="P111"><text:span text:style-name="T161">*</text:span></text:p>
      <text:p text:style-name="P111"><text:span text:style-name="T161"/></text:p>
      <text:p text:style-name="P108"><text:span text:style-name="T161"><text:tab/></text:span><text:span text:style-name="T204">Oddech stawał się coraz płytszy pod </text:span><text:span text:style-name="T206">ciężarem</text:span><text:span text:style-name="T204">, jaki zalegał na klatce piersiowej. Frank miał wrażenie, </text:span><text:span text:style-name="T205">jakby jego ciało znajdowało się metr pod sypką ziemią, co uniemożliwiało mu swobodne poruszanie się. Zwielokrotniona ciążeniem masa jego ciała, powodowała, że nawet leżenie stawało się męczące. Odczuwał bardzo wyraźnie, wszelkie uciskające go nierówności podłoża </text:span><text:span text:style-name="T206">i nie potrafił ułożyć się w wygodnej pozycji. </text:span></text:p>
      <text:p text:style-name="P109"><text:span text:style-name="T206"><text:tab/></text:span><text:span text:style-name="T207">Mieli świadomość, że znajdują się w pułapce, i że pomoc może przyjść wyłącznie z zewnątrz.</text:span><text:span text:style-name="T208"> </text:span><text:span text:style-name="T207">Każdy ruch sprawiał problem i niósł ryzyko poważnej kontuzji. </text:span><text:span text:style-name="T208">Poddali się już po kilku minutach.</text:span><text:span text:style-name="T207"> Nie byli w stanie zrobić nic więcej, poza biernym </text:span><text:span text:style-name="T208">trwaniem w jednej pozycji</text:span><text:span text:style-name="T207">. </text:span><text:span text:style-name="T208">Czas dłużył się niemiłosiernie i sprawiał, że byli coraz słabsi. Nie rozmawiali, nie wykonywali żadnych ruchów, a jedyne czego doświadczali, to narastający ból, od którego nie było ucieczki.<text:tab/></text:span></text:p>
      <text:p text:style-name="P109"><text:span text:style-name="T208"><text:tab/>Półprzytomny Mark, rozwarł powieki z wrażenia. Wziął głęboki wdech i niczym balon uniósł się delikatnie nad powier</text:span><text:span text:style-name="T209">zchnię sufitu. Pociągnął za sobą dwóch nieprzytomnych kolegów, wsunął ich pod blat stołu </text:span><text:span text:style-name="T213">i czekał</text:span><text:span text:style-name="T209">. Z głośników słychać było słowa wsparcia, przesłane z Ziemi, nic z nich nie zrozumiał. Pomimo to, oczy mu zawilgotniały ze wzruszenia. </text:span></text:p>
      <text:p text:style-name="P109"><text:span text:style-name="T209"><text:tab/></text:span><text:span text:style-name="T215">Wszystko wróciło do normy, a oni mimo to, godzinami nie ruszali się z podłogi. Leżeli zmęczeni, parkiet zdawał się być nad wyraz wygodnym meblem. </text:span><text:span text:style-name="T216">Nawet Hall, taktownie zrezygnował z wykonywania swych obowiązków.</text:span></text:p>
      <text:p text:style-name="P123"><text:span text:style-name="T47"><text:tab/></text:span></text:p>
      <text:p text:style-name="P111"><text:span text:style-name="T161">*</text:span></text:p>
      <text:p text:style-name="P111"><text:span text:style-name="T161"/></text:p>
      <text:p text:style-name="P107"><text:span text:style-name="T162"><text:tab/>Upalne popołudnie, niebo bez jednej chmury. </text:span><text:span text:style-name="T161">Był to jeden z tych dni, gdy Ron wychodził z roboty zadowolony, choć </text:span><text:span text:style-name="T163">odczuwał</text:span><text:span text:style-name="T161"> też ulgę, </text:span><text:span text:style-name="T162">bo nie był to wcale lekki dzień. </text:span><text:span text:style-name="T163">Wiedział</text:span><text:span text:style-name="T162">, że musi się dziś gdzieś wyrwać </text:span><text:span text:style-name="T163">i odetchnąć.</text:span></text:p>
      <text:p text:style-name="P112"><text:span text:style-name="T47">- Ładna maszyna – usłyszał zza pleców, gdy zakładał kask. Agnes „</text:span><text:span text:style-name="T166">Jakaśtam”</text:span><text:span text:style-name="T47"> wsiadała do małego sportowego, </text:span><text:span text:style-name="T165">elektrycznego</text:span><text:span text:style-name="T47"> bmw.</text:span></text:p>
      <text:p text:style-name="P112"><text:span text:style-name="T47">- Wiem, dzięki! Twoja też niczego sobie – odpowiedział żartobliwie.</text:span></text:p>
      <text:p text:style-name="P112"><text:span text:style-name="T47">- Trzymaj się. </text:span><text:span text:style-name="T190">I</text:span><text:span text:style-name="T166"> </text:span><text:span text:style-name="T47">do jutra! - rzuciła </text:span><text:span text:style-name="T171">w trakcie, gdy bagażnik jej auta połykał dach</text:span><text:span text:style-name="T47">.</text:span></text:p>
      <text:p text:style-name="P112"><text:span text:style-name="T47"><text:tab/>Ron wykonał dwa kroki </text:span><text:span text:style-name="T164">w jej kierunku i zagadnął:</text:span></text:p>
      <text:p text:style-name="P113"><text:span text:style-name="T47">- Dasz się wyciągnąć na herbatę w ramach podzięki za dobrze wykonaną dziś pracę?</text:span></text:p>
      <text:p text:style-name="P113"><text:span text:style-name="T47">- Pewnie –</text:span><text:span text:style-name="T170"> powiedziała bez namysłu.</text:span></text:p>
      <text:p text:style-name="P113"><text:span text:style-name="T47">- Pasuje </text:span><text:span text:style-name="T167">c</text:span><text:span text:style-name="T47">i dziś? - spytał z nadzieją w głosie.</text:span></text:p>
      <text:p text:style-name="P113"><text:span text:style-name="T47">- Czemu nie?! O której i gdzie?</text:span></text:p>
      <text:p text:style-name="P113"><text:span text:style-name="T47">- Teraz?</text:span></text:p>
      <text:p text:style-name="P113"><text:span text:style-name="T47">- Ale gdzie? - roześmiała się.</text:span></text:p>
      <text:p text:style-name="P113"><text:span text:style-name="T47">- Znam miłe miejsce, jedź za mną – kiwnęła na tak, wrócił do motocykla i po chwili zawył silnikiem, </text:span><text:span text:style-name="T183">dynamicznie ruszając z miejsca.</text:span></text:p>
      <text:p text:style-name="P116"><text:span text:style-name="T182"><text:tab/></text:span><text:span text:style-name="T183">Z</text:span><text:span text:style-name="T182">atrzymał się </text:span><text:span text:style-name="T183">przy stróżówce</text:span><text:span text:style-name="T182">, uniósł przyłbicę, która pod wpływem silnego nasłonecznienia mocno pociemniała. Żołnierz marine</text:span><text:span text:style-name="T201">s</text:span><text:span text:style-name="T182"> </text:span><text:span text:style-name="T183">wyciągnął dłoń</text:span><text:span text:style-name="T182"> w geście pożegnania, gdy po porównaniu odczyt</text:span><text:span text:style-name="T183">ów</text:span><text:span text:style-name="T182"> z kamery i chipu szlaban się uniósł. </text:span></text:p>
      <text:p text:style-name="P116"><text:span text:style-name="T182"><text:tab/></text:span><text:span text:style-name="T183">Na skwerze za bramą wjazdową demonstrowało kilku aktywistów, którzy wyraźnie się ożywili na widok <text:s/>opuszczających centrum pojazdów </text:span><text:span text:style-name="T184">i </text:span><text:span text:style-name="T202">porzucili</text:span><text:span text:style-name="T183"> swe namioty. Było ich znacznie mniej niż przed kilkoma miesiącami i wyglądało, że tych prawdziwie gorliwych przeciwników </text:span><text:soft-page-break/><text:span text:style-name="T183">przekształcania ekosystemu Marsa jest garstka. </text:span><text:span text:style-name="T184">Wykrzykiwali swe hasła z transparentów, jak „Ręce precz od Marsa”. Szczególnie intrygujący był facet w tradycyjnym stroju indiańskim, trzymający tablicę z napisem „Najpierw nam odebraliście Amerykę, teraz Czerwoną Planetę”. Ron nie był </text:span><text:span text:style-name="T185">już</text:span><text:span text:style-name="T184"> pewien, czy to nie jakiś happening. Wszystkiemu temu przyglądali się policjanci z dwóch zaparkowanych wzdłuż jezdni radiowozów. </text:span><text:span text:style-name="T185">Za którymi w oddali stało kilka wozów transmisyjnych, ogólnokrajowych stacji. <text:tab/></text:span></text:p>
      <text:p text:style-name="P116"><text:span text:style-name="T185"><text:tab/>Przy wyjeździe z przecznicy na główną arterię, </text:span><text:span text:style-name="T192">powstrzymało</text:span><text:span text:style-name="T185"> go czerwone światło. Wykorzystała to telewizyjna <text:s/></text:span><text:span text:style-name="T191">reporterka</text:span><text:span text:style-name="T185">, wychyliwszy się z chodnika:</text:span></text:p>
      <text:p text:style-name="P117"><text:span text:style-name="T47">- Czy potwierdzi pan </text:span><text:span text:style-name="T194">doniesienia, według których,</text:span><text:span text:style-name="T47"> Tom Clark i Frank Drebin zginęli w katastrofie, mającej miejsce w trakcie </text:span><text:span text:style-name="T186">wtorkowej </text:span><text:span text:style-name="T47">próby lądowania </text:span><text:span text:style-name="T191">w pobliżu Olympus Mons</text:span><text:span text:style-name="T47">? </text:span><text:span text:style-name="T191">- kamerzysta sprawiał wrażenie, jakby przekazywał </text:span><text:span text:style-name="T198">transmisję</text:span><text:span text:style-name="T191"> na żywo, Ron</text:span><text:span text:style-name="T194">ald</text:span><text:span text:style-name="T191"> mimo to zignorował dziennikarkę, która spojrzała jeszcze w kierunku kobiety prowadzącej bmw, lecz nie rozpoznając jej, obróciła się przodem do kamery i kontynuowała relację samodzielnie.</text:span></text:p>
      <text:p text:style-name="P117"><text:span text:style-name="T191"><text:tab/></text:span><text:span text:style-name="T192">Po około dziesięciu minutach spokojnej jazdy, zatrzymali </text:span><text:span text:style-name="T193">się</text:span><text:span text:style-name="T192"> </text:span><text:span text:style-name="T193">przed wielk</text:span><text:span text:style-name="T194">ą willą</text:span><text:span text:style-name="T193">, stojąc</text:span><text:span text:style-name="T198">ą</text:span><text:span text:style-name="T193"> na wąskim półwyspie, gdzieś <text:s/>w pobliżu Clear Lake. Była to bogata dzielnica, otoczona zewsząd dzikimi terenami. </text:span><text:span text:style-name="T194">Agnes obserwowała, jak </text:span><text:span text:style-name="T193">R</text:span><text:span text:style-name="T194">on zeskoczył z motocykla i wbiegł pospiesznie do domu. Minutę później był z powrotem przy niej, </text:span><text:span text:style-name="T195">już bez kasku, ale</text:span><text:span text:style-name="T194"> z dwoma </text:span><text:span text:style-name="T196">pojemnikami</text:span><text:span text:style-name="T194">, które usiłował wrzucić do plecaka bez zdejmowania go.</text:span></text:p>
      <text:p text:style-name="P118"><text:span text:style-name="T47">- Mieszkasz tu? - spytała, wysiadłszy z auta.</text:span></text:p>
      <text:p text:style-name="P118"><text:span text:style-name="T47">- </text:span><text:span text:style-name="T198">Dorabiam</text:span><text:span text:style-name="T195"> jako</text:span><text:span text:style-name="T47"> stróż, na drugą zmian</text:span><text:span text:style-name="T195">ę – odpowiedział z uśmiechem. </text:span><text:span text:style-name="T211">Przez cały czas</text:span><text:span text:style-name="T195"> próbował ulokować puszki w plecaku. Wyciągnęła po nie ręce, otworzyła jedną i podała mu.</text:span></text:p>
      <text:p text:style-name="P119"><text:span text:style-name="T47">- Proszę – otworzyła drugą i zaczęła sączyć. - Co to ma być, ciepła herbata? </text:span><text:span text:style-name="T196">Jest upał!</text:span></text:p>
      <text:p text:style-name="P120"><text:span text:style-name="T47">- Zaskoczę cię. Uchwycił jej dłonie wraz z puszką i pociągnął maleńką zawleczkę u podstawy pojemnika – dało się słyszeć </text:span><text:span text:style-name="T203">dzwięk</text:span><text:span text:style-name="T47"> zasysanego powietrza.</text:span></text:p>
      <text:p text:style-name="P120"><text:span text:style-name="T47">- Auć... - podskoczyła omal nie upuszczając naczynia, która w jednej chwili stał</text:span><text:span text:style-name="T198">o</text:span><text:span text:style-name="T47"> się niewymownie gorące – parzy!</text:span></text:p>
      <text:p text:style-name="P120"><text:span text:style-name="T47">- O, rany – spojrzał bliżej – pomyliłem zawleczki. </text:span><text:span text:style-name="T199">W swojej</text:span><text:span text:style-name="T197"> zerwał właściwą i puszka momentalnie zaszła szronem. Podał jej </text:span><text:span text:style-name="T199">zimną</text:span><text:span text:style-name="T197"> i zabrał od niej wrzątek.</text:span></text:p>
      <text:p text:style-name="P121"><text:span text:style-name="T47">- Przyznaję, zaskoczyłeś mnie podwójnie –</text:span><text:span text:style-name="T198"> miała ubaw.</text:span></text:p>
      <text:p text:style-name="P121"><text:span text:style-name="T47">- Mam wrażenie, że trochę się przy tobie gubię – powiedział całkiem szczerze, co </text:span><text:span text:style-name="T200">czuje</text:span><text:span text:style-name="T47">. -</text:span></text:p>
      <text:p text:style-name="P121"><text:span text:style-name="T47">- Przejdźmy się – dotknął delikatnie jej pleców </text:span><text:span text:style-name="T204">i poprowadził w kierunku Peninsula Wildlife Park.</text:span></text:p>
      <text:p text:style-name="P121"><text:span text:style-name="T204"/></text:p>
      <text:p text:style-name="P121"><text:span text:style-name="T204"/></text:p>
      <text:p text:style-name="P118"><text:span text:style-name="T195"><text:tab/></text:span></text:p>
      <text:p text:style-name="P118"><text:span text:style-name="T47"/></text:p>
      <text:p text:style-name="P117"><text:span text:style-name="T191"><text:tab/></text:span></text:p>
      <text:p text:style-name="P113"><text:span text:style-name="T47"/></text:p>
      <text:p text:style-name="P106"><text:span text:style-name="T162"><text:tab/></text:span><text:span text:style-name="T161"><text:tab/></text:span></text:p>
      <text:p text:style-name="P105"><text:span text:style-name="T161"><text:tab/></text:span></text:p>
      <text:p text:style-name="P110"><text:span text:style-name="T161"/></text:p>
      <text:p text:style-name="P97"><text:span text:style-name="T149"/></text:p>
      <text:p text:style-name="P95"><text:span text:style-name="T148"/></text:p>
      <text:p text:style-name="P95"><text:span text:style-name="T148"/></text:p>
      <text:p text:style-name="P90"><text:span text:style-name="T47"/></text:p>
      <text:p text:style-name="P90"><text:span text:style-name="T47"><text:tab/></text:span></text:p>
      <text:p text:style-name="P60"><text:span text:style-name="T47"/></text:p>
      <text:p text:style-name="P83"/>
      <text:p text:style-name="P74"/>
      <text:p text:style-name="P75"/>
      <text:p text:style-name="P75"/>
      <text:p text:style-name="P75"/>
      <text:p text:style-name="P75"/>
      <text:p text:style-name="P75"><text:soft-page-break/></text:p>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75"/>
      <text:p text:style-name="P114">Media, czy to prawda, ze Tom C. i Frank Drebin zgineli w czasie proby lądowania ?</text:p>
      <text:p text:style-name="P114">Demonstracja ekologow, rece precz od Marsa, Indianin „najpierw ukraliscie Ameryke, teraz Marsa.”<text:span text:style-name="T305">Zabiera Anges do Nassau Wildpark.</text:span></text:p>
      <text:p text:style-name="P115">Kilka namiotow, policja i tasma otaczajaca. Trawnik między drogami wjazdowa i wyjazdowa.</text:p>
      <text:p text:style-name="P75"/>
      <text:p text:style-name="P70"><text:span text:style-name="T71">I</text:span><text:span text:style-name="T47">mplant dla Franka utrata przez niego swiadomosci, bardzo kontrowersyjna decyzja dowodztwa.</text:span></text:p>
      <text:p text:style-name="P70"><text:span text:style-name="T47"/></text:p>
      <text:p text:style-name="P76"><text:span text:style-name="T47">Dzień marsjański to sol, trwa okolo 24</text:span><text:span text:style-name="T95">h i 40min</text:span></text:p>
      <text:p text:style-name="P77"><text:span text:style-name="T95">5</text:span><text:span text:style-name="T47">ty sierpnia 2012 Roku kiedy łazik Curiosity wyladowal zaczal się pierwszy Sol.</text:span></text:p>
      <text:p text:style-name="P124"><text:span text:style-name="T45">(</text:span><text:span text:style-name="Emphasis"><text:span text:style-name="T46">rok marsjański</text:span></text:span><text:span text:style-name="T45">) jest równy 687 dni ziemskich, co odpowiada 1,8809 roku ziemskiego (1 rok, 320 dni i 18,2 </text:span><text:span text:style-name="T301"> </text:span></text:p>
      <text:p text:style-name="P125"><text:span text:style-name="T301">Przy odpinaniu lądownika rygiel nie otworzy się, uzycie robota kierowanego jak z egzoszkieletu,.</text:span></text:p>
      <text:p text:style-name="P125"><text:span text:style-name="T301"/></text:p>
      <text:p text:style-name="P126"><text:span text:style-name="T301">Nadwaga na ziemi, niedowaga na Marsie.</text:span></text:p>
      <text:p text:style-name="P126"><text:span text:style-name="T301"/></text:p>
      <text:p text:style-name="P127"><text:span text:style-name="T301">Atmosfera Ziemi siega ok, 120km, Marsa 300km. Grawitacja Ziemi siega na okolo 21 milionow km. Urzadzenia pomiarowe wychwycily pole grawitacyjne Fobosa w czasie przelaczania się ukladow.</text:span></text:p>
      <text:p text:style-name="P128"><text:span text:style-name="T301">Z Olympus Mons widac Fobosa. Wielkosc 1/3 ksiezyca ziemskiego przy rowniku. Im dalej od rownika, tym mniejszy. Przy Mons będzie wyrazny.</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imes New Roman" svg:font-family="'Times New Roman'"/>
    <style:font-face style:name="arial" svg:font-family="arial, sans-serif"/>
    <style:font-face style:name="Arial1" svg:font-family="Arial" style:font-family-generic="swiss"/>
    <style:font-face style:name="Liberation Serif" svg:font-family="'Liberation Serif'" style:font-family-generic="roman" style:font-pitch="variable"/>
    <style:font-face style:name="Times New Roman1" svg:font-family="'Times New Roman'"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SimSun" style:font-family-asian="SimSun" style:font-family-generic-asian="system" style:font-pitch-asian="variable" style:font-size-asian="14pt" style:font-weight-asian="bold" style:font-name-complex="Arial" style:font-family-complex="Arial" style:font-family-generic-complex="system" style:font-pitch-complex="variable"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17T14:51:35.114000000</meta:creation-date>
    <dc:date>2018-02-23T20:02:31.868000000</dc:date>
    <meta:editing-duration>P3DT14H35M19S</meta:editing-duration>
    <meta:editing-cycles>187</meta:editing-cycles>
    <meta:generator>LibreOffice/5.3.3.2$Windows_x86 LibreOffice_project/3d9a8b4b4e538a85e0782bd6c2d430bafe583448</meta:generator>
    <meta:print-date>2018-02-22T20:53:19.842000000</meta:print-date>
    <meta:document-statistic meta:table-count="0" meta:image-count="0" meta:object-count="0" meta:page-count="12" meta:paragraph-count="223" meta:word-count="6020" meta:character-count="40672" meta:non-whitespace-character-count="34664"/>
  </office:meta>
</office:document-meta>
</file>